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office:automatic-styles>
  <office:body>
    <office:text>
      <text:p text:style-name="Title">Efficient Synchronization of Linux Memory Regions over a Network: A Comparative Study and Implementation</text:p>
      <text:p text:style-name="Subtitle">TODO: Add subtitle</text:p>
      <text:p text:style-name="Author">Felicitas Pojtinger (Stuttgart Media University)</text:p>
      <text:p text:style-name="Date">2023-08-04</text:p>
      <text:h text:style-name="Heading_20_2" text:outline-level="2"><text:bookmark-start text:name="section"/><text:bookmark-end text:name="section"/></text:h>
      <text:p text:style-name="Abstract">TODO: Add abstract</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TODO: Add introduction</text:p>
      <text:h text:style-name="Heading_20_1" text:outline-level="1"><text:bookmark-start text:name="technology"/>Technology<text:bookmark-end text:name="technology"/></text:h>
      <text:h text:style-name="Heading_20_2" text:outline-level="2"><text:bookmark-start text:name="the-linux-kernel"/>The Linux Kernel<text:bookmark-end text:name="the-linux-kernel"/></text:h>
      <text:p text:style-name="First_20_paragraph">The open-source Linux kernel, was created by Linus Torvalds in 1991. Developed primarily in the C programming language, it has recently seen the addition of Rust as an approved language for further expansion and development, esp. of drivers[1]. The powers millions of devices across the globe, including servers, desktop computers, mobile phones, and embedded devices. It serves as an intermediary between hardware and applications, as an abstraction layer that simplifies the interaction between them. It is engineered for compatibility with a wide array of architectures, such as ARM, x86, RISC-V, and others.</text:p>
      <text:p text:style-name="Text_20_body">The kernel does not function as a standalone operating system. This role is fulfilled by distributions, which build upon the Linux kernel to create fully-fledged operating systems[2]. Distributions supplement the kernel with additional userspace tools, examples being GNU coreutils or BusyBox. Depending on their target audience, they further enhance functionality by integrating desktop environments and other software.</text:p>
      <text:p text:style-name="Text_20_body">The open-source nature of the Linux kernel makes it especially interesting for academic exploration and usage. It offers transparency, allowing anyone to inspect the source code in depth. Furthermore, it encourages collaboration by enabling anyone to modify and contribute to the source code. This transparency, coupled with the potential for customization and improvement, makes developing for the Linux kernel a good choice for this thesis.</text:p>
      <text:h text:style-name="Heading_20_2" text:outline-level="2"><text:bookmark-start text:name="linux-kernel-modules"/>Linux Kernel Modules<text:bookmark-end text:name="linux-kernel-modules"/></text:h>
      <text:p text:style-name="First_20_paragraph">Linux is a extensible, but not a microkernel. Despite it’s monolithic nature, it allows for the integration of kernel modules[2]. Kernel modules are small pieces of kernel-level code that can be dynamically incorporated into the kernel, presenting the advantage of extending kernel functionality without necessitating system reboots.</text:p>
      <text:p text:style-name="Text_20_body">The dynamism of these modules comes from their ability to be loaded and unloaded into the running kernel as per user needs. This functionality aids in keeping the kernel size both manageable and maintainable, thereby promoting efficiency. Kernel modules are traditionally developed using the C programming language, like the kernel itself, ensuring compatibility and consistent performance.</text:p>
      <text:p text:style-name="Text_20_body">Kernel modules interact with the kernel via APIs (Application Programming Interfaces). Despite their utility, since they run in kernel space, modules do carry a potential risk. If not written with careful attention to detail, they can introduce significant instability into the kernel, negatively affecting the overall system performance and reliability.</text:p>
      <text:p text:style-name="Text_20_body">Modules can be managed and controlled at different stages, starting from boot time, and be manipulated dynamically when the system is already running. This is facilitated by utilities like <text:span text:style-name="Source_Text">modprobe</text:span> and <text:span text:style-name="Source_Text">rmmod</text:span>[3].</text:p>
      <text:p text:style-name="Text_20_body">In the lifecycle of a kernel module, two key functions are of significance: initialization and cleanup. The initialization function is responsible for setting up the module when it’s loaded into the kernel. Conversely, the cleanup function is used to safely remove the module from the kernel, freeing up any resources it previously consumed. These lifecycle functions, along with other such hooks, provide a more structured approach to module development.</text:p>
      <text:h text:style-name="Heading_20_2" text:outline-level="2"><text:bookmark-start text:name="unix-signals-and-handlers"/>UNIX Signals and Handlers<text:bookmark-end text:name="unix-signals-and-handlers"/></text:h>
      <text:p text:style-name="First_20_paragraph">UNIX signals are an integral component of UNIX-like systems, including Linux. They function as software interrupts, notifying a process of significant occurrences, such as exceptions. Signals may be generated from various sources, including the kernel, user input, or other processes, making them a versatile tool for inter-process notifications.</text:p>
      <text:p text:style-name="Text_20_body">Aside from this notification role, signals also serve as an asynchronous communication mechanism between processes or between the kernel and a process. As such, they have an inherent ability to deliver important notifications without requiring the recipient process to be in a specific state of readiness[4]. Each signal has a default action associated with it, the most common of which are terminating the process or simply ignoring the signal.</text:p>
      <text:p text:style-name="Text_20_body">To customize how a process should react upon receiving a specific signal, handlers can be utilized. Handlers dictate the course of action a process should take when a signal is received. Using the <text:span text:style-name="Source_Text">sigaction()</text:span> function, a handler can be installed for a specific signal, enabling a custom response to that signal such as reloading configuration, cleaning up ressources before exiting or enabling verbose logging [5].</text:p>
      <text:p text:style-name="Text_20_body">It is however important to note that signals are not typically utilized as a primary inter-process communication (IPC) mechanism. This is primarily due to their limitation in carrying additional data. While signals effectively alert a process of an event, they are not designed to convey forther information related to that event; consequently, they are best used in scenarios where simple event-based notifications are sufficient, rather than for more complex data exchange requirements.</text:p>
      <text:h text:style-name="Heading_20_2" text:outline-level="2"><text:bookmark-start text:name="principle-of-locality"/>Principle of Locality<text:bookmark-end text:name="principle-of-locality"/></text:h>
      <text:p text:style-name="First_20_paragraph">The principle of locality, or locality of reference, refers to the tendency of a processor in a computer system to recurrently access the same set of memory locations within a brief span of time. This principle forms the basis of a predictable pattern of behavior that is evident across computer systems, and can be divided into two distinct types: temporal locality and spatial locality[6].</text:p>
      <text:p text:style-name="Text_20_body">Temporal locality revolves around the frequent use of particular data within a limited time period. Essentially, if a memory location is accessed once, it is probable that this same location will be accessed again in the near future. To leverage this pattern and improve performance, computer systems are designed to maintain a copy of this frequently accessed data in a faster memory storage, which in turn, significantly reduces the latency in subsequent references.</text:p>
      <text:p text:style-name="Text_20_body">Spatial locality, on the other hand, refers to the use of data elements that are stored in nearby locations. That is, once a particular memory location is accessed, the system assumes that other nearby locations are also likely to be accessed shortly. Therefore, to optimize performance, the system tries to anticipate these subsequent accesses by preparing for faster access to these nearby memory locations. Temporal locality is considered a unique instance of spatial locality, demonstrating how the two types are closely interlinked.</text:p>
      <text:p text:style-name="Text_20_body">A specific instance of spatial locality, termed sequential locality, occurs when the data elements are organized and accessed in a linear sequence. An example of this is when elements in a one-dimensional array are traversed systematically, accessing the elements one by one in their sequential order.</text:p>
      <text:p text:style-name="Text_20_body">Locality of reference can be instrumental in improving the overall performance of a system. To achieve this, a variety of optimization techniques are deployed, such as caching, which stores copies of frequently accessed data in quick-access memory, and prefetching for memory, which involves loading potential future data into cache before it’s actually needed.</text:p>
      <text:h text:style-name="Heading_20_2" text:outline-level="2"><text:bookmark-start text:name="memory-hierarchy"/>Memory Hierarchy<text:bookmark-end text:name="memory-hierarchy"/></text:h>
      <text:p text:style-name="First_20_paragraph">The memory hierarchy in computers is an organized structure based on factors such as size, speed, cost, and proximity to the Central Processing Unit (CPU). It follows the principle of locality, which suggests that data and instructions that are accessed frequently should be stored as close to the CPU as possible[7]. This principle is crucial primarily due to the limitations of “the speed of the cable”, where both throughput and latency decrease as distance increases due to factors like signal dampening and the finite speed of light.</text:p>
      <text:p text:style-name="Text_20_body">TODO: Add graphic of the memory hierarchy</text:p>
      <text:p text:style-name="Text_20_body">At the top of the hierarchy are registers, which are closest to the CPU. They offer very high speed, but provide limited storage space, typically accommodating 32-64 bits of data. These registers are used by the CPU to perform operations.</text:p>
      <text:p text:style-name="Text_20_body">Following registers in the hierarchy is cache memory, typically divided into L1, L2, and L3 levels. As the level increases, each layer becomes larger and less expensive. Cache memory serves as a buffer for frequently accessed data, with predictive algorithms typically optimizing its usage.</text:p>
      <text:p text:style-name="Text_20_body">Main Memory, i.e. Random Access Memory (RAM), provides larger storage capacity than cache but operates at a slower speed. It typically stores running programs and open files.</text:p>
      <text:p text:style-name="Text_20_body">Below main memory, we find secondary storage devices such as Solid State Drives (SSD) or Hard Disk Drives (HDD). Although slower than RAM, these devices can store larger amounts of data and typically contain the operating system and application binary fies. Importantly, they are persistent, meaning they retain data even after power is cut.</text:p>
      <text:p text:style-name="Text_20_body">Tertiary storage, including optical disks and tape, is slow but very cost-effective. Tape storage can store very large amounts of data for long periods of time. These types of storage are typically used for archiving or physically transporting data, such as importing data from personal infrastructure to a service like AWS[8].</text:p>
      <text:p text:style-name="Text_20_body">The memory hierarchy is not static but evolves with technological advancements, leading to some blurring of these distinct layers[9]. For instance, Non-Volatile Memory Express (NVMe) storage technologies can rival the speed of RAM while offering greater storage capacities. Similarly, some research, such as the work presented in this thesis, further challenges traditional hierarchies by exposing tertiary or secondary storage with the same interface as main memory.</text:p>
      <text:h text:style-name="Heading_20_2" text:outline-level="2"><text:bookmark-start text:name="memory-management-in-linux"/>Memory Management in Linux<text:bookmark-end text:name="memory-management-in-linux"/></text:h>
      <text:p text:style-name="First_20_paragraph">Memory management forms a cornerstone of any operating system, serving as a critical buffer between applications and physical memory. Arguably, it can be considered one of the fundamental purposes of an operating system itself. This system helps maintain system stability and provides security guarantees, such as ensuring that only a specific process can access its allocated memory.</text:p>
      <text:p text:style-name="Text_20_body">Within the context of the Linux operating system, memory management is divided into two major segments: kernel space and user space.</text:p>
      <text:p text:style-name="Text_20_body">Kernel space is where the kernel itself and kernel modules operate. The kernel memory module is responsible for managing this segment. Slab allocation is a technique employed in kernel space management; this technique groups objects of the same size into caches, enhancing memory allocation speed and reducing fragmentation of memory[10].</text:p>
      <text:p text:style-name="Text_20_body">User space is the memory segment where applications and certain drivers store their memory[11]. User space memory management involves a paging system, offering each application its unique private virtual address space.</text:p>
      <text:p text:style-name="Text_20_body">This virtual address space is divided into units known as pages, each typically 4 KB in size. These pages can be mapped to any location in physical memory, providing flexibility and optimizing memory utilization. The use of this virtual address space further adds a layer of abstraction between the application and the physical memory, enhancing the security and isolation of processes.</text:p>
      <text:h text:style-name="Heading_20_2" text:outline-level="2"><text:bookmark-start text:name="swap-space"/>Swap Space<text:bookmark-end text:name="swap-space"/></text:h>
      <text:p text:style-name="First_20_paragraph">Swap space refers to a designated portion of the secondary storage utilized as virtual memory in a computer system[11]. This feature plays a crucial role in systems that run multiple applications simultaneously. When memory resources are strained, swap space comes into play, relocating inactive parts of the RAM to secondary storage. This action frees up space in primary memory for other processes, enabling smoother operation and preventing a potential system crash.</text:p>
      <text:p text:style-name="Text_20_body">In the case of Linux, swap space implementation aligns with a demand paging system. This means that memory is allocated only when required. The swap space in Linux can be a swap partition, which is a distinct area within the secondary storage, or it can take the form of a swap file, which is a standard file that can be expanded or truncated based on need. The usage of swap partitions and files is transparent to the user.</text:p>
      <text:p text:style-name="Text_20_body">The Linux kernel employs a Least Recently Used (LRU) algorithm to determine which memory pages should be moved to swap space. This algorithm effectively prioritizes pages based on their usage, transferring those that have not been recently used to swap space.</text:p>
      <text:p text:style-name="Text_20_body">Swap space also plays a significant role in system hibernation. Before the system enters hibernation, the content of RAM is stored in the swap space, where it remains persistent even without power. When the system is resumed, the memory content is read back from swap space, restoring the system to its pre-hibernation state[12].</text:p>
      <text:p text:style-name="Text_20_body">However, the use of swap space can impact system performance. Since secondary storage devices are usually slower than primary memory, heavy reliance on swap space can cause significant system slowdowns. To mitigate this, Linux allows for the adjustment of “swappiness”, a parameter that controls the system’s propensity to swap memory pages. Adjusting this setting can balance the use of swap space to maintain system performance while still preserving the benefits of virtual memory management.</text:p>
      <text:h text:style-name="Heading_20_2" text:outline-level="2"><text:bookmark-start text:name="page-faults"/>Page Faults<text:bookmark-end text:name="page-faults"/></text:h>
      <text:p text:style-name="First_20_paragraph">Page faults are instances in which a process attempts to access a page that is not currently available in primary memory. This situation triggers the operating system to swap the necessary page from secondary storage into primary memory. These are significant events in memory management, as they determine how efficiently an operating system utilizes its resources.</text:p>
      <text:p text:style-name="Text_20_body">Page faults can be broadly categorized into two types: minor and major. Minor page faults occur when the desired page resides in memory but isn’t linked to the process that requires it. On the other hand, a major page fault takes place when the page has to be loaded from secondary storage, a process that typically takes more time and resources[3].</text:p>
      <text:p text:style-name="Text_20_body">To minimize the occurrence of page faults, memory management algorithms such as the afore-mentioned Least Recently Used (LRU) and the more straightforward clock algorithm are often employed. These algorithms effectively manage the order and priority of memory pages, helping to ensure that frequently used pages are readily available in primary memory.</text:p>
      <text:p text:style-name="Text_20_body">Handling page faults involves certain techniques to ensure smooth operation. One such technique is prefetching, which anticipates future page requests and proactively loads these pages into memory. Another approach involves page compression, where inactive pages are compressed and stored in memory preemptively[13]. This reduces the likelihood of major page faults by conserving memory space, allowing more pages to reside in primary memory.</text:p>
      <text:p text:style-name="Text_20_body">In general, handling page faults is a task delegated to the kernel. This critical balance between resource availability and system performance is part of the kernel’s memory management duties, ensuring that processes can access the pages they require while maintaining efficient use of system memory.</text:p>
      <text:h text:style-name="Heading_20_2" text:outline-level="2"><text:bookmark-start text:name="mmap"/><text:span text:style-name="Source_Text">mmap</text:span><text:bookmark-end text:name="mmap"/></text:h>
      <text:p text:style-name="First_20_paragraph"><text:span text:style-name="Source_Text">mmap</text:span> is a versatile UNIX system call, used for mapping files or devices into memory, enabling a variety of core tasks like shared memory, file I/O, and fine-grained memory allocation. Due to its powerful nature, it is commonly harnessed in applications like databases.</text:p>
      <text:p text:style-name="Text_20_body">One standout feature of <text:span text:style-name="Source_Text">mmap</text:span> is its ability to create what is essentially a direct memory mapping between a file and a region of memory[14]. This connection means that read operations performed on the mapped memory region directly correspond to reading the file and vice versa, enhancing efficiency by reducing the overhead as the necessity for context switches (compared to i.e. the <text:span text:style-name="Source_Text">read</text:span> or <text:span text:style-name="Source_Text">write</text:span> system calls) diminishes.</text:p>
      <text:p text:style-name="Text_20_body">The key advantage that <text:span text:style-name="Source_Text">mmap</text:span> provides is the capacity to facilitate zero-copy operations. In practical terms, this signifies data can be accessed directly as if it were positioned in memory, eliminating the need to copy it from the disk first. This direct memory access saves time and reduces processing requirements, offering substantial performance improvements.</text:p>
      <text:p text:style-name="Text_20_body"><text:span text:style-name="Source_Text">mmap</text:span> is also proficient in sharing memory between processes without having to pass through the kernel with system calls[4]. With this feature, <text:span text:style-name="Source_Text">mmap</text:span> can create shared memory spaces where multiple processes can read and write, enhancing interprocess communication and data transfer efficiency.</text:p>
      <text:p text:style-name="Text_20_body">The potential speed improvement does however come with a notable drawback: It bypasses the file system cache, which can potentially result in stale data when multiple processes are reading and writing simultaneously. This bypass may lead to a scenario where one process modifies data in the <text:span text:style-name="Source_Text">mmap</text:span> region, and another process that is not monitoring for changes might remain unaware and continue to work with outdated data.</text:p>
      <text:h text:style-name="Heading_20_2" text:outline-level="2"><text:bookmark-start text:name="inotify"/><text:span text:style-name="Source_Text">inotify</text:span><text:bookmark-end text:name="inotify"/></text:h>
      <text:p text:style-name="First_20_paragraph">The <text:span text:style-name="Source_Text">inotify</text:span> is an event-driven notification system of the Linux kernel, designed to monitor the file system for different events, such as modifications and accesses, among others[15]. Its particularly useful because it can be configured to watch only write operations on certain files, i.e. only <text:span text:style-name="Source_Text">write</text:span> operations. This level of control can offer considerable benefits in cases where there is a need to focus system resources on certain file system events, and not on others.</text:p>
      <text:p text:style-name="Text_20_body">Naturally, <text:span text:style-name="Source_Text">inotify</text:span> comes with some recognizable advantages. Significantly, it diminishes overhead and resource use when compared to polling strategies. Polling is an operation-heavy approach as it continuously checks the status of the file system, regardless of whether any changes have occurred. In contrast, <text:span text:style-name="Source_Text">inotify</text:span> works in a more event-driven way, where it only takes action when a specific event actually occurs. This is usually more efficient, reducing overhead especially where there are infrequent changes to the file system.</text:p>
      <text:p text:style-name="Text_20_body">Thanks to its efficiency and flexibility, <text:span text:style-name="Source_Text">inotify</text:span> has found its utilization across many applications, especially in file synchronization services. In this usecase, the ability to instantly notify the system of file changes aids in instant synchronization of files, demonstrating how critical its role can be in real-time or near real-time systems that are dependent on keeping data up-to-date.</text:p>
      <text:p text:style-name="Text_20_body">However, as is the case with many system calls, there is a limit to its scalability. <text:span text:style-name="Source_Text">inotify</text:span> is constrained by a limit on how many watches can be established. This limitation can pose challenges in intricate systems where there is a high quantity of files or directories to watch for, and might warrant additional management or fallback to heavier polling mechanisms for some parts of the system.</text:p>
      <text:h text:style-name="Heading_20_2" text:outline-level="2"><text:bookmark-start text:name="linux-kernel-caching"/>Linux Kernel Caching<text:bookmark-end text:name="linux-kernel-caching"/></text:h>
      <text:p text:style-name="First_20_paragraph">Caching is a key feature of the Linux kernel that work to boost efficiency and performance. Within this framework, there are two broad categories: disk caching and file caching.</text:p>
      <text:p text:style-name="Text_20_body">Disk caching in Linux is a strategic method that temporarily stores frequently accessed data in RAM. It is implemented through the page cache subsystem, and operates under the assumption that data situated near data that has already been accessed will be needed soon. By retaining data close to the CPU where it may be swiftly accessed without costly disk reads can greatly reduce overall access time. The data within the cache is also managed using the LRU algorithm, which prunes the least recently used items first when space is needed.</text:p>
      <text:p text:style-name="Text_20_body">Linux also caches file system metadata in specialized structures known as the <text:span text:style-name="Source_Text">dentry</text:span> and <text:span text:style-name="Source_Text">inode</text:span> caches. This metadata encompasses varied information such as file names, attributes, and locations. The key benefit of this is that it expedites the resolution of path names and file attributes, such as tracking when files were last changed for polling. Notably, file read/write operations are also channeled through the disk cache, further illustrating the intricate interconnectedness of disk and file caching mechanisms in the Linux Kernel.</text:p>
      <text:p text:style-name="Text_20_body">While such caching mechanisms can improve performance, they also introduce complexities. One such complexity involves maintaining data consistency between the disk and cache through the process known as writebacks; aggressive writebacks, where data is copied back to disk frequently, can lead to reduced performance, while excessive delays may risk data loss if the system crashes before data has been saved.</text:p>
      <text:p text:style-name="Text_20_body">Another complexity arises from the necessity to release cached data under memory pressure, known as cache eviction. This requires sophisticated algorithms, such as LRU, to ensure effective utilization of available cache space[3]. Prioritizing what to keep in cache when memory pressure builds does directly impact the overall system performance.</text:p>
      <text:h text:style-name="Heading_20_2" text:outline-level="2"><text:bookmark-start text:name="tcp-udp-and-quic"/>TCP, UDP and QUIC<text:bookmark-end text:name="tcp-udp-and-quic"/></text:h>
      <text:p text:style-name="First_20_paragraph">TCP (Transmission Control Protocol), UDP (User Datagram Protocol), and QUIC (Quick UDP Internet Connections) are three key communication protocols utilized in the internet today.</text:p>
      <text:p text:style-name="Text_20_body">TCP has long been the reliable backbone for internet communication due to its connection-oriented nature [16]. It ensures the guaranteed delivery of data packets and their correct order, rendering it a highly dependable means for data transmission. Significantly, TCP incorporates error checking, allowing the detection and subsequent retransmission of lost packets. TCP also includes a congestion control mechanism to manage data transmission seamlessly during high traffic. Due to to these features and it’s long legacy, TCP is widely used to power the majority of the web where reliable, ordered, and error-checked data transmission is required.</text:p>
      <text:p text:style-name="Text_20_body">UDP is a connectionless protocol that does not make the same guarantees about the reliability or ordered delivery of data packets [17]. This lends UDP a speed advantage over TCP, resulting in less communication overhead. Although it lacks TCP’s robustness in handling errors and maintaining data order, UDP finds use in applications where speed and latency take precedence over reliability. This includes online gaming, video calls, and other real-time communication modes where quick data transmission is crucial even if temporary packet loss occurs.</text:p>
      <text:p text:style-name="Text_20_body">QUIC, a modern UDP-base transport layer protocol, was originally created by Google and standardized by the IETF in 2021[18]. It aspires to combine the best qualities of TCP and UDP [19]. Unlike raw UDP, QUIC ensures the reliability of data transmission and guarantees the ordered delivery of data packets similarly to TCP, while intending to keep UDP’s speed advantages. One of QUIC’s standout features is its ability to reduce connection establishment times, which effectively lowers initial latency. It achieves this by merging the typically separate connection and security handshakes, reducing the time taken for a connection to be established. Additionally, QUIC is designed to prevent the issue of “head-of-line blocking”, allowing for the independent delivery of separate data streams. This means it can handle the delivery of separate data streams without one stream blocking another, resulting in smoother and more efficient transmission, a feature which is especially important for applications with lots of concurrent transmissions.</text:p>
      <text:h text:style-name="Heading_20_2" text:outline-level="2"><text:bookmark-start text:name="delta-synchronization"/>Delta Synchronization<text:bookmark-end text:name="delta-synchronization"/></text:h>
      <text:p text:style-name="First_20_paragraph">Delta synchronization is a technique that allows for efficient synchronization of files between hosts, aiming to transfer only those parts of the file that have undergone changes instead of the entire file in order to reduce network and I/O overhead. Perhaps the most recognized tool employing this method of synchronization is <text:span text:style-name="Source_Text">rsync</text:span>, an open-source data synchronization utility in Unix-like operating systems[20].</text:p>
      <text:p text:style-name="Text_20_body">TODO: Add sequence diagram of the delta sync protocol from https://blog.acolyer.org/2018/03/02/towards-web-based-delta-synchronization-for-cloud-storage-systems/</text:p>
      <text:p text:style-name="Text_20_body">While there are many applications of such an algorithm, it typically starts on file block division, dissecting the file on the destination side into fixed-size blocks. For each of these blocks, a quick albeit weak checksum calculation is performed, and these checksums are transferred to the source system.</text:p>
      <text:p text:style-name="Text_20_body">The source initiates the same checksum calculation process. These checksums are then compared to those received from the destination (matching block identification). The outcome of this comparison allows the source to detect the blocks which have transformed since the last synchronization.</text:p>
      <text:p text:style-name="Text_20_body">Once the altered blocks are identified, the source proceeds to send the offset of each block alongside the data of the changed block to the destination. Upon receiving a block, the destination writes it to the specific offset in the file. This process results in the reconstruction of the file in accordance with the modifications undertaken at the source, after which the next synchronization cycle can start.</text:p>
      <text:h text:style-name="Heading_20_2" text:outline-level="2"><text:bookmark-start text:name="file-systems-in-userspace-fuse"/>File Systems In Userspace (FUSE)<text:bookmark-end text:name="file-systems-in-userspace-fuse"/></text:h>
      <text:p text:style-name="First_20_paragraph">File Systems in Userspace (FUSE) is a software interface that enables the creation of custom file systems in the userspace, as opposed to developing them as kernel modules. This reduces the need for the low-level kernel development skills that are usually associated with creating new file systems.</text:p>
      <text:p text:style-name="Text_20_body">The FUSE APIs are available on various platforms; though mostly deployed on Linux, it can also be found on macOS and FreeBSD. In FUSE, a userspace program registers itself with the FUSE kernel module and provides callbacks for the file system operations. A simple read-only FUSE can for example implement the following callbacks:</text:p>
      <text:p text:style-name="Text_20_body">The <text:span text:style-name="Source_Text">getattr</text:span> function is responsible for getting the attributes of a file. For a real file system, this would include things like the file’s size, its permissions, when it was last accessed or modified, and so forth:</text:p>
      <text:p text:style-name="P1">static int example_getattr(const char *path, struct stat *stbuf,</text:p>
      <text:p text:style-name="P2"><text:s text:c="25"/>struct fuse_file_info *fi);</text:p>
      <text:p text:style-name="First_20_paragraph">The <text:span text:style-name="Source_Text">readdir</text:span> function is used when a process wants to list the files in a directory. It’s responsible for filling in the entries for that directory:</text:p>
      <text:p text:style-name="P3">static int example_readdir(const char *path, void *buf, fuse_fill_dir_t filler,</text:p>
      <text:p text:style-name="P4"><text:s text:c="25"/>off_t offset, struct fuse_file_info *fi,</text:p>
      <text:p text:style-name="P5"><text:s text:c="25"/>enum fuse_readdir_flags flags);</text:p>
      <text:p text:style-name="First_20_paragraph">The <text:span text:style-name="Source_Text">open</text:span> function is called when a process opens a file. It’s responsible for checking that the operation is permitted (i.e. the file exists and the process has the necessary permissions), and for doing any necessary setup:</text:p>
      <text:p text:style-name="P6">static int example_open(const char *path, struct fuse_file_info *fi);</text:p>
      <text:p text:style-name="First_20_paragraph">Finally, the <text:span text:style-name="Source_Text">read</text:span> function is used when a process wants to read data from a file. It’s responsible for copying the requested data into the provided buffer:</text:p>
      <text:p text:style-name="P7">static int example_read(const char *path, char *buf, size_t size, off_t offset, struct fuse_file_info *fi);</text:p>
      <text:p text:style-name="First_20_paragraph">These callbacks would then be added to the FUSE operations struct and passed to <text:span text:style-name="Source_Text">fuse_main</text:span>, which takes care of registering the operations with the FUSE kernel module and mounts the FUSE to a directory. Similarly to this, callbacks for handling writes etc. can be provided to the operation struct for a read-write capable FUSE[21].</text:p>
      <text:p text:style-name="Text_20_body">When a user then performs a file system operation on a mounted FUSE file system, the kernel module sends a request for executing that operation to the userspace program. This is followed by the userspace program returning a response, which the FUSE kernel module conveys back to the user. As such, FUSE circumvents the complexity of coding the file system implementation directly in the kernel. This approach enhances safety, preventing entire kernel crashes due to errors within the implementation being limited to user instead of kernel space.</text:p>
      <text:p text:style-name="Text_20_body">TODO: Add graphic from https://en.wikipedia.org/wiki/Filesystem_in_Userspace#/media/File:FUSE_structure.svg</text:p>
      <text:p text:style-name="Text_20_body">Another benefit of a file system implemented as a FUSE is its inherent portability. Unlike a file system created as a kernel module, its interaction with the FUSE module rather than the kernel itself creates a stronger contract between the two, and allows shipping the file system as a plain binary instead of a binary kernel module, which typically need to be built from source on the target machine unless they are vendored by a distribution. Despite these benefits of FUSE, there is a noticeable performance overhead associated with it. This is largely due to the context switching between the kernel and the userspace that occurs during its operation[22].</text:p>
      <text:p text:style-name="Text_20_body">Today, FUSE is widely utilized to mount high-level external services as file systems. For instance, it can be used to mount remote AWS S3 buckets with <text:span text:style-name="Source_Text">s3fs</text:span>[23] or to mount a remote system’s disk via Secure Shell (SSH) with SSHFS [24].</text:p>
      <text:h text:style-name="Heading_20_2" text:outline-level="2"><text:bookmark-start text:name="network-block-device-nbd"/>Network Block Device (NBD)<text:bookmark-end text:name="network-block-device-nbd"/></text:h>
      <text:p text:style-name="First_20_paragraph">Network Block Device (NBD) is a protocol for connecting to a remote Linux block device. It typically works by communicating between a user space-provided server and a Kernel-provided client. Though potentially deployable over Wide Area Networks (WAN), it is primarily designed for Local Area Networks (LAN) or localhost usage. The protocol is divided into two phases: the handshake and the transmission[25].</text:p>
      <text:p text:style-name="Text_20_body">TODO: Add sequence diagram of the NBD protocol</text:p>
      <text:p text:style-name="Text_20_body">The NBD protocol involves multiple participants, notably one or several clients, a server, and the concept of an export. It starts with a client establishing a connection with the server. The server reciprocates by delivering a greeting message highlighting various server flags. The client responds by transmitting its own flags along with the name of an export to use; a single NBD server can expose multiple devices.</text:p>
      <text:p text:style-name="Text_20_body">After receiving this, the server sends the size of the export and other metadata. The client acknowledges this data, completing the handshake. Post handshake, the client and server exchange commands and replies. A command can correspond to any of the basic actions needed to access a block device, for instance read, write or flush. These commands might also contain data such as a chunk for writing, offsets, and lengths among other elements. Replies may contain error messages, success status, or data contingent on the reply type.</text:p>
      <text:p text:style-name="Text_20_body">While powerful in many regards, NBD has some limitations. Its maximum message size is capped at 32 MB[26], and the maximum block or chunk size supported by the Kernel’s NBD client is a mere 4KB[27]. Thus, it might not be the most optimal protocol for WAN usage, especially in scenarios with high latency.</text:p>
      <text:p text:style-name="Text_20_body">NBD, being a protocol with a long legacy, comes with its own set of operational quirks such as multiple different handshake versions and legacy features. As a result, it is advisable to only implement the latest recommended versions and the foundational feature set when considering it NBD for a narrow usecase.</text:p>
      <text:p text:style-name="Text_20_body">Despite the simplicity of the protocol, there are certain scenarios where NBD falls short. Compared to FUSE, it has limitations when dealing with backing devices that operate drastically different from random-access storage devices like a tape drive, since it lacks the ability to work with high-level abstractions such as files or directories. For example, it does not support shared access to the same file for multiple clients. However, this shortcoming can be considered as an advantage for narrow usecases like memory synchronization, given that it operates on a block level, where such features are not needed or implemented at a higher layer.</text:p>
      <text:h text:style-name="Heading_20_2" text:outline-level="2"><text:bookmark-start text:name="virtual-machine-live-migration"/>Virtual Machine Live Migration<text:bookmark-end text:name="virtual-machine-live-migration"/></text:h>
      <text:p text:style-name="First_20_paragraph">Virtual machine live migration involves the shifting of a virtual machine, its state, and its connected devices from one host to another, with the objective to minimize disrupted service by minimizing downtime during data transfer processes.</text:p>
      <text:p text:style-name="Text_20_body">Algorithms that intent to implement this usecase can be categorized into two broad types: pre-copy migration and post-copy migration.</text:p>
      <text:h text:style-name="Heading_20_3" text:outline-level="3"><text:bookmark-start text:name="pre-copy"/>Pre-Copy<text:bookmark-end text:name="pre-copy"/></text:h>
      <text:p text:style-name="First_20_paragraph">The primary characteristic of pre-copy migration is its “run-while-copy” nature, meaning that the copying of data from the source to the destination occurs concurrently while the VM continues to operate. This method is also applicable in a generic migration context where an application or another data state is being updated.</text:p>
      <text:p text:style-name="Text_20_body">In the case of a VM, the pre-copy migration procedure starts with transfering the initial state of VM’s memory to the destination host. During this operation, if modifications occur to any chunks of data, they are flagged as “dirty”. These modified or “dirty” chunks of data are then transferred to the destination until only a small number remain - an amount small enough to stay within the allowable maximum downtime criteria.</text:p>
      <text:p text:style-name="Text_20_body">Following this, the VM is suspended at the source, enabling the synchronization of the remaining chunks of data to the destination without having to continue tracking dirty chunks. Once this synchronization process is completed, the VM is resumed at the destination host.</text:p>
      <text:p text:style-name="Text_20_body">The pre-copy migration process is fairly robust, especially in instances where there might be network disruption during synchronization. This is because of fact that, at any given point during migration, the VM is readily available in full either at the source or the destination. A limitation to the approach however is that, if the VM or application alters too many chunks on the source during migration, it may not be possible to meet the maximum acceptable downtime criteria. Maximum permissible downtime is also inherently restricted by the available round-trip time (RTT)[28].</text:p>
      <text:h text:style-name="Heading_20_3" text:outline-level="3"><text:bookmark-start text:name="post-copy"/>Post-Copy<text:bookmark-end text:name="post-copy"/></text:h>
      <text:p text:style-name="First_20_paragraph">Post-copy migration is an alternative live migration approach. While pre-copy migration operates by copying data before the VM halt, post-copy migration opts for another strategy: it immediately suspends the VM operation on the source and resumes it on the destination – all with only a minimal subset of the VM’s data.</text:p>
      <text:p text:style-name="Text_20_body">During this resumed operation, whenever the VM attempts to access a chunk of data not initially transferred during the move, a page fault arises. A page fault, in this context, is a type of interrupt generated when the VM tries to read or write a chunk that is not currently present on the destination. This triggers the system to retrieve the missing chunk from the source host, enabling the VM to continue its operations[28].</text:p>
      <text:p text:style-name="Text_20_body">The main advantage of post-copy migration centers around the fact that it eliminates the necessity of re-transmitting chunks of “dirty” or changed data before hitting the maximum tolerable downtime. This process can thus decrease the necessary downtime and also reduces the amount of network traffic between source and destination.</text:p>
      <text:p text:style-name="Text_20_body">However, this approach is also not without its drawbacks. Post-copy migration could potentially lead to extended migration times, as a consequence of its “fetch-on-demand” model for retrieving chunks. This model is highly sensitive to network latency and round-trip time (RTT). Unlike the pre-copy model, this also means that the VM is not available in full on either the source or the destination during migration, requiring potential recovery solutions if network connectivity is lost during the migration.</text:p>
      <text:h text:style-name="Heading_20_3" text:outline-level="3"><text:bookmark-start text:name="workload-analysis"/>Workload Analysis<text:bookmark-end text:name="workload-analysis"/></text:h>
      <text:p text:style-name="First_20_paragraph">Recent studies have explored different strategies to determine the most suitable timing for virtual machine migration. Even though these mostly focus on virtual machines, the methodologies proposed could be adapted for use with various other applications or migration circumstances, too.</text:p>
      <text:p text:style-name="Text_20_body">One method[29] proposed identifies cyclical workload patterns of VMs and leverages this knowledge to delay migration when it is beneficial. This is achieved by analyzing recurring patterns that may unnecessarily postpone VM migration, and then constructing a model of optimal cycles within which VMs can be migrated. In the context of VM migration, such cycles could for example be triggered by a large application’s garbage collector that results in numerous changes to VM memory.</text:p>
      <text:p text:style-name="Text_20_body">When migration is proposed, the system verifies whether it is in an optimal cycle for migration. If it is, the migration proceeds; if not, the migration is postponed until the next cycle. The proposed process employs a Bayesian classifier to distinguish between favorable and unfavorable cycles.</text:p>
      <text:p text:style-name="Text_20_body">Compared to the popular alternative method which usually involves waiting for a significant amount of unchanged chunks to synchronize first, the proposed pattern recognition-based approach potentially offers substantial improvements. The study found that this method yielded an enhancement of up to 74% in terms of live migration time/downtime and a 43% reduction concerning the volume of data transferred over the network.</text:p>
      <text:h text:style-name="Heading_20_2" text:outline-level="2"><text:bookmark-start text:name="streams-and-pipelines"/>Streams and Pipelines<text:bookmark-end text:name="streams-and-pipelines"/></text:h>
      <text:p text:style-name="First_20_paragraph">Streams and pipelines are fundamental constructs in computer science, enabling efficient, sequential processing of large datasets without the need for loading an entire dataset into memory. They form the backbone of modular and efficient data processing techniques, with each concept having its unique characteristics and use cases.</text:p>
      <text:p text:style-name="Text_20_body">A stream represents a continuous sequence of data, serving as a connector between different points in a system. Streams can be either a source or a destination for data. Examples include files, network connections, and standard input/output devices and many others. The power of streams comes from their ability to process data as it becomes available; this aspect allows for minimization of memory consumption, making streams particularly impactful for scenarios involving long-running processes where data is streamed over extended periods of time[30].</text:p>
      <text:p text:style-name="Text_20_body">Pipelines comprise a series of data processing stages, wherein the output of one stage directly serves as the input to the next. It’s this chain of processing stages that forms a “pipeline”. Often, these stages can run concurrently; this parallel execution can result in a significant performance improvement due to a higher degree of concurrency.</text:p>
      <text:p text:style-name="Text_20_body">One of the classic examples of pipelines is the instruction pipeline in CPUs, where different stages of instruction execution - fetch, decode, execute, and writeback - are performed in parallel. This design increases the instruction throughput of the CPU, allowing it to process multiple instructions simultaneously at different stages of the pipeline.</text:p>
      <text:p text:style-name="Text_20_body">Another familiar implementation is observed in UNIX pipes, a fundamental part of shells such as GNU Bash or POSIX <text:span text:style-name="Source_Text">sh</text:span>. Here, the output of a command can be “piped” into another for further processing; for instance, the results from a <text:span text:style-name="Source_Text">curl</text:span> command fetching data from an API could be piped into the <text:span text:style-name="Source_Text">jq</text:span> tool for JSON manipulation[31].</text:p>
      <text:h text:style-name="Heading_20_2" text:outline-level="2"><text:bookmark-start text:name="grpc"/>gRPC<text:bookmark-end text:name="grpc"/></text:h>
      <text:p text:style-name="First_20_paragraph">gRPC is an open-source, high-performance remote procedure call (RPC) framework developed by Google in 2015. It is recognized for its cross-platform compatibility, supporting a variety of languages including Go, Rust, JavaScript and more. gRPC is being maintained by the Cloud Native Computing Foundation (CNCF), which ensures vendor neutrality.</text:p>
      <text:p text:style-name="Text_20_body">One of the notable features of the gRPC is its usage of HTTP/2 as the transport protocol. This allows it to exploit features of HTTP/2 such as header compression, which minimizes bandwidth usage, and request multiplexing, enabling multiple requests to be sent concurrently over a single connection. In addition to HTTP/2, gRPC utilizes Protocol Buffers (protobuf) as the Interface Definition Language (IDL) and wire format. Protobuf is a compact, high-performance, and language-neutral mechanism for data serialization. This makes it preferable over the more dynamic, but more verbose and slower JSON format often used in REST APIs.</text:p>
      <text:p text:style-name="Text_20_body">One of the strengths of the gRPC framework is its support for various types of RPCs. Not only does it support unary RPCs where the client sends a single request to the server and receives a single response in return, mirroring the functionality of a traditional function call, but also server-streaming RPCs, wherein the client sends a request, and the server responds with a stream of messages. Conversely, in client-streaming RPCs, the client sends a stream of messages to a server in response to a request. It also supports bidirectional RPCs, wherein both client and server can send messages to each other.</text:p>
      <text:p text:style-name="Text_20_body">What distinguishes gRPC is its pluggable structure that allows for added functionalities such as load balancing, tracing, health checking, and authentication, which make it a comprehensive solution for developing distributed systems[32].</text:p>
      <text:h text:style-name="Heading_20_2" text:outline-level="2"><text:bookmark-start text:name="redis"/>Redis<text:bookmark-end text:name="redis"/></text:h>
      <text:p text:style-name="First_20_paragraph">Redis (Remote Dictionary Server) is an in-memory data structure store, primarily utilized as an ephemeral database, cache, and message broker introduced by Salvatore Sanfilippo in 2009. Compared to other key-value stores and NoSQL databases, Redis supports a multitude of data structures, including lists, sets, hashes, and bitmaps, making it a good choice for caching or storing data that does not fit well into a traditional SQL architecture[33].</text:p>
      <text:p text:style-name="Text_20_body">One of the primary reasons for Redis’s speed is its reliance on in-memory data storage rather than on disk, enabling very low-latency reads and writes. While the primary usecase of Redis is in in-memory operations, it also supports persistence by flushing data to disk. This feature broadens the use cases for Redis, allowing it to handle applications that require longer-term data storage in addition to a caching mechanism. In addition to it being mostly in-memory, Redis also supports quick concurrent reads/writes thanks to its non-blocking I/O model, making it a good choice for systems that require the store to be available to many workers or clients.</text:p>
      <text:p text:style-name="Text_20_body">Redis also includes a publish-subscribe (pub-sub) system. This enables it to function as a message broker, where messages are published to channels and delivered to all the subscribers interested in those channels. This makes it a particularly compelling choice for systems that require both caching and a memory broker, such as queue systems[34].</text:p>
      <text:h text:style-name="Heading_20_2" text:outline-level="2"><text:bookmark-start text:name="s3-and-minio"/>S3 and Minio<text:bookmark-end text:name="s3-and-minio"/></text:h>
      <text:p text:style-name="First_20_paragraph">S3 is a scalable object storage service, especially designed for large-scale applications with frequent reads and writes. It is one of the prominent services offered by Amazon Web Services. S3’s design allows for global distribution, which means the data can be stored across multiple geographically diverse servers. This permits fast access times from virtually any location on the globe, crucial for globally distributed services or applications with users spread across different continents.</text:p>
      <text:p text:style-name="Text_20_body">S3 offers a variety of storage classes for to different needs, i.e. for whether the requirement is for frequent data access, infrequent data retrieval, or long-term archival. This ensures that it can meet a wide array of demands through the same API. S3 also comes equipped with comprehensive security features, including authentication and authorization mechanisms.</text:p>
      <text:p text:style-name="Text_20_body">Communication with S3 is done through a HTTP API. Users and applications can interact with the stored data - including files and folders - via this API.[35].</text:p>
      <text:p text:style-name="Text_20_body">Minio is an open-source storage server that is compatible Amazon S3’s API. Due to it being written in the Go programming language, Minio is very lightweight and even ships as single static binary. Unlike with AWS S3, which is only offered as a service, Minio’s open-source nature means that users have the ability to view, modify, and distribute Minio’s source code, allowing community-driven development and innovation.</text:p>
      <text:p text:style-name="Text_20_body">A critical distinction of Minio is its suitability for on-premises hosting, making it a good fit for organizations with specific security regulations, those preferring to maintain direct control over their data and developers prefering to work on the local system. It also supports horizontal scalability, designed to distribute large quantities of data across multiple nodes, meaning that it can be used in large-scale deployments similarly to AWS S3[36].</text:p>
      <text:h text:style-name="Heading_20_2" text:outline-level="2"><text:bookmark-start text:name="cassandra-and-scyllladb"/>Cassandra and ScylllaDB<text:bookmark-end text:name="cassandra-and-scyllladb"/></text:h>
      <text:p text:style-name="First_20_paragraph">Apache Cassandra is a wide-column NoSQL database tailored for large-scale, distributed data management tasks. It blends the distributed nature of Amazon’s Dynamo model with the structure of Google’s Bigtable model, leading to a highly available database system. It is known for its scalability, designed to handle vast amounts of data spread across numerous servers. Unique to Cassandra is the absence of a single point of failure, thus ensuring continuous availability and robustness, which is critical for systems requiring high uptime.</text:p>
      <text:p text:style-name="Text_20_body">Cassandra’s consistency model is tunable according to needs, ranging from eventual to strong consistency. It distinguishes itself by not employing master nodes due to its usage of a peer-to-peer protocol and a distributed hash ring design. These design choices eradicate the bottleneck and failure risks associated with master nodes[37].</text:p>
      <text:p text:style-name="Text_20_body">Despite these robust capabilities, Cassandra does come with certain limitations. Under heavy load, it experiences high latency that can negatively affect system performance. Besides this, it also demands complex configuration and fine-tuning to peform optimally.</text:p>
      <text:p text:style-name="Text_20_body">In response to the perceived shortcomings of Cassandra, ScyllaDB was launched in 2015. It shares design principles with Cassandra, such as compatibility with Cassandra’s API and data model, but has architectural differences intended to overcome Cassandra’s limitations. It’s primarily written in C++, contrary to Cassandra’s Java-based code. This contributes to ScyllaDB’s shared-nothing architecture, a design that aims to minimize contention and enhance performance.</text:p>
      <text:p text:style-name="Text_20_body">ScyllaDB was particularly engineered to address one shortcoming of Cassandra - issues around latency, specifically the 99th percentile latency that impacts system reliability and predictability. ScyllaDB’s design improvements and performance gains over Cassandra have been endorsed by various benchmarking studies[38].</text:p>
      <text:p text:style-name="Text_20_body">TODO: Add graph of the Cassandra vs. ScyllaDB benchmark from the benchmarking study</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ext:span text:style-name="Source_Text">userfaultfd</text:span> allows the implementation of a post-copy migration scenario. In this setup, a memory region is created on the destination host. When the migrated application starts to read from this remote region after it was resumed, it triggers a page fault, which we want to resolve by fetching the relevant offset from the remote.</text:p>
      <text:p text:style-name="Text_20_body">Typically, page faults are resolved by the kernel. While this makes sense for use cases where they can be resolved by loading a local ressource into memory, here we want to handle the page faults using a user space program instead. Traditionally, this was possible by registering a signal handler for the <text:span text:style-name="Source_Text">SIGSEGV</text:span> handler, and then responding to fault from the program. This however is a fairly complicated and inefficient process. Instead, we can now use the <text:span text:style-name="Source_Text">userfaultfd</text:span> system to register a page fault handler directly without having to go through a signal first.</text:p>
      <text:p text:style-name="Text_20_body">With <text:span text:style-name="Source_Text">userfaultfd</text:span>, we first register the memory region that we want to handle page faults in and start a handler in user space that fetches the missing offsets from the source host in-demand whenever a page fault occurs. This handler is connected to the registered region’s <text:span text:style-name="Source_Text">userfaultfd</text:span> API through a file descriptor. To enable sharing the file descriptor between processes, a UNIX socket can be used.</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As mentioned before, <text:span text:style-name="Source_Text">mmap</text:span> allows mapping a memory region to a file. Similarly to how we used a region registered with <text:span text:style-name="Source_Text">userfaultfd</text:span> before to store the state or application that is being migrated, we can use this region to do the same. Because the region is linked to a file, when writes happen to the region, they will also be written to the corresponding file. If we’re able to detect these writes and copy the changes to the destination host, we can use this setup to implement a pre-copy migration system.</text:p>
      <text:p text:style-name="Text_20_body">While writes done to a <text:span text:style-name="Source_Text">mmap</text:span>ed region are eventually being written back to the underlying file, this is not the case immediately, since the kernel still uses caching on an <text:span text:style-name="Source_Text">mmap</text:span>ed region in order to speed up reads/writes. As a workaround, we can use the <text:span text:style-name="Source_Text">msync</text:span> syscall, which works similarly to the <text:span text:style-name="Source_Text">sync</text:span> syscall by flushing any remaining changes from the cache to the backing file.</text:p>
      <text:p text:style-name="Text_20_body">In order to actually detect the changes to the underlying file, an obvious solution might be to use <text:span text:style-name="Source_Text">inotify</text:span>. This however isn’t possible for <text:span text:style-name="Source_Text">mmap</text:span>ed files, as the file corresponds to a memory region, and traditional <text:span text:style-name="Source_Text">write</text:span> etc. evens are not emitted. Instead of using <text:span text:style-name="Source_Text">inotify</text:span> or a similar event-based system to track changes, we can instead use a polling system. This has drawbacks - namely latency and computation load - that were attempted to be worked around in the following implementation, but are inherent to this approach.</text:p>
      <text:h text:style-name="Heading_20_2" text:outline-level="2"><text:bookmark-start text:name="push-pull-synchronization-with-fuse"/>Push-Pull Synchronization with FUSE<text:bookmark-end text:name="push-pull-synchronization-with-fuse"/></text:h>
      <text:p text:style-name="First_20_paragraph">Using a file system in user space (FUSE) can serve as the basis for implementing either a pre- or a post-copy live migration system. Similarly to the file-based pre-copy approach, we can use <text:span text:style-name="Source_Text">mmap</text:span> to map the migrated resource’s memory region to a file. Instead of storing this file on the system’s default filesystem however, a custom file system is implemented, which allows dropping the expensive polling system. Since a custom file system allows us to catch reads (for a post-copy migration scenario, were reads would be responded to by fetching from the remote), writes (for a pre-copy scenario, where writes would be forwarded to the destination) and other operations by the kernel, we no longer need to use <text:span text:style-name="Source_Text">inotify</text:span>.</text:p>
      <text:p text:style-name="Text_20_body">While implementing such a custom file system in the kernel is possible, it is a complex task that requires writing a custom kernel module, using a supported language by the kernel (mostly C or a limited subset of Rust), and in general having significant knowledge of kernel internals. Furthermore, since networking would be required to resolve reads/forward writes from/to the source/destination host, a job that would usually be done by user space applications, a user space component would probably also need to be developed in order to support this part of the synchronization system. Instead of implementing it in the kernel, we can use the FUSE API. This makes it possible to write the entire file system in user space, can significantly reduce the complexity of this approach.</text:p>
      <text:h text:style-name="Heading_20_2" text:outline-level="2"><text:bookmark-start text:name="mounts-with-nbd"/>Mounts with NBD<text:bookmark-end text:name="mounts-with-nbd"/></text:h>
      <text:p text:style-name="First_20_paragraph">Another <text:span text:style-name="Source_Text">mmap</text:span>-based approach for both pre- and post-copy migration is to <text:span text:style-name="Source_Text">mmap</text:span> a block device instead of a file. This block device can be provided through a variety of APIs, for example NBD.</text:p>
      <text:p text:style-name="Text_20_body">By providing a NBD device through the kernel’s NBD client, we can connect the device to a remote NBD server, which in turn hosts the migratable resource as a memory region. Any reads/writes from/to the <text:span text:style-name="Source_Text">mmap</text:span>ed memory region are resolved by the NBD device, which forwards it to the client, which then resolves them using the remote server; as such, this approach is less so a synchronization (as the memory region is never actually copied to the destination hist), but rather a mount of a remote memory region over the NBD protocol.</text:p>
      <text:p text:style-name="Text_20_body">From an initial overview, the biggest benefit of <text:span text:style-name="Source_Text">mmap</text:span>ing such a block device instead of a file on a custom file system is the reduced complexity. For the narrow usecase of memory synchronization, not all of the features provided by a full file system are be required, which means that the implementation of a NBD server and client, as well as the accompanying protocols, is significantly less complex and can also reduce the overhead of the system as a whole.</text:p>
      <text:h text:style-name="Heading_20_2" text:outline-level="2"><text:bookmark-start text:name="push-pull-synchronization-with-mounts"/>Push-Pull Synchronization with Mounts<text:bookmark-end text:name="push-pull-synchronization-with-mounts"/></text:h>
      <text:h text:style-name="Heading_20_3" text:outline-level="3"><text:bookmark-start text:name="overview"/>Overview<text:bookmark-end text:name="overview"/></text:h>
      <text:p text:style-name="First_20_paragraph">This approach also leverages <text:span text:style-name="Source_Text">mmap</text:span> and NBD to handle reads and writes to the migratable ressource’s memory region, similar to the prior approaches, but differs from mounts with NBD in a few significant ways.</text:p>
      <text:p text:style-name="Text_20_body">Usually, the NBD server and client don’t run on the same system, but are instead separated over a network. This network commonly is LAN, and the NBD protocol was designed to access a remote hard drive in this network. As a result of the protocol being designed for this low-latency, high-throughput type of network, there are a few limitations of the NBD protocol when it is being used in a WAN that can not guarantee the same.</text:p>
      <text:p text:style-name="Text_20_body">While most wire security issues with the protocol can be worked around by simply using TLS, the big issue of it’s latency sensitivity remains. Usually, individual blocks would only be fetched as they are being accessed, resulting in a ready latency per block that is at least the RTT. In order to work around this issue, instead of directly connecting a NBD client to a remote NBD server, a layer of indirection (called “Mount”) is created. This component consists of both a client and a server, both of which are running on the local system instead of being split into a separate remote and local component.</text:p>
      <text:p text:style-name="Text_20_body">By combining the NBD server and client into this reusabable uit, we can connect the server to a new backend component with a protocol which is better suited for WAN usage than NBD. This also allows the implementation of smart, asynchronous background push/pull strategies instead of simpliy directly writing to/from the network (called “Managed Mounts”). The simplest form of the mount API is the direct mount API; it simply swaps out NBD for a transport-independent RPC framework, but does not do additional optimizations. It has two simple actors: The client and the server. Only unidirectional RPCs from the client to the server are required for this to work, and the required backend service’s interface is simple:</text:p>
      <text:p text:style-name="P8">type BackendRemote struct {</text:p>
      <text:p text:style-name="P9"><text:s text:c="4"/>ReadAt <text:s text:c="1"/>func(context context.Context, length int, off int64) (r ReadAtResponse, err error)</text:p>
      <text:p text:style-name="P10"><text:s text:c="4"/>WriteAt func(context context.Context, p []byte, off int64) (n int, err error)</text:p>
      <text:p text:style-name="P11"><text:s text:c="4"/>Size <text:s text:c="3"/>func(context context.Context) (int64, error)</text:p>
      <text:p text:style-name="P12"><text:s text:c="4"/>Sync <text:s text:c="3"/>func(context context.Context) error</text:p>
      <text:p text:style-name="P13">}</text:p>
      <text:p text:style-name="First_20_paragraph">The protocol is stateless, as there is only a simple remote reader and writer interface; there are no distinct protocol phases, either.</text:p>
      <text:p text:style-name="Text_20_body">TODO: Add protocol sequence diagram TODO: Add state machine diagram</text:p>
      <text:h text:style-name="Heading_20_3" text:outline-level="3"><text:bookmark-start text:name="chunking"/>Chunking<text:bookmark-end text:name="chunking"/></text:h>
      <text:p text:style-name="First_20_paragraph">And additional issue that was mentioned before that this approach can approve upon is better chunking support. While it is possible to specify the NBD protocol’s chunk size by configuring the NBD client and server, this is limited to only 4KB in the case of Linux’s implementation. If the RTT between the backend and the NBD server however is large, it might be preferable to use a much larger chunk size; this used to not be possible by using NBD directly, but thanks to this layer of indirection it can be implemented.</text:p>
      <text:p text:style-name="Text_20_body">Similarly to the Linux kernel’s NBD client, backends themselves might also have constraints that prevent them from working without a specific chunk size, or otherwise require aligned reads. This is for example the case for tape drives, where reads and writes must occur with a fixed block size and on aligned offsets; furthermore, these linear storage devices work best if chunks are multiple MBs instead KBs.</text:p>
      <text:p text:style-name="Text_20_body">It is possible to do this chunking in two places: On the mount API’s side (meaning the NBD server), or on the (potentially remote) backend’s side. While this will be discussed further in the results section, chunking on the backend’s side is usually preferred as doing it client-side can significantly increase latency due to a read being required if a non-aligned write occurs, esp. in the case of a WAN deployment with high RTT.</text:p>
      <text:p text:style-name="Text_20_body">But even if the backend does not require any kind of chunking to be accessed - i.e. if it is a remote file - it might still make sense to limit the maximum supported message size between the NBD server and the backend, simply to prevent DoS attacks that would require the backend to allocate large chunks of memory, were such a limit provided by a chunking system not in place.</text:p>
      <text:h text:style-name="Heading_20_3" text:outline-level="3"><text:bookmark-start text:name="background-pull-and-push"/>Background Pull and Push<text:bookmark-end text:name="background-pull-and-push"/></text:h>
      <text:p text:style-name="First_20_paragraph">A pre-copy migration system for the managed API is realized in the form of pre-emptive pulls that run asynchronously in the background. In order to optimize for sequential locality, a pull priority heuristic was introduced; this is used to determine the order in which chunks should be pulled. Many applications and other migratable resources commonly access certain parts of their memory first, so if a ressources should be accessible locally as quickly as possible (so that reads go to the local cache filled by the pre-emptive pulls, instead of having to wait at least one RTT to fetch it from the remote), knowing this access pattern and fetching these sections first can improve latency and throughput signficantly.</text:p>
      <text:p text:style-name="Text_20_body">And example of this can be data that consists of one or multiple headers followed by raw data. If this structure is known, rather than fetching everything linearly in the background, the headers can be fetched first in order to allow for i.e. metadata to be displayed before the rest of the data has been fetched. Similarly so, if a file system is being synchronized, and the superblocks of a file system are being stored in a known pattern or known fixed locations, these can be pulled first, significantly speeding up operations such as directory listings that don’t require the actual inode’s data to be available.</text:p>
      <text:p text:style-name="Text_20_body">Post-copy migration conversly is implemented using asynchronous background push. This push system is started in parallel with the pull system. It keeps track of which chunks were written to, de-duplicates remote writes, and periodically writes back these dirty chunks to the remote backend. This can significantly improve write performance compared to forwarding writes directly to the remote by being able to catch multiple writes without having to block for at least the RTT until the remote write has finished before continuing to the next write.</text:p>
      <text:p text:style-name="Text_20_body">For the managed mount API, the pre- and post-copy live migration paradigms are combined to form a hybrid solution. Due to reasons elaborated on in more detail in the discussion section, the managed mount API however is primarly intended for efficiently reading from a remote resource and synching back changes eventually, rather than migrating a resource between two hosts. For the migration usecase, the migration API, which will be introduced in the following section, provides a better solution by building on similar concepts as the managed mounts API.</text:p>
      <text:h text:style-name="Heading_20_2" text:outline-level="2"><text:bookmark-start text:name="pull-based-synchronization-with-migrations"/>Pull-Based Synchronization with Migrations<text:bookmark-end text:name="pull-based-synchronization-with-migrations"/></text:h>
      <text:h text:style-name="Heading_20_3" text:outline-level="3"><text:bookmark-start text:name="overview-1"/>Overview<text:bookmark-end text:name="overview-1"/></text:h>
      <text:p text:style-name="First_20_paragraph">Similarly to the managed mount API, this migration API again tracks changes to the memory of the migratable resource using NBD. As mentioned before however, the managed mount API is not optimized for the migration usecase, but rather for efficiently accessing a remote resource. For live migration, one metric is very important: maximum acceptable downtime. This refers to the time that a application, VM etc. must be suspended or otherwise prevented from writing to or reading from the resource that is being synchronized; the higher this value is, the more noticable the downtime becomes.</text:p>
      <text:p text:style-name="Text_20_body">To improve on this the pull-based migration API, the migration process is split into two distinct phases. This is required due the constraint mentioned earlier; the mount API does not allow for safe concurrent access of a remote resource by two readers or writers at the same time. This poses a signficant problem for the migration scenario, as the app that is writing to the source device would need to be suspended before the transfer could even begin, as starting the destination node would already violate the single-reader, single-writer constraint of the mount API. This adds significant latency, and is complicated further by the backend for the managed mount API not exposing a block itself but rather just serving as a remote that can be mounted. The migration API on the other hand doesn’t have this hierarchical system; both the source and destination are peers that expose block devices on either end.</text:p>
      <text:h text:style-name="Heading_20_3" text:outline-level="3"><text:bookmark-start text:name="migration-protocol-and-critical-phases"/>Migration Protocol and Critical Phases<text:bookmark-end text:name="migration-protocol-and-critical-phases"/></text:h>
      <text:p text:style-name="First_20_paragraph">The migration protocol that allows for this defines two new actors: The seeder and the leecher. A seeder represents a resource that can be migrated from or a host that exposes a migrabtable resource, while the leecher represents a client that intents to migrate a resource to itself. The protocol starts by running an application with the application’s state on the region <text:span text:style-name="Source_Text">mmap</text:span>ed to the seeder’s block device, similarly to the managed mount API. Once a leecher connects to the seeder, the seeder starts tracking any writes to it’s mount, effectively keeping a list of dirty chunks. Once tracking has started, the leecher starts pulling chunks from the seeder to it’s local cache. Once it has received a satisfactory level of locally available chunks, it asks the seeder to finalize. This then causes the seeder to suspend the app accessing the memory region on it’s block device, <text:span text:style-name="Source_Text">msync</text:span>/flushes the it, and returns a list of chunks that were changed between the point where it started tracking and the flush has occured. Upon receiving this list, the leecher marks these chunks are remotes, immediately resumes the application (which is now accessing the leecher’s block device), and queues the dirty chunks to be pulled in the background.</text:p>
      <text:p text:style-name="Text_20_body">TODO: Add protocol sequence diagram TODO: Add state machine diagram</text:p>
      <text:p text:style-name="Text_20_body">By splitting the migration into these two distinct phases, the overhead of having to start the deivce can be skipped and additional app initialization that doesn’t depend on the app’s state (i.e. memory allocation, connecting to databases, loading models etc.) can be performed before the application needs to be suspended. This combines both the pre-copy algorithm (by pulling the chunks from the seeder ahead of time) and the post-copy algorithm (by resolving dirtyc chunsk from the seeder after the VM has been migrated) into one coherent protocol. As will be discussed further in the results section, the maximum tolerable downtime can be drastically reduced, and dirty chunks don’t need to be re-transmitted multiple times. Effectively, it allows dropping this downtime to the time it takes to <text:span text:style-name="Source_Text">msync</text:span> the seeder’s app state, the RTT and, if they are being accessed immediately, how long it takes to fetch the chunks that were written in between the start of it tracking and finalizing. The migration API can use the same preemptive pull system as the managed mount API and benefit from it’s optimizations, but does not use the background push system.</text:p>
      <text:p text:style-name="Text_20_body">An interesting question to ask with this two-step migration API is when to start the finalization step. The finalization phase in the protocol is critical, and it is hard or impossible to recover from depending on the specific implementation. While the synchronization itself could be safely recovered from by simply calling <text:span text:style-name="Source_Text">Finalize</text:span> multiple times to restart it. But since <text:span text:style-name="Source_Text">Finalize</text:span> needs to return a list of dirty chunks, it requires the app on the seeder to be suspended before <text:span text:style-name="Source_Text">Finalize</text:span> can return, an operation that might not be idempotent.</text:p>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h text:style-name="Heading_20_3" text:outline-level="3"><text:bookmark-start text:name="registration-and-handlers"/>Registration and Handlers<text:bookmark-end text:name="registration-and-handlers"/></text:h>
      <text:p text:style-name="First_20_paragraph">By listening to page faults, we can know when a process wants to access a specific offset of memory that is not yet available. As mentioned before, we can use this event to then fetch this chunk of memory from the remote, mapping it to the offset on which the page fault occured, thus effectively only fetching data when it is required. Instead of registering signal handlers, we can use the <text:span text:style-name="Source_Text">userfaultfd</text:span> system introduced with Linux 4.3[39] to handle these faults in userspace in a more idiomatic way.</text:p>
      <text:p text:style-name="Text_20_body">In the Go implementation created for this thesis, <text:span text:style-name="Source_Text">userfaultfd-go</text:span>, <text:span text:style-name="Source_Text">userfaultfd</text:span> works by first creating a region of memory, e.g. by using <text:span text:style-name="Source_Text">mmap</text:span>, which is then registered with the <text:span text:style-name="Source_Text">userfaultfd</text:span> API:</text:p>
      <text:p text:style-name="P14">// Creating the `userfaultfd` API</text:p>
      <text:p text:style-name="P15">uffd, _, errno := syscall.Syscall(constants.NR_userfaultfd, 0, 0, 0)</text:p>
      <text:p text:style-name="P16"/>
      <text:p text:style-name="P17">uffdioAPI := constants.NewUffdioAPI(</text:p>
      <text:p text:style-name="P18"><text:s text:c="4"/>constants.UFFD_API,</text:p>
      <text:p text:style-name="P19"><text:s text:c="4"/>0,</text:p>
      <text:p text:style-name="P20">)</text:p>
      <text:p text:style-name="P21">// ...</text:p>
      <text:p text:style-name="P22"/>
      <text:p text:style-name="P23">// Allocating the region</text:p>
      <text:p text:style-name="P24">l := int(math.Ceil(float64(length)/float64(pagesize)) * float64(pagesize))</text:p>
      <text:p text:style-name="P25">b, err := syscall.Mmap(</text:p>
      <text:p text:style-name="P26"><text:s text:c="4"/>-1,</text:p>
      <text:p text:style-name="P27"><text:s text:c="4"/>0,</text:p>
      <text:p text:style-name="P28"><text:s text:c="4"/>l,</text:p>
      <text:p text:style-name="P29"><text:s text:c="4"/>syscall.PROT_READ|syscall.PROT_WRITE,</text:p>
      <text:p text:style-name="P30"><text:s text:c="4"/>syscall.MAP_PRIVATE|syscall.MAP_ANONYMOUS,</text:p>
      <text:p text:style-name="P31">)</text:p>
      <text:p text:style-name="P32">// ...</text:p>
      <text:p text:style-name="P33"/>
      <text:p text:style-name="P34">// Registering the region</text:p>
      <text:p text:style-name="P35">uffdioRegister := constants.NewUffdioRegister(</text:p>
      <text:p text:style-name="P36"><text:s text:c="4"/>constants.CULong(start),</text:p>
      <text:p text:style-name="P37"><text:s text:c="4"/>constants.CULong(l),</text:p>
      <text:p text:style-name="P38"><text:s text:c="4"/>constants.UFFDIO_REGISTER_MODE_MISSING,</text:p>
      <text:p text:style-name="P39">)</text:p>
      <text:p text:style-name="P40">// ...</text:p>
      <text:p text:style-name="P41"/>
      <text:p text:style-name="P42">syscall.Syscall(</text:p>
      <text:p text:style-name="P43"><text:s text:c="2"/>syscall.SYS_IOCTL,</text:p>
      <text:p text:style-name="P44"><text:s text:c="2"/>uffd,</text:p>
      <text:p text:style-name="P45"><text:s text:c="2"/>constants.UFFDIO_REGISTER,</text:p>
      <text:p text:style-name="P46"><text:s text:c="2"/>uintptr(unsafe.Pointer(&amp;uffdioRegister))</text:p>
      <text:p text:style-name="P47">)</text:p>
      <text:p text:style-name="First_20_paragraph">This is abstracted into a single <text:span text:style-name="Source_Text">Register(length int) ([]byte, UFFD, uintptr, error)</text:span> function. Once this region has been registered, the <text:span text:style-name="Source_Text">userfaultfd</text:span> API’s file descriptor and the offset is passed over a UNIX socket:</text:p>
      <text:p text:style-name="P48">syscall.Sendmsg(int(f.Fd()), nil, syscall.UnixRights(b...), nil, 0)</text:p>
      <text:p text:style-name="First_20_paragraph">Where it can then be received by the handler:</text:p>
      <text:p text:style-name="P49">buf := make([]byte, syscall.CmsgSpace(num*4)) // See https://github.com/ftrvxmtrx/fd/blob/master/fd.go#L51</text:p>
      <text:p text:style-name="P50">syscall.Recvmsg(int(f.Fd()), nil, buf, 0)</text:p>
      <text:p text:style-name="P51">// ..</text:p>
      <text:p text:style-name="P52">msgs, err := syscall.ParseSocketControlMessage(buf)</text:p>
      <text:p text:style-name="First_20_paragraph">The handler itself receives the address that has triggered the page fault by polling the transferred file descriptor, which is then responded to by fetching the relevant chunk from a provided reader and sending it to the faulting memory region over the same socket:</text:p>
      <text:p text:style-name="P53">// Receiving the fage fault address</text:p>
      <text:p text:style-name="P54">unix.Poll(</text:p>
      <text:p text:style-name="P55"><text:s text:c="4"/>[]unix.PollFd{{</text:p>
      <text:p text:style-name="P56"><text:s text:c="8"/>Fd: <text:s text:c="4"/>int32(uffd),</text:p>
      <text:p text:style-name="P57"><text:s text:c="8"/>Events: unix.POLLIN,</text:p>
      <text:p text:style-name="P58"><text:s text:c="4"/>}},</text:p>
      <text:p text:style-name="P59"><text:s text:c="4"/>-1,</text:p>
      <text:p text:style-name="P60">)</text:p>
      <text:p text:style-name="P61">// ...</text:p>
      <text:p text:style-name="P62">pagefault := (*(*constants.UffdPagefault)(unsafe.Pointer(&amp;arg[0])))</text:p>
      <text:p text:style-name="P63">addr := constants.GetPagefaultAddress(&amp;pagefault)</text:p>
      <text:p text:style-name="P64"/>
      <text:p text:style-name="P65">// Fetching the missing chunk from the provided backend</text:p>
      <text:p text:style-name="P66">p := make([]byte, pagesize)</text:p>
      <text:p text:style-name="P67">n, err := src.ReadAt(p, int64(uintptr(addr)-start))</text:p>
      <text:p text:style-name="P68"/>
      <text:p text:style-name="P69">// Sending the missing chunk to the faulting memory region's `userfaultfd` API:</text:p>
      <text:p text:style-name="P70">cpy := constants.NewUffdioCopy(</text:p>
      <text:p text:style-name="P71"><text:s text:c="4"/>p,</text:p>
      <text:p text:style-name="P72"><text:s text:c="4"/>addr&amp;^constants.CULong(pagesize-1),</text:p>
      <text:p text:style-name="P73"><text:s text:c="4"/>constants.CULong(pagesize),</text:p>
      <text:p text:style-name="P74"><text:s text:c="4"/>0,</text:p>
      <text:p text:style-name="P75"><text:s text:c="4"/>0,</text:p>
      <text:p text:style-name="P76">)</text:p>
      <text:p text:style-name="P77"/>
      <text:p text:style-name="P78">syscall.Syscall(</text:p>
      <text:p text:style-name="P79"><text:s text:c="4"/>syscall.SYS_IOCTL,</text:p>
      <text:p text:style-name="P80"><text:s text:c="4"/>uintptr(uffd),</text:p>
      <text:p text:style-name="P81"><text:s text:c="4"/>constants.UFFDIO_COPY,</text:p>
      <text:p text:style-name="P82"><text:s text:c="4"/>uintptr(unsafe.Pointer(&amp;cpy)),</text:p>
      <text:p text:style-name="P83">)</text:p>
      <text:p text:style-name="First_20_paragraph">Similarly to the registration API, this is also wrapped into a reusable <text:span text:style-name="Source_Text">func Handle(uffd UFFD, start uintptr, src io.ReaderAt) error</text:span> function.</text:p>
      <text:h text:style-name="Heading_20_3" text:outline-level="3"><text:bookmark-start text:name="userfaultfd-backends"/><text:span text:style-name="Source_Text">userfaultfd</text:span> Backends<text:bookmark-end text:name="userfaultfd-backends"/></text:h>
      <text:p text:style-name="First_20_paragraph">Thanks to <text:span text:style-name="Source_Text">userfaultfd</text:span> being mostly useful for post-copy migration, the backend can be simplifed to a simple pull-only reader interface (<text:span text:style-name="Source_Text">ReadAt(p []byte, off int64) (n int, err error)</text:span>). This means that almost any <text:span text:style-name="Source_Text">io.ReaderAt</text:span> can be used to provide chunks to a <text:span text:style-name="Source_Text">userfaultfd</text:span>-registered memory region, and access to this reader is guaranteed to be aligned to system’s page size, which is typically 4KB. By having this simple backend interface, and thus only requiring read-only access, it is possible to implement the migration backend in many different ways. A simple backend can for example return a pattern to the memory region:</text:p>
      <text:p text:style-name="P84">func (a abcReader) ReadAt(p []byte, off int64) (n int, err error) {</text:p>
      <text:p text:style-name="P85"><text:s text:c="4"/>n = copy(p, bytes.Repeat([]byte{'A' + byte(off%20)}, len(p)))</text:p>
      <text:p text:style-name="P86"/>
      <text:p text:style-name="P87"><text:s text:c="4"/>return n, nil</text:p>
      <text:p text:style-name="P88">}</text:p>
      <text:p text:style-name="First_20_paragraph">In Go specifically, many objects can be exposed as an <text:span text:style-name="Source_Text">io.ReaderAt</text:span>, including a file. This makes it possible to simply pass in any file as a backend, essentially mimicking a call to <text:span text:style-name="Source_Text">mmap</text:span> with <text:span text:style-name="Source_Text">MAP_SHARED</text:span>:</text:p>
      <text:p text:style-name="P89">f, err := os.OpenFile(*file, os.O_RDONLY, os.ModePerm)</text:p>
      <text:p text:style-name="P90">// ...</text:p>
      <text:p text:style-name="P91"/>
      <text:p text:style-name="P92">b, uffd, start, err := mapper.Register(int(s.Size()))</text:p>
      <text:p text:style-name="P93"/>
      <text:p text:style-name="P94">mapper.Handle(uffd, start, f)</text:p>
      <text:p text:style-name="First_20_paragraph">Similarly so, a remote file, i.e. one that is being stored in S3, can be used as a <text:span text:style-name="Source_Text">userfaultfd</text:span> backend as well; here, HTTP range requests allow for fetching only the chunks that are being required by the application accessing the registered memory region, effectively making it possible to map a remote S3 object into memory:</text:p>
      <text:p text:style-name="P95">mc, err := minio.New(*s3Endpoint, /* ... */)</text:p>
      <text:p text:style-name="P96"/>
      <text:p text:style-name="P97">f, err := mc.GetObject(ctx, *s3BucketName, *s3ObjectName, minio.GetObjectOptions{})</text:p>
      <text:p text:style-name="P98">// ...</text:p>
      <text:p text:style-name="P99"/>
      <text:p text:style-name="P100">b, uffd, start, err := mapper.Register(int(s.Size()))</text:p>
      <text:p text:style-name="P101"/>
      <text:p text:style-name="P102">mapper.Handle(uffd, start, f)</text:p>
      <text:h text:style-name="Heading_20_2" text:outline-level="2"><text:bookmark-start text:name="file-based-synchronization"/>File-Based Synchronization<text:bookmark-end text:name="file-based-synchronization"/></text:h>
      <text:h text:style-name="Heading_20_3" text:outline-level="3"><text:bookmark-start text:name="caching-restrictions"/>Caching Restrictions<text:bookmark-end text:name="caching-restrictions"/></text:h>
      <text:p text:style-name="First_20_paragraph">As mentioned earlier, this approach uses <text:span text:style-name="Source_Text">mmap</text:span> to map a memory region to a file. By default however, <text:span text:style-name="Source_Text">mmap</text:span> doesn’t write back changes to memory; instead, it simply makes the backing file available as a memory region, keeping changes to the region in memory, no matter whether the file was opened as read-only or read-writable. To work around this, Linux provides the <text:span text:style-name="Source_Text">MAP_SHARED</text:span> flag; this tells the kernel to eventually write back changes to the memory region to the corresponding regions of the backing file.</text:p>
      <text:p text:style-name="Text_20_body">Linux caches reads to the backing file similarly to how it does if <text:span text:style-name="Source_Text">read</text:span> etc. are being used, meaning that only the first page fault would be responded to by reading from disk; this means that any future changes to the backing file would not be represented in the <text:span text:style-name="Source_Text">mmap</text:span>ed region, similarly to how <text:span text:style-name="Source_Text">userfaultfd</text:span> handles it. The same applies to writes, meaning that in the same way that files need to be <text:span text:style-name="Source_Text">sync</text:span>ed in order for them to be flushed to disk, <text:span text:style-name="Source_Text">mmap</text:span>ed regions need to be <text:span text:style-name="Source_Text">msync</text:span>ed in order to flush changes to the backing file. This is particularly important for a memory usecase, since reading from the backing file without flushing first would result in the synchronization of potentially stale data, and is different to how traditional file synchronization can handle this usecase, where the Linux file cache would respond with the changes if the file is read from disk even if <text:span text:style-name="Source_Text">sync</text:span> was not called beforehand. For file I/O, it is possible to skip the kernel cache and read/write directly from/to the disk by passing the <text:span text:style-name="Source_Text">O_DIRECT</text:span> flag to <text:span text:style-name="Source_Text">open</text:span>, but this flag is ignored by <text:span text:style-name="Source_Text">mmap</text:span>.</text:p>
      <text:h text:style-name="Heading_20_3" text:outline-level="3"><text:bookmark-start text:name="detecting-file-changes"/>Detecting File Changes<text:bookmark-end text:name="detecting-file-changes"/></text:h>
      <text:p text:style-name="First_20_paragraph">In order to actually watch for changes, at first glance, the obvious choice would be to use <text:span text:style-name="Source_Text">inotify</text:span>, which would allow the registration of <text:span text:style-name="Source_Text">write</text:span> or <text:span text:style-name="Source_Text">sync</text:span> even handlers to catch writes to the memory region by registering them on the backing file. As mentioned earlier however, Linux doesn’t emit these events on <text:span text:style-name="Source_Text">mmap</text:span>ed files, so an alternative must be used; the best option here is to instead poll for either attribute changes (i.e. the “Last Modified” attribute of the backing file), or by continously hashing the file to check if it has changed. Hashing continously with this pollig method can have significant downsides, especially in a migration scenario, where it raises the guaranteed minimum latency by having to wait for at least the next polling cycle. Hashing the entire file is also a an I/O- and CPU-intensive process, because in order to compute the hash, the entire file needs to be read at some point. Within the context of the file-based synchronization approach however, it is the only option available.</text:p>
      <text:p text:style-name="Text_20_body">To speed up the process of hashing, instead of hashing the entire file, we can instead hash individual chunks of the file, in effect implementing a delta synchronization algorithm. This can be implemented by opening the file multiple times, hashing individual offsets using each of the opened files, and aggregating the chunks that have been changed. When picking algorithms for this chunk-based hashing algorithm, two metrics are of relevance: the algorithm’s throughput with which it can calculate hashes, and the prevalence of hash collisions, where two different inputs produce the same hashes, leading to a chunk change not being detected. Furthermore, if the underlying algorithm is CPU- and not I/O-bound, using multiple open files can increase throughput substantially by allowing for better concurrent processing. Not only does this decrease the time spent on each individual hashing iteration of the polling process, but dividing the file into smaller chunks that all have their own hashes to compare with the remote’s hashes can also decrease the amount of network traffic that is required to sync the changes, since a small change in the backing file leads to the transfer of a smaller chunk.</text:p>
      <text:h text:style-name="Heading_20_3" text:outline-level="3"><text:bookmark-start text:name="synchronization-protocol"/>Synchronization Protocol<text:bookmark-end text:name="synchronization-protocol"/></text:h>
      <text:p text:style-name="First_20_paragraph">The delta synchronization protocol for this approach is similar to the one used by <text:span text:style-name="Source_Text">rsync</text:span>, but simplifie. It supports synchronizing multiple files at the same time by using the file names as IDs, and also supports a central forwarding hub instead of requiring peer-to-peer connectivity between all hosts, which also reduces network traffic since this central hub could also be used to forward one stream to all other peers instead of having to send it multiple times. The protocol defines three actors: The multiplexer, file advertiser and file receiver.</text:p>
      <text:p text:style-name="Text_20_body">TODO: Add sequence diagram for the protocol</text:p>
      <text:h text:style-name="Heading_20_3" text:outline-level="3"><text:bookmark-start text:name="multiplexer-hub"/>Multiplexer Hub<text:bookmark-end text:name="multiplexer-hub"/></text:h>
      <text:p text:style-name="First_20_paragraph">The multiplexer hub accepts mTLS connections from peers. When a peer connects, the client certificate is parsed to read the common name, which is then being used as the synchronization ID. The multiplexer spawns a goroutine to allow for more peers to connection. In the goroutine, it reads the type of the peer. If the type is <text:span text:style-name="Source_Text">src-control</text:span>, it starts by reading a file name from the connection, and registers the connection as the one providing a file with this name, after which it broadcasts the file as now being available. For the <text:span text:style-name="Source_Text">dst-control</text:span> peer type, it listens to the broadcasted files from the <text:span text:style-name="Source_Text">src-control</text:span> peers, and relays and newly advertised and previously registered file names to the <text:span text:style-name="Source_Text">dst-control</text:span> peers so that it can start receiving them:</text:p>
      <text:p text:style-name="P103">case "src-control":</text:p>
      <text:p text:style-name="P104"><text:s text:c="2"/>// Decoding the file name</text:p>
      <text:p text:style-name="P105"><text:s text:c="4"/>file := ""</text:p>
      <text:p text:style-name="P106"><text:s text:c="4"/>utils.DecodeJSONFixedLength(conn, &amp;file)</text:p>
      <text:p text:style-name="P107"><text:s text:c="2"/>// ...</text:p>
      <text:p text:style-name="P108"/>
      <text:p text:style-name="P109"><text:s text:c="4"/>syncerSrcControlConns[file] = conn</text:p>
      <text:p text:style-name="P110"/>
      <text:p text:style-name="P111"><text:s text:c="4"/>syncerSrcControlConnsBroadcaster.Broadcast(file)</text:p>
      <text:p text:style-name="P112"><text:s text:c="2"/>// ...</text:p>
      <text:p text:style-name="P113">case "dst-control":</text:p>
      <text:p text:style-name="P114"><text:s text:c="4"/>var wg sync.WaitGroup</text:p>
      <text:p text:style-name="P115"><text:s text:c="4"/>wg.Add(1)</text:p>
      <text:p text:style-name="P116"/>
      <text:p text:style-name="P117"><text:s text:c="4"/>go func() {</text:p>
      <text:p text:style-name="P118"><text:s text:c="4"/>// Subscription to send all future file names</text:p>
      <text:p text:style-name="P119"><text:s text:c="8"/>l := syncerSrcControlConnsBroadcaster.Listener(0)</text:p>
      <text:p text:style-name="P120"/>
      <text:p text:style-name="P121"><text:s text:c="8"/>for file := range l.Ch() {</text:p>
      <text:p text:style-name="P122"><text:s text:c="12"/>utils.EncodeJSONFixedLength(conn, file)</text:p>
      <text:p text:style-name="P123"><text:s text:c="6"/>// ...</text:p>
      <text:p text:style-name="P124"><text:s text:c="8"/>}</text:p>
      <text:p text:style-name="P125"><text:s text:c="4"/>}()</text:p>
      <text:p text:style-name="P126"/>
      <text:p text:style-name="P127"><text:s text:c="2"/>// Sending the previously known file names</text:p>
      <text:p text:style-name="P128"><text:s text:c="4"/>for file := range syncerSrcControlConns {</text:p>
      <text:p text:style-name="P129"><text:s text:c="8"/>utils.EncodeJSONFixedLength(conn, file)</text:p>
      <text:p text:style-name="P130"><text:s text:c="4"/>// ...</text:p>
      <text:p text:style-name="P131"><text:s text:c="4"/>}</text:p>
      <text:p text:style-name="P132"/>
      <text:p text:style-name="P133"><text:s text:c="4"/>wg.Wait()</text:p>
      <text:p text:style-name="First_20_paragraph">For the <text:span text:style-name="Source_Text">dst</text:span> type, the multiplexer hub decodes a file name from the connection, looks for a corresponding <text:span text:style-name="Source_Text">src-control</text:span> peer, and if it has found a matching one, it creates and sends a new ID for this connection to the <text:span text:style-name="Source_Text">src-control</text:span> peer. After this, it waits until a <text:span text:style-name="Source_Text">src-control</text:span> peer has connected to the hub with this ID as well as a new <text:span text:style-name="Source_Text">src-data</text:span> peer by listening for broadcasts of <text:span text:style-name="Source_Text">src-data</text:span> peer IDs. After this has occured, it spawns two new goroutines that copy data to and from this newly created synchronization connection and the connection of the <text:span text:style-name="Source_Text">dst</text:span> peer, effectively relaying all packets between the two. For the <text:span text:style-name="Source_Text">src-data</text:span> peer type, it decodes the ID for the peer, and broadcasts the ID, which allows the <text:span text:style-name="Source_Text">dst</text:span> peer to continue operating:</text:p>
      <text:p text:style-name="P134">case "dst":</text:p>
      <text:p text:style-name="P135"><text:s text:c="2"/>// Decoding the file name</text:p>
      <text:p text:style-name="P136"><text:s text:c="2"/>file := ""</text:p>
      <text:p text:style-name="P137"><text:s text:c="2"/>utils.DecodeJSONFixedLength(conn, &amp;file)</text:p>
      <text:p text:style-name="P138"/>
      <text:p text:style-name="P139"><text:s text:c="2"/>// Finding the `src-control` peer</text:p>
      <text:p text:style-name="P140"><text:s text:c="2"/>controlConn, ok := syncerSrcControlConns[file]</text:p>
      <text:p text:style-name="P141"><text:s text:c="2"/>// ...</text:p>
      <text:p text:style-name="P142"/>
      <text:p text:style-name="P143"><text:s text:c="2"/>// Sending the ID and waiting for a data connection</text:p>
      <text:p text:style-name="P144"><text:s text:c="2"/>id := uuid.NewString()</text:p>
      <text:p text:style-name="P145"><text:s text:c="2"/>utils.EncodeJSONFixedLength(controlConn, id)</text:p>
      <text:p text:style-name="P146"/>
      <text:p text:style-name="P147"><text:s text:c="2"/>l := dataConnsBroadcaster.Listener(0)</text:p>
      <text:p text:style-name="P148"/>
      <text:p text:style-name="P149"><text:s text:c="2"/>var dataConn net.Conn</text:p>
      <text:p text:style-name="P150"><text:s text:c="2"/>for candidate := range l.Ch() {</text:p>
      <text:p text:style-name="P151"><text:s text:c="4"/>if candidate.id == id {</text:p>
      <text:p text:style-name="P152"><text:s text:c="8"/>dataConn = candidate.conn</text:p>
      <text:p text:style-name="P153"/>
      <text:p text:style-name="P154"><text:s text:c="8"/>l.Close()</text:p>
      <text:p text:style-name="P155"/>
      <text:p text:style-name="P156"><text:s text:c="8"/>break</text:p>
      <text:p text:style-name="P157"><text:s text:c="4"/>}</text:p>
      <text:p text:style-name="P158"><text:s text:c="2"/>}</text:p>
      <text:p text:style-name="P159"/>
      <text:p text:style-name="P160"><text:s text:c="2"/>// Copying data between both connections</text:p>
      <text:p text:style-name="P161"><text:s text:c="2"/>go func() {</text:p>
      <text:p text:style-name="P162"><text:s text:c="4"/>io.Copy(dataConn, conn)</text:p>
      <text:p text:style-name="P163"><text:s text:c="4"/>// ...</text:p>
      <text:p text:style-name="P164"><text:s text:c="2"/>}()</text:p>
      <text:p text:style-name="P165"/>
      <text:p text:style-name="P166"><text:s text:c="2"/>go func() {</text:p>
      <text:p text:style-name="P167"><text:s text:c="4"/>io.Copy(conn, dataConn)</text:p>
      <text:p text:style-name="P168"><text:s text:c="4"/>// ...</text:p>
      <text:p text:style-name="P169"><text:s text:c="2"/>}()</text:p>
      <text:p text:style-name="P170"/>
      <text:p text:style-name="P171">case "src-data":</text:p>
      <text:p text:style-name="P172"><text:s text:c="2"/>// Receiving the ID</text:p>
      <text:p text:style-name="P173"><text:s text:c="2"/>id := ""</text:p>
      <text:p text:style-name="P174"><text:s text:c="2"/>utils.DecodeJSONFixedLength(conn, &amp;id)</text:p>
      <text:p text:style-name="P175"/>
      <text:p text:style-name="P176"><text:s text:c="2"/>// Broadcasting the ID</text:p>
      <text:p text:style-name="P177"><text:s text:c="2"/>dataConnsBroadcaster.Broadcast(connWithID{id, conn})</text:p>
      <text:p text:style-name="P178"><text:s text:c="2"/>// ...</text:p>
      <text:h text:style-name="Heading_20_3" text:outline-level="3"><text:bookmark-start text:name="file-advertisement"/>File Advertisement<text:bookmark-end text:name="file-advertisement"/></text:h>
      <text:p text:style-name="First_20_paragraph">The file advertisement system connects to the multiplexer hub and registers itself a <text:span text:style-name="Source_Text">src-control</text:span> peer, after which it sends the advertised file name. It starts a loop that handles <text:span text:style-name="Source_Text">dst</text:span> peer types, which, as mentioned earlier, send an ID. Once such an ID is received, it spawns a new goroutine, which connects to the hub again and registers itself as a <text:span text:style-name="Source_Text">src-data</text:span> peer, and sends the ID it has received earlier to allow connecting it to the matching <text:span text:style-name="Source_Text">dst</text:span> peer:</text:p>
      <text:p text:style-name="P179">// ...</text:p>
      <text:p text:style-name="P180">f, err := os.OpenFile(src, os.O_RDONLY, os.ModePerm)</text:p>
      <text:p text:style-name="P181"/>
      <text:p text:style-name="P182">utils.EncodeJSONFixedLength(dataConn, "src-data")</text:p>
      <text:p text:style-name="P183"/>
      <text:p text:style-name="P184">utils.EncodeJSONFixedLength(dataConn, id)</text:p>
      <text:p text:style-name="P185">// ...</text:p>
      <text:p text:style-name="First_20_paragraph">After this initial handshake is complete, the main synchronization loop is started, which initiates the file transmission to the <text:span text:style-name="Source_Text">dst</text:span> peer through the multiplexer hub. In order to allow for termination, it checks if the <text:span text:style-name="Source_Text">syncStopped</text:span> flag has been set by a context cancellation which case it returns:</text:p>
      <text:p text:style-name="P186">syncStopped := false</text:p>
      <text:p text:style-name="P187">go func() {</text:p>
      <text:p text:style-name="P188"><text:s text:c="4"/>&lt;-ctx.Done() // Context is supplied by the caller</text:p>
      <text:p text:style-name="P189"/>
      <text:p text:style-name="P190"><text:s text:c="4"/>syncStopped = true</text:p>
      <text:p text:style-name="P191">}()</text:p>
      <text:p text:style-name="First_20_paragraph">If this is not the case, it waits for the specified polling interval, after which it restarts the transmission:</text:p>
      <text:p text:style-name="P192">done := false</text:p>
      <text:p text:style-name="P193">for {</text:p>
      <text:p text:style-name="P194"><text:s text:c="4"/>if done {</text:p>
      <text:p text:style-name="P195"><text:s text:c="8"/>// ...</text:p>
      <text:p text:style-name="P196"><text:s text:c="8"/>return</text:p>
      <text:p text:style-name="P197"><text:s text:c="4"/>}</text:p>
      <text:p text:style-name="P198"/>
      <text:p text:style-name="P199"><text:s text:c="4"/>if syncStopped {</text:p>
      <text:p text:style-name="P200"><text:s text:c="4"/>// Finish the synchronization</text:p>
      <text:p text:style-name="P201"><text:s text:c="8"/>SendFile(parallel, f, src, blocksize, dataConn, verbose)</text:p>
      <text:p text:style-name="P202"><text:s text:c="4"/>// <text:s text:c="1"/>...</text:p>
      <text:p text:style-name="P203"><text:s text:c="8"/>done = true</text:p>
      <text:p text:style-name="P204"><text:s text:c="4"/>}</text:p>
      <text:p text:style-name="P205"/>
      <text:p text:style-name="P206"><text:s text:c="2"/>// Start the synchronization</text:p>
      <text:p text:style-name="P207"><text:s text:c="4"/>SendFile(parallel, f, src, blocksize, dataConn, verbose)</text:p>
      <text:p text:style-name="P208"/>
      <text:p text:style-name="P209"><text:s text:c="2"/>// Wait until the next polling cycle starts</text:p>
      <text:p text:style-name="P210"><text:s text:c="4"/>time.Sleep(pollDuration)</text:p>
      <text:p text:style-name="P211">}</text:p>
      <text:h text:style-name="Heading_20_3" text:outline-level="3"><text:bookmark-start text:name="file-receiver"/>File Receiver<text:bookmark-end text:name="file-receiver"/></text:h>
      <text:p text:style-name="First_20_paragraph">The file receiver also connects to the multiplexer hub, this time registering itself as a <text:span text:style-name="Source_Text">dst-control</text:span> peer. After it has received a file name from the multiplexer hub, it connects to the multiplexer hub again - this time registering itself as a <text:span text:style-name="Source_Text">dst</text:span> peer, which creates leading directories, opens up the destination file and registers itself:</text:p>
      <text:p text:style-name="P212">// Connection and registration</text:p>
      <text:p text:style-name="P213">syncerConn, err := d.DialContext(ctx, "tcp", syncerRaddr)</text:p>
      <text:p text:style-name="P214">// ...</text:p>
      <text:p text:style-name="P215">utils.EncodeJSONFixedLength(syncerConn, "dst-control")</text:p>
      <text:p text:style-name="P216"/>
      <text:p text:style-name="P217">for {</text:p>
      <text:p text:style-name="P218"><text:s text:c="2"/>file := ""</text:p>
      <text:p text:style-name="P219"><text:s text:c="2"/>utils.DecodeJSONFixedLength(syncerConn, &amp;file)</text:p>
      <text:p text:style-name="P220"/>
      <text:p text:style-name="P221"><text:s text:c="2"/>go func() {</text:p>
      <text:p text:style-name="P222"><text:s text:c="4"/>// Connection and registration</text:p>
      <text:p text:style-name="P223"><text:s text:c="4"/>dataConn, err := d.DialContext(ctx, "tcp", syncerRaddr)</text:p>
      <text:p text:style-name="P224"><text:s text:c="4"/>// ..</text:p>
      <text:p text:style-name="P225"><text:s text:c="4"/>utils.EncodeJSONFixedLength(dataConn, "dst")</text:p>
      <text:p text:style-name="P226"/>
      <text:p text:style-name="P227"><text:s text:c="4"/>// Destination directory and file setup</text:p>
      <text:p text:style-name="P228"><text:s text:c="4"/>dst := getDstPath(file)</text:p>
      <text:p text:style-name="P229"><text:s text:c="4"/>os.MkdirAll(filepath.Dir(dst), os.ModePerm)</text:p>
      <text:p text:style-name="P230"/>
      <text:p text:style-name="P231"><text:s text:c="4"/>f, err := os.OpenFile(dst, os.O_WRONLY|os.O_CREATE, os.ModePerm)</text:p>
      <text:p text:style-name="P232"><text:s text:c="4"/>// ...</text:p>
      <text:p text:style-name="P233"><text:s text:c="2"/>}()</text:p>
      <text:p text:style-name="P234">}</text:p>
      <text:p text:style-name="First_20_paragraph">The file name is now sent to the multiplexer again, causing it to look for a peer that advertises the requested file. If such a peer is found, it starts the file receiver process in a loop, exiting only once the file has been completely synced:</text:p>
      <text:p text:style-name="P235">// Sending the file name</text:p>
      <text:p text:style-name="P236">utils.EncodeJSONFixedLength(dataConn, file)</text:p>
      <text:p text:style-name="P237"/>
      <text:p text:style-name="P238">for {</text:p>
      <text:p text:style-name="P239"><text:s text:c="2"/>// Receiving one set of delta changes</text:p>
      <text:p text:style-name="P240"><text:s text:c="2"/>ReceiveFile(parallel, f, dst, blocksize, dataConn, verbose)</text:p>
      <text:p text:style-name="P241"/>
      <text:p text:style-name="P242"><text:s text:c="2"/>// Termination</text:p>
      <text:p text:style-name="P243"><text:s text:c="2"/>if once(file) {</text:p>
      <text:p text:style-name="P244"><text:s text:c="4"/>return</text:p>
      <text:p text:style-name="P245"><text:s text:c="2"/>}</text:p>
      <text:p text:style-name="P246">}</text:p>
      <text:h text:style-name="Heading_20_3" text:outline-level="3"><text:bookmark-start text:name="file-transmission"/>File Transmission<text:bookmark-end text:name="file-transmission"/></text:h>
      <text:p text:style-name="First_20_paragraph">This component does the actual transmission in each iteration of the delta synchronization algorithm. It receives the remote hashes from the multiplexer hub, calculates the matching local hashes and compares them, which it sends the hashes that don’t match back to the file receiver via the multiplexer hub:</text:p>
      <text:p text:style-name="P247">// Receiving remote hashes</text:p>
      <text:p text:style-name="P248">remoteHashes := []string{}</text:p>
      <text:p text:style-name="P249">utils.DecodeJSONFixedLength(conn, &amp;remoteHashes)</text:p>
      <text:p text:style-name="P250">// ...</text:p>
      <text:p text:style-name="P251"/>
      <text:p text:style-name="P252">// Calculating the hashes</text:p>
      <text:p text:style-name="P253">localHashes, cutoff, err := GetHashesForBlocks(parallel, path, blocksize)</text:p>
      <text:p text:style-name="P254"/>
      <text:p text:style-name="P255">// Comparing the hashes</text:p>
      <text:p text:style-name="P256">blocksToSend := []int64{}</text:p>
      <text:p text:style-name="P257">for i, localHash := range localHashes {</text:p>
      <text:p text:style-name="P258"><text:s text:c="4"/>j := int64(i)</text:p>
      <text:p text:style-name="P259"/>
      <text:p text:style-name="P260"><text:s text:c="4"/>if len(remoteHashes) &lt;= i {</text:p>
      <text:p text:style-name="P261"><text:s text:c="8"/>blocksToSend = append(blocksToSend, j)</text:p>
      <text:p text:style-name="P262"/>
      <text:p text:style-name="P263"><text:s text:c="8"/>continue</text:p>
      <text:p text:style-name="P264"><text:s text:c="4"/>}</text:p>
      <text:p text:style-name="P265"/>
      <text:p text:style-name="P266"><text:s text:c="4"/>if localHash != remoteHashes[i] {</text:p>
      <text:p text:style-name="P267"><text:s text:c="8"/>blocksToSend = append(blocksToSend, j)</text:p>
      <text:p text:style-name="P268"/>
      <text:p text:style-name="P269"><text:s text:c="8"/>continue</text:p>
      <text:p text:style-name="P270"><text:s text:c="4"/>}</text:p>
      <text:p text:style-name="P271">}</text:p>
      <text:p text:style-name="P272"/>
      <text:p text:style-name="P273">// Sending the non-matching hashes</text:p>
      <text:p text:style-name="P274">utils.EncodeJSONFixedLength(conn, blocksToSend)</text:p>
      <text:p text:style-name="First_20_paragraph">If the remote has sent less hashes than were calculated locally, it asks the remote to truncate it’s file to the size of the local file that is being synchronized, after which it sends the updated data for the file in the order that the changed hashes were sent:</text:p>
      <text:p text:style-name="P275">// Local file is empty, truncate remote file to zero</text:p>
      <text:p text:style-name="P276">if len(remoteHashes) &gt; 0 &amp;&amp; len(localHashes) &lt;= 0 {</text:p>
      <text:p text:style-name="P277"><text:s text:c="4"/>utils.EncodeJSONFixedLength(conn, -1)</text:p>
      <text:p text:style-name="P278"/>
      <text:p text:style-name="P279"><text:s text:c="2"/>return // ...</text:p>
      <text:p text:style-name="P280">}</text:p>
      <text:p text:style-name="P281"/>
      <text:p text:style-name="P282">// Grow/shrink remote file</text:p>
      <text:p text:style-name="P283">utils.EncodeJSONFixedLength(conn, cutoff)</text:p>
      <text:p text:style-name="P284"/>
      <text:p text:style-name="P285">// Read changed chunks from file and copy them to the remote connection</text:p>
      <text:p text:style-name="P286">for i, blockToSend := range blocksToSend {</text:p>
      <text:p text:style-name="P287"><text:s text:c="4"/>backset := int64(0)</text:p>
      <text:p text:style-name="P288"><text:s text:c="4"/>if i == len(blocksToSend)-1 {</text:p>
      <text:p text:style-name="P289"><text:s text:c="8"/>backset = cutoff</text:p>
      <text:p text:style-name="P290"><text:s text:c="4"/>}</text:p>
      <text:p text:style-name="P291"/>
      <text:p text:style-name="P292"><text:s text:c="4"/>b := make([]byte, blocksize-backset)</text:p>
      <text:p text:style-name="P293"><text:s text:c="4"/>file.ReadAt(b, blockToSend*(blocksize))</text:p>
      <text:p text:style-name="P294"/>
      <text:p text:style-name="P295"><text:s text:c="4"/>m, err := conn.Write(b)</text:p>
      <text:p text:style-name="P296"><text:s text:c="2"/>// ...</text:p>
      <text:p text:style-name="P297">}</text:p>
      <text:h text:style-name="Heading_20_3" text:outline-level="3"><text:bookmark-start text:name="hash-calculation"/>Hash Calculation<text:bookmark-end text:name="hash-calculation"/></text:h>
      <text:p text:style-name="First_20_paragraph">The hash calculation implements the concurrent hashing of both the file transmitter and receiver. It uses a semaphore to limit the amount of concurrent access to the file that is being hashed, and a wait group to detect that the calculation has finished:</text:p>
      <text:p text:style-name="P298">// The lock and semaphore</text:p>
      <text:p text:style-name="P299">var wg sync.WaitGroup</text:p>
      <text:p text:style-name="P300">wg.Add(int(blocks))</text:p>
      <text:p text:style-name="P301"/>
      <text:p text:style-name="P302">lock := semaphore.NewWeighted(parallel)</text:p>
      <text:p text:style-name="P303"/>
      <text:p text:style-name="P304">// ...</text:p>
      <text:p text:style-name="P305"/>
      <text:p text:style-name="P306">// Concurrent hash calculation</text:p>
      <text:p text:style-name="P307">for i := int64(0); i &lt; blocks; i++ {</text:p>
      <text:p text:style-name="P308"><text:s text:c="4"/>j := i</text:p>
      <text:p text:style-name="P309"/>
      <text:p text:style-name="P310"><text:s text:c="4"/>go calculateHash(j)</text:p>
      <text:p text:style-name="P311">}</text:p>
      <text:p text:style-name="P312">wg.Wait()</text:p>
      <text:p text:style-name="First_20_paragraph">Worker goroutines acquire a lock of this semaphore and calculate a CRC32 hash, which is a weak but fast hashing algorithm. For easier transmission, the hashes are hex-encoded and collected:</text:p>
      <text:p text:style-name="P313">calculateHash := func(j int64) {</text:p>
      <text:p text:style-name="P314"><text:s text:c="4"/>_ = lock.Acquire(context.Background(), 1)</text:p>
      <text:p text:style-name="P315"><text:s text:c="4"/>// ...</text:p>
      <text:p text:style-name="P316"/>
      <text:p text:style-name="P317"><text:s text:c="4"/>checkFile, err := os.Open(file)</text:p>
      <text:p text:style-name="P318"/>
      <text:p text:style-name="P319"/>
      <text:p text:style-name="P320"><text:s text:c="2"/>// Hash calculation of the specific chunk</text:p>
      <text:p text:style-name="P321"><text:s text:c="4"/>hash := crc32.NewIEEE()</text:p>
      <text:p text:style-name="P322"><text:s text:c="4"/>io.CopyN(hash, io.NewSectionReader(checkFile, j*(blocksize), blocksize), blocksize)</text:p>
      <text:p text:style-name="P323"><text:s text:c="4"/>// ...</text:p>
      <text:p text:style-name="P324"/>
      <text:p text:style-name="P325"><text:s text:c="2"/>// Hash encoding</text:p>
      <text:p text:style-name="P326"><text:s text:c="4"/>hashes[j] = hex.EncodeToString(hash.Sum(nil))</text:p>
      <text:p text:style-name="P327"><text:s text:c="2"/>// ...</text:p>
      <text:p text:style-name="P328">}</text:p>
      <text:h text:style-name="Heading_20_3" text:outline-level="3"><text:bookmark-start text:name="file-reception"/>File Reception<text:bookmark-end text:name="file-reception"/></text:h>
      <text:p text:style-name="First_20_paragraph">This is the receiving component of one delta synchronization iteration. It starts by calculating hashes for the existing local copy of the file, which it then sends to the remote before it waits to receive the remote’s hashes and potential truncation request:</text:p>
      <text:p text:style-name="P329">// Local hash calculation</text:p>
      <text:p text:style-name="P330">localHashes, _, err := GetHashesForBlocks(parallel, path, blocksize)</text:p>
      <text:p text:style-name="P331"/>
      <text:p text:style-name="P332">// Sending the hashes to the remote</text:p>
      <text:p text:style-name="P333">utils.EncodeJSONFixedLength(conn, localHashes)</text:p>
      <text:p text:style-name="P334"/>
      <text:p text:style-name="P335">// Receiving the remote hashes and the truncation request</text:p>
      <text:p text:style-name="P336">blocksToFetch := []int64{}</text:p>
      <text:p text:style-name="P337">utils.DecodeJSONFixedLength(conn, &amp;blocksToFetch)</text:p>
      <text:p text:style-name="P338">// ...</text:p>
      <text:p text:style-name="P339"/>
      <text:p text:style-name="P340">cutoff := int64(0)</text:p>
      <text:p text:style-name="P341">utils.DecodeJSONFixedLength(conn, &amp;cutoff)</text:p>
      <text:p text:style-name="First_20_paragraph">If the remote detected that the file needs to be cleared (by sending a negative cutoff value), the receiver truncates the file; similarly so, if it has detected that the file has grown or shrunk since the last synchronization cycle, it shortens or extends it, after which the chunks are read from the connection and written to the local file:</text:p>
      <text:p text:style-name="P342">// Clearing the file</text:p>
      <text:p text:style-name="P343">if cutoff == -1 {</text:p>
      <text:p text:style-name="P344"><text:s text:c="4"/>file.Truncate(0)</text:p>
      <text:p text:style-name="P345"/>
      <text:p text:style-name="P346"><text:s text:c="4"/>return nil</text:p>
      <text:p text:style-name="P347">}</text:p>
      <text:p text:style-name="P348">/// ...</text:p>
      <text:p text:style-name="P349"/>
      <text:p text:style-name="P350">// Shrinking or growing the file</text:p>
      <text:p text:style-name="P351">s, err := os.Stat(path)</text:p>
      <text:p text:style-name="P352"/>
      <text:p text:style-name="P353">newSize := (((blocksToFetch[len(blocksToFetch)-1] + 1) * blocksize) - cutoff)</text:p>
      <text:p text:style-name="P354">diff := s.Size() - newSize</text:p>
      <text:p text:style-name="P355"/>
      <text:p text:style-name="P356">if diff &gt; 0 {</text:p>
      <text:p text:style-name="P357"><text:s text:c="4"/>// If the file on the server got smaller, truncate the local file accordingly</text:p>
      <text:p text:style-name="P358"><text:s text:c="4"/>file.Truncate(newSize)</text:p>
      <text:p text:style-name="P359">} else {</text:p>
      <text:p text:style-name="P360"><text:s text:c="4"/>// If the file on the server grew, grow the local file accordingly</text:p>
      <text:p text:style-name="P361"><text:s text:c="4"/>file.Seek(0, 2)</text:p>
      <text:p text:style-name="P362"/>
      <text:p text:style-name="P363"><text:s text:c="4"/>io.CopyN(file, nopReader{}, -diff)</text:p>
      <text:p text:style-name="P364">}</text:p>
      <text:p text:style-name="P365"/>
      <text:p text:style-name="P366">for i, blockToFetch := range blocksToFetch {</text:p>
      <text:p text:style-name="P367"><text:s text:c="4"/>backset := int64(0)</text:p>
      <text:p text:style-name="P368"><text:s text:c="4"/>if i == len(blocksToFetch)-1 {</text:p>
      <text:p text:style-name="P369"><text:s text:c="8"/>backset = cutoff</text:p>
      <text:p text:style-name="P370"><text:s text:c="4"/>}</text:p>
      <text:p text:style-name="P371"/>
      <text:p text:style-name="P372"><text:s text:c="2"/>// Receiving the chunk</text:p>
      <text:p text:style-name="P373"><text:s text:c="4"/>b := make([]byte, blocksize-backset)</text:p>
      <text:p text:style-name="P374"><text:s text:c="4"/>io.ReadFull(conn, b)</text:p>
      <text:p text:style-name="P375"/>
      <text:p text:style-name="P376"><text:s text:c="2"/>// Writing the chunk to the local file</text:p>
      <text:p text:style-name="P377"><text:s text:c="4"/>file.WriteAt(b, blockToFetch*(blocksize))</text:p>
      <text:p text:style-name="P378">}</text:p>
      <text:h text:style-name="Heading_20_2" text:outline-level="2"><text:bookmark-start text:name="fuse-implementation-in-go"/>FUSE Implementation in Go<text:bookmark-end text:name="fuse-implementation-in-go"/></text:h>
      <text:p text:style-name="First_20_paragraph">Implementing a FUSE in Go can be split into two separate tasks: Creating a backend for a file abstraction API and creating an adapter between this API and a FUSE library.</text:p>
      <text:p text:style-name="Text_20_body">Developing a backend for a file system abstraction API such as <text:span text:style-name="Source_Text">afero.Fs</text:span> instead of implementing it to work with FUSE bindings directly offers several advantages. This layer of indirection allows splitting the FUSE implementation from the actual <text:span text:style-name="Source_Text">inode</text:span> structure of the system, which makes it unit testable[40]. This is a high priority due to the complexities and edge cases involved with creating a file system. A standard API also offers the ability to implement things such as caching by simply nesting multiple <text:span text:style-name="Source_Text">afero.Fs</text:span> interfaces, and the required interface is rather minimal[41]:</text:p>
      <text:p text:style-name="P379">type Fs interface {</text:p>
      <text:p text:style-name="P380"><text:s text:c="4"/>Create(name string) (File, error)</text:p>
      <text:p text:style-name="P381"><text:s text:c="4"/>Mkdir(name string, perm os.FileMode) error</text:p>
      <text:p text:style-name="P382"><text:s text:c="4"/>MkdirAll(path string, perm os.FileMode) error</text:p>
      <text:p text:style-name="P383"><text:s text:c="4"/>Open(name string) (File, error)</text:p>
      <text:p text:style-name="P384"><text:s text:c="4"/>OpenFile(name string, flag int, perm os.FileMode) (File, error)</text:p>
      <text:p text:style-name="P385"><text:s text:c="4"/>Remove(name string) error</text:p>
      <text:p text:style-name="P386"><text:s text:c="4"/>RemoveAll(path string) error</text:p>
      <text:p text:style-name="P387"><text:s text:c="4"/>Rename(oldname, newname string) error</text:p>
      <text:p text:style-name="P388"><text:s text:c="4"/>Stat(name string) (os.FileInfo, error)</text:p>
      <text:p text:style-name="P389"><text:s text:c="4"/>Name() string</text:p>
      <text:p text:style-name="P390"><text:s text:c="4"/>Chmod(name string, mode os.FileMode) error</text:p>
      <text:p text:style-name="P391"><text:s text:c="4"/>Chown(name string, uid, gid int) error</text:p>
      <text:p text:style-name="P392"><text:s text:c="4"/>Chtimes(name string, atime time.Time, mtime time.Time) error</text:p>
      <text:p text:style-name="P393">}</text:p>
      <text:p text:style-name="First_20_paragraph">The STFS project[42] has shown that by using this abstraction layer, seemingly incompatible, non-linear backends can still be mapped to a file system. The project is backend by a tape drive, which is inherently append-only and optimized for linear access. Thanks to the inclusion of an on-disk index and various optimization methods, the resulting file system was still performant enough for standard use, while also supporting most of the features required by the average user such as symlinks, file updates and more.</text:p>
      <text:p text:style-name="Text_20_body">By using a project like sile-fystem[43], it is also possible to use any <text:span text:style-name="Source_Text">afero.Fs</text:span> filesystem as a FUSE backend; this can signficantly reduce the required implementation overhead, as it doesn’t require writing a custom adapter:</text:p>
      <text:p text:style-name="P394">// Creating the file system</text:p>
      <text:p text:style-name="P395">serve := filesystem.NewFileSystem(</text:p>
      <text:p text:style-name="P396"><text:s text:c="2"/>// ..</text:p>
      <text:p text:style-name="P397"><text:s text:c="2"/>afero.NewOsFs(), <text:s text:c="1"/>// afero.Fs implementation here</text:p>
      <text:p text:style-name="P398"><text:s text:c="2"/>// ...</text:p>
      <text:p text:style-name="P399">)</text:p>
      <text:p text:style-name="P400">// ...</text:p>
      <text:p text:style-name="P401"/>
      <text:p text:style-name="P402">// Mounting the file system</text:p>
      <text:p text:style-name="P403">fuse.Mount(viper.GetString(mountpoint), serve, cfg)</text:p>
      <text:p text:style-name="P404">// ...</text:p>
      <text:p text:style-name="First_20_paragraph">While the FUSE approach to synchronization is interesting, even with these available libraries the required overhead of implementing it (as shown by prior projects like STFS) as well as other factors that will be mentioned later led to this approach not being pursued further.</text:p>
      <text:h text:style-name="Heading_20_2" text:outline-level="2"><text:bookmark-start text:name="nbd-with-go-nbd"/>NBD with <text:span text:style-name="Source_Text">go-nbd</text:span><text:bookmark-end text:name="nbd-with-go-nbd"/></text:h>
      <text:h text:style-name="Heading_20_3" text:outline-level="3"><text:bookmark-start text:name="overview-2"/>Overview<text:bookmark-end text:name="overview-2"/></text:h>
      <text:p text:style-name="First_20_paragraph">Due to a lack of existing, lean and maintained NBD libraries for Go, a custom pure Go NBD library was implemented. Most NBD libraries also only provide a server and no the client component, but both are needed for the NBD-based migration approach to work. By not having to rely on CGo or a pre-existing NBD library like <text:span text:style-name="Source_Text">nbdkit</text:span>, this custom library can also skip a significant amount of the overhead that is typically associated with C interoperability, particularly in the context of concurrency in Go with CGo [44].</text:p>
      <text:h text:style-name="Heading_20_3" text:outline-level="3"><text:bookmark-start text:name="server"/>Server<text:bookmark-end text:name="server"/></text:h>
      <text:p text:style-name="First_20_paragraph">The NBD server is implemented completely in userspace, and there are no kernel components involved. The backend interface that is expected by the server is very simple and only requires four methods to be implemented; <text:span text:style-name="Source_Text">ReadAt</text:span>, <text:span text:style-name="Source_Text">WriteAt</text:span>, <text:span text:style-name="Source_Text">Size</text:span> and <text:span text:style-name="Source_Text">Sync</text:span>:</text:p>
      <text:p text:style-name="P405">type Backend interface {</text:p>
      <text:p text:style-name="P406"><text:s text:c="4"/>ReadAt(p []byte, off int64) (n int, err error)</text:p>
      <text:p text:style-name="P407"><text:s text:c="4"/>WriteAt(p []byte, off int64) (n int, err error)</text:p>
      <text:p text:style-name="P408"><text:s text:c="4"/>Size() (int64, error)</text:p>
      <text:p text:style-name="P409"><text:s text:c="4"/>Sync() error</text:p>
      <text:p text:style-name="P410">}</text:p>
      <text:p text:style-name="First_20_paragraph">The key difference between this backend design and the one used for <text:span text:style-name="Source_Text">userfaultfd-go</text:span> is that they also support writes and other operations that would typically be expected for a complete block device, such as flushing data with <text:span text:style-name="Source_Text">Sync()</text:span>. An example implementation of this backend is the file backend; since a file is conceptually similar to a block device, the overhead of creating the backend is minimal:</text:p>
      <text:p text:style-name="P411">func (b *FileBackend) ReadAt(p []byte, off int64) (n int, err error) {</text:p>
      <text:p text:style-name="P412"><text:s text:c="4"/>n, err = b.file.ReadAt(p, off)</text:p>
      <text:p text:style-name="P413">}</text:p>
      <text:p text:style-name="P414"/>
      <text:p text:style-name="P415">func (b *FileBackend) WriteAt(p []byte, off int64) (n int, err error) {</text:p>
      <text:p text:style-name="P416"><text:s text:c="4"/>n, err = b.file.WriteAt(p, off)</text:p>
      <text:p text:style-name="P417">}</text:p>
      <text:p text:style-name="P418"/>
      <text:p text:style-name="P419">func (b *FileBackend) Size() (int64, error) {</text:p>
      <text:p text:style-name="P420"><text:s text:c="4"/>stat, err := b.file.Stat()</text:p>
      <text:p text:style-name="P421"><text:s text:c="4"/>// ..</text:p>
      <text:p text:style-name="P422"><text:s text:c="4"/>return stat.Size(), nil</text:p>
      <text:p text:style-name="P423">}</text:p>
      <text:p text:style-name="P424"/>
      <text:p text:style-name="P425">func (b *FileBackend) Sync() error {</text:p>
      <text:p text:style-name="P426"><text:s text:c="4"/>return b.file.Sync()</text:p>
      <text:p text:style-name="P427">}</text:p>
      <text:p text:style-name="First_20_paragraph">In order to serve such a backend, <text:span text:style-name="Source_Text">go-nbd</text:span> exposes <text:span text:style-name="Source_Text">Handle</text:span> function:</text:p>
      <text:p text:style-name="P428">func Handle(conn net.Conn, exports []Export, options *Options) error</text:p>
      <text:p text:style-name="First_20_paragraph">By not depending on a specific transport layer and instead only depending on a generic <text:span text:style-name="Source_Text">net.Conn</text:span>, it is possible to easily integrate <text:span text:style-name="Source_Text">go-nbd</text:span> in existing client/server systems or to switch out the typical TCP transport layer with i.e. QUIC. By not requiring <text:span text:style-name="Source_Text">dial/accept</text:span> semantics it is also possible to use a P2P communication layer for peer-to-peer NBD such as WebRTC with weron[45], which also provides the necessary <text:span text:style-name="Source_Text">net.Conn</text:span> interface.</text:p>
      <text:p text:style-name="Text_20_body">In addition to this <text:span text:style-name="Source_Text">net.Conn</text:span>, options can be provided to the server; these include the ability to make the server read-only by blocking write operations, or to set the preferred block size. The actual backend is linked to the server through the concept of an export:</text:p>
      <text:p text:style-name="P429">type Export struct {</text:p>
      <text:p text:style-name="P430"><text:s text:c="4"/>Name <text:s text:c="7"/>string</text:p>
      <text:p text:style-name="P431"><text:s text:c="4"/>Description string</text:p>
      <text:p text:style-name="P432"/>
      <text:p text:style-name="P433"><text:s text:c="4"/>Backend backend.Backend</text:p>
      <text:p text:style-name="P434">}</text:p>
      <text:p text:style-name="First_20_paragraph">This allows a single server to expose multiple backends that are identified with a name and description, which can, in the memory synchronization scenario, be used to identify multiple shared memory regions.</text:p>
      <text:p text:style-name="Text_20_body">To make the implementation of the NBD protocol easier, negotation and transmission phase headers and and other structured data is modelled using Go structs:</text:p>
      <text:p text:style-name="P435">// ...</text:p>
      <text:p text:style-name="P436">type NegotiationOptionHeader struct {</text:p>
      <text:p text:style-name="P437"><text:s text:c="4"/>OptionMagic uint64</text:p>
      <text:p text:style-name="P438"><text:s text:c="4"/>ID <text:s text:c="9"/>uint32</text:p>
      <text:p text:style-name="P439"><text:s text:c="4"/>Length <text:s text:c="5"/>uint32</text:p>
      <text:p text:style-name="P440">}</text:p>
      <text:p text:style-name="P441"/>
      <text:p text:style-name="P442">type NegotiationReplyHeader struct {</text:p>
      <text:p text:style-name="P443"><text:s text:c="4"/>ReplyMagic uint64</text:p>
      <text:p text:style-name="P444"><text:s text:c="4"/>ID <text:s text:c="8"/>uint32</text:p>
      <text:p text:style-name="P445"><text:s text:c="4"/>Type <text:s text:c="6"/>uint32</text:p>
      <text:p text:style-name="P446"><text:s text:c="4"/>Length <text:s text:c="4"/>uint32</text:p>
      <text:p text:style-name="P447">}</text:p>
      <text:p text:style-name="P448">// ...</text:p>
      <text:p text:style-name="First_20_paragraph">In order to keep the actual handshake as simple as possible, only the fixed newstyle handshake is implemented, which also makes the implementation compliant with the baseline specification as defined by the protocol[25]. The negotiation starts by the server sending the negotiation header to the NBD client and ignoring the client’s flags:</text:p>
      <text:p text:style-name="P449">// Sending the negotiation header</text:p>
      <text:p text:style-name="P450">binary.Write(conn, binary.BigEndian, protocol.NegotiationNewstyleHeader{</text:p>
      <text:p text:style-name="P451"><text:s text:c="4"/>OldstyleMagic: <text:s text:c="1"/>protocol.NEGOTIATION_MAGIC_OLDSTYLE,</text:p>
      <text:p text:style-name="P452"><text:s text:c="4"/>OptionMagic: <text:s text:c="3"/>protocol.NEGOTIATION_MAGIC_OPTION,</text:p>
      <text:p text:style-name="P453"><text:s text:c="4"/>HandshakeFlags: protocol.NEGOTIATION_HANDSHAKE_FLAG_FIXED_NEWSTYLE,</text:p>
      <text:p text:style-name="P454">})</text:p>
      <text:p text:style-name="P455"/>
      <text:p text:style-name="P456">// Discard client flags (uint32)</text:p>
      <text:p text:style-name="P457">_, err := io.CopyN(io.Discard, conn, 4)</text:p>
      <text:p text:style-name="P458">// ...</text:p>
      <text:p text:style-name="First_20_paragraph">The option negotiation phase is implemented using a simple loop, which either breaks on success or returns in the case of an error. For the Go implementation, it is possible to use the <text:span text:style-name="Source_Text">binary</text:span> package to correctly encode and decode the NBD packets and then switching on the encoded option ID:</text:p>
      <text:p text:style-name="P459">for {</text:p>
      <text:p text:style-name="P460"><text:s text:c="4"/>// Read the header</text:p>
      <text:p text:style-name="P461"><text:s text:c="4"/>var optionHeader protocol.NegotiationOptionHeader</text:p>
      <text:p text:style-name="P462"><text:s text:c="4"/>binary.Read(conn, binary.BigEndian, &amp;optionHeader)</text:p>
      <text:p text:style-name="P463"/>
      <text:p text:style-name="P464"><text:s text:c="4"/>// <text:s text:c="1"/>Validate the packet</text:p>
      <text:p text:style-name="P465"><text:s text:c="4"/>if optionHeader.OptionMagic != protocol.NEGOTIATION_MAGIC_OPTION {</text:p>
      <text:p text:style-name="P466"><text:s text:c="8"/>return ErrInvalidMagic</text:p>
      <text:p text:style-name="P467"><text:s text:c="4"/>}</text:p>
      <text:p text:style-name="P468"/>
      <text:p text:style-name="P469"><text:s text:c="4"/>// Handle the option by it's ID</text:p>
      <text:p text:style-name="P470"><text:s text:c="4"/>switch optionHeader.ID {</text:p>
      <text:p text:style-name="P471"><text:s text:c="8"/>// ...</text:p>
      <text:p text:style-name="P472"><text:s text:c="4"/>}</text:p>
      <text:p text:style-name="P473">}</text:p>
      <text:p text:style-name="First_20_paragraph">In this handshake, the <text:span text:style-name="Source_Text">NEGOTIATION_ID_OPTION_INFO</text:span> and <text:span text:style-name="Source_Text">NEGOTIATION_ID_OPTION_GO</text:span> options exchange information about the chosen export (i.e. block size, export size, name and description), and if <text:span text:style-name="Source_Text">GO</text:span> is specified, immediately continue on to the transmission phase. If an export is not found, the server aborts the connection. In order to allow for enumeration of available exports, the <text:span text:style-name="Source_Text">NEGOTIATION_ID_OPTION_LIST</text:span> allows for returning the list of exports to the client, and <text:span text:style-name="Source_Text">NEGOTIATION_ID_OPTION_ABORT</text:span> allows aborting handshake, which can be necessary if i.e. the <text:span text:style-name="Source_Text">NEGOTIATION_ID_OPTION_INFO</text:span> was chosen but the client can’t handle the exposed export, i.e. due to it not supporting the advertised block size.</text:p>
      <text:p text:style-name="Text_20_body">The actual transmission phase is implemented in a similar way, by reading headers in a loop, switchin on the message type and handling it accordingly. <text:span text:style-name="Source_Text">TRANSMISSION_TYPE_REQUEST_READ</text:span> forwards a read request to the selected export’s backend and sends the relevant chunk to the client, <text:span text:style-name="Source_Text">TRANSMISSION_TYPE_REQUEST_WRITE</text:span> reads the offset and chunk from the client, and writes it to the export’s backend:</text:p>
      <text:p text:style-name="P474">// Reading the chunk to be written from the client's connection</text:p>
      <text:p text:style-name="P475">n, err := io.ReadAtLeast(conn, b[:requestHeader.Length], int(requestHeader.Length))</text:p>
      <text:p text:style-name="P476">// ...</text:p>
      <text:p text:style-name="P477"/>
      <text:p text:style-name="P478">// Writing it to the backend</text:p>
      <text:p text:style-name="P479">export.Backend.WriteAt(b[:n], int64(requestHeader.Offset))</text:p>
      <text:p text:style-name="P480"/>
      <text:p text:style-name="P481">// Acknowledging the write to the client</text:p>
      <text:p text:style-name="P482">binary.Write(conn, binary.BigEndian, protocol.TransmissionReplyHeader{</text:p>
      <text:p text:style-name="P483"><text:s text:c="4"/>ReplyMagic: protocol.TRANSMISSION_MAGIC_REPLY,</text:p>
      <text:p text:style-name="P484"><text:s text:c="4"/>Error: <text:s text:c="5"/>0,</text:p>
      <text:p text:style-name="P485"><text:s text:c="4"/>Handle: <text:s text:c="4"/>requestHeader.Handle,</text:p>
      <text:p text:style-name="P486">})</text:p>
      <text:p text:style-name="First_20_paragraph">It is here that the read-only option is implemented by sending a permission error in case of writes:</text:p>
      <text:p text:style-name="P487">if options.ReadOnly {</text:p>
      <text:p text:style-name="P488"><text:s text:c="4"/>// Discard the write command's data</text:p>
      <text:p text:style-name="P489"><text:s text:c="4"/>_, err := io.CopyN(io.Discard, conn, int64(requestHeader.Length))</text:p>
      <text:p text:style-name="P490"/>
      <text:p text:style-name="P491"><text:s text:c="4"/>// Sending the error reply</text:p>
      <text:p text:style-name="P492"><text:s text:c="4"/>binary.Write(conn, binary.BigEndian, protocol.TransmissionReplyHeader{</text:p>
      <text:p text:style-name="P493"><text:s text:c="8"/>ReplyMagic: protocol.TRANSMISSION_MAGIC_REPLY,</text:p>
      <text:p text:style-name="P494"><text:s text:c="8"/>Error: <text:s text:c="5"/>protocol.TRANSMISSION_ERROR_EPERM,</text:p>
      <text:p text:style-name="P495"><text:s text:c="8"/>Handle: <text:s text:c="4"/>requestHeader.Handle,</text:p>
      <text:p text:style-name="P496"><text:s text:c="4"/>})</text:p>
      <text:p text:style-name="P497"/>
      <text:p text:style-name="P498"><text:s text:c="4"/>break</text:p>
      <text:p text:style-name="P499">}</text:p>
      <text:p text:style-name="First_20_paragraph">Finally, the <text:span text:style-name="Source_Text">TRANSMISSION_TYPE_REQUEST_DISC</text:span> transmission message type gracefully disconnects the client from the server and causes the backend to sync, i.e. to flush and outstanding writes to disk. This is especially important in order to support the lifecycle of the migration API.</text:p>
      <text:h text:style-name="Heading_20_3" text:outline-level="3"><text:bookmark-start text:name="client"/>Client<text:bookmark-end text:name="client"/></text:h>
      <text:p text:style-name="First_20_paragraph">Unlike the server, the client is implemented by using both the kernel’s NBD client and a userspace component. In order to use the kernel NBD client, it is necessary to first find a free NBD device (<text:span text:style-name="Source_Text">/dev/nbd*</text:span>); these devices are allocated by the kernel NBD module and can be specified with the <text:span text:style-name="Source_Text">nbds_max</text:span> parameter[46]. In order to find a free device, we can either specify it manually, or check <text:span text:style-name="Source_Text">sysfs</text:span> for a NBD device that reports a zero size:</text:p>
      <text:p text:style-name="P500">// Using a glob on sysfs for the NBD device size</text:p>
      <text:p text:style-name="P501">statPaths, err := filepath.Glob(path.Join("/sys", "block", "nbd*", "size"))</text:p>
      <text:p text:style-name="P502">// ...</text:p>
      <text:p text:style-name="P503"/>
      <text:p text:style-name="P504">// Finding the first device that reports a zero zsize</text:p>
      <text:p text:style-name="P505">for _, statPath := range statPaths {</text:p>
      <text:p text:style-name="P506"><text:s text:c="4"/>rsize, err := os.ReadFile(statPath)</text:p>
      <text:p text:style-name="P507"><text:s text:c="4"/>// ...</text:p>
      <text:p text:style-name="P508"/>
      <text:p text:style-name="P509"><text:s text:c="4"/>size, err := strconv.ParseInt(strings.TrimSpace(string(rsize)), 10, 64)</text:p>
      <text:p text:style-name="P510"><text:s text:c="4"/>// ...</text:p>
      <text:p text:style-name="P511"/>
      <text:p text:style-name="P512"><text:s text:c="4"/>if size == 0 {</text:p>
      <text:p text:style-name="P513"><text:s text:c="8"/>return filepath.Join("/dev", filepath.Base(filepath.Dir(statPath))), nil</text:p>
      <text:p text:style-name="P514"><text:s text:c="4"/>}</text:p>
      <text:p text:style-name="P515">}</text:p>
      <text:p text:style-name="First_20_paragraph">After a free NBD device has been found, the client can be started by calling <text:span text:style-name="Source_Text">Connect</text:span> with a <text:span text:style-name="Source_Text">net.Conn</text:span> and options, similarly to the server:</text:p>
      <text:p text:style-name="P516">func Connect(conn net.Conn, device *os.File, options *Options) error</text:p>
      <text:p text:style-name="First_20_paragraph">This time, the options can define additonal information such as the client’s preferred blocksize, connection timeouts or requested export name, which, in this scenario, can be used to refer to a specific memory region. The kernel’s NBD device is then configured to use the connection; the relevant <text:span text:style-name="Source_Text">ioctl</text:span> constants are extracted by using CGo, or hard-coded values if CGo is not available:</text:p>
      <text:p text:style-name="P517">// Only use CGo if it is available</text:p>
      <text:p text:style-name="P518">//go:build linux &amp;&amp; cgo</text:p>
      <text:p text:style-name="P519"/>
      <text:p text:style-name="P520">// Importing the kernel headers</text:p>
      <text:p text:style-name="P521">/*</text:p>
      <text:p text:style-name="P522">#include &lt;sys/ioctl.h&gt;</text:p>
      <text:p text:style-name="P523">#include &lt;linux/nbd.h&gt;</text:p>
      <text:p text:style-name="P524">*/</text:p>
      <text:p text:style-name="P525">import "C"</text:p>
      <text:p text:style-name="P526"/>
      <text:p text:style-name="P527">const (</text:p>
      <text:p text:style-name="P528"><text:s text:c="4"/>// Extracting the `ioctl` numbers with `CGo`</text:p>
      <text:p text:style-name="P529"><text:s text:c="4"/>NEGOTIATION_IOCTL_SET_SOCK <text:s text:c="7"/>= C.NBD_SET_SOCK</text:p>
      <text:p text:style-name="P530"><text:s text:c="4"/>// ...</text:p>
      <text:p text:style-name="P531">)</text:p>
      <text:p text:style-name="First_20_paragraph">The handshake for the NBD cleint is negotiated in userspace by Go. Similarly to the server, the client only supports the “fixed newstyle” negotiatiation and aborts otherwise. The negotiation is once again implemented as a simple loop similarly to the server with it switching on the type; on <text:span text:style-name="Source_Text">NEGOTIATION_TYPE_REPLY_INFO</text:span>, the client receives the export size, and with <text:span text:style-name="Source_Text">NEGOTIATION_TYPE_INFO_BLOCKSIZE</text:span> it receives the used block size, which it then valides to be within the specified bounds and as a valid power of two, falling back to the preffered block size supplied by the options if possible:</text:p>
      <text:p text:style-name="P532">// Falling back to the client's prefered block size if none is provided, and checking if the server's advertised size is within the clients's bounds as supplied by the options</text:p>
      <text:p text:style-name="P533">if options.BlockSize == 0 {</text:p>
      <text:p text:style-name="P534"><text:s text:c="4"/>chosenBlockSize = info.PreferredBlockSize</text:p>
      <text:p text:style-name="P535">} else if options.BlockSize &gt;= info.MinimumBlockSize &amp;&amp; options.BlockSize &lt;= info.MaximumBlockSize {</text:p>
      <text:p text:style-name="P536"><text:s text:c="4"/>chosenBlockSize = options.BlockSize</text:p>
      <text:p text:style-name="P537">} else {</text:p>
      <text:p text:style-name="P538"><text:s text:c="4"/>return ErrUnsupportedServerBlockSize</text:p>
      <text:p text:style-name="P539">}</text:p>
      <text:p text:style-name="P540"/>
      <text:p text:style-name="P541">// Validating upper and lower supported bounds set by the kernel's NBD client</text:p>
      <text:p text:style-name="P542">if chosenBlockSize &gt; MaximumBlockSize {</text:p>
      <text:p text:style-name="P543"><text:s text:c="4"/>return ErrMaximumBlockSize</text:p>
      <text:p text:style-name="P544">} else if chosenBlockSize &lt; MinimumBlockSize {</text:p>
      <text:p text:style-name="P545"><text:s text:c="4"/>return ErrMinimumBlockSize</text:p>
      <text:p text:style-name="P546">}</text:p>
      <text:p text:style-name="P547"/>
      <text:p text:style-name="P548">// Validating that the chosen block size is a power of two</text:p>
      <text:p text:style-name="P549">if !((chosenBlockSize &gt; 0) &amp;&amp; ((chosenBlockSize &amp; (chosenBlockSize - 1)) == 0)) {</text:p>
      <text:p text:style-name="P550"><text:s text:c="4"/>return ErrBlockSizeNotPowerOfTwo</text:p>
      <text:p text:style-name="P551">}</text:p>
      <text:p text:style-name="First_20_paragraph">After this relevant metadata has been fetched from the server, the kernel NBD client is further configured with these values using <text:span text:style-name="Source_Text">ioctl</text:span>, after which the <text:span text:style-name="Source_Text">DO_IT</text:span> <text:span text:style-name="Source_Text">ioctl</text:span> number is used to asynchronously start the kernel’s NBD client:</text:p>
      <text:p text:style-name="P552">syscall.Syscall(</text:p>
      <text:p text:style-name="P553"><text:s text:c="4"/>syscall.SYS_IOCTL,</text:p>
      <text:p text:style-name="P554"><text:s text:c="4"/>device.Fd(),</text:p>
      <text:p text:style-name="P555"><text:s text:c="4"/>ioctl.NEGOTIATION_IOCTL_SET_BLOCKSIZE,</text:p>
      <text:p text:style-name="P556"><text:s text:c="4"/>uintptr(chosenBlockSize),</text:p>
      <text:p text:style-name="P557">)</text:p>
      <text:p text:style-name="P558"/>
      <text:p text:style-name="P559">// ...</text:p>
      <text:p text:style-name="P560"/>
      <text:p text:style-name="P561">go func() {</text:p>
      <text:p text:style-name="P562"><text:s text:c="4"/>syscall.Syscall(</text:p>
      <text:p text:style-name="P563"><text:s text:c="8"/>syscall.SYS_IOCTL,</text:p>
      <text:p text:style-name="P564"><text:s text:c="8"/>device.Fd(),</text:p>
      <text:p text:style-name="P565"><text:s text:c="8"/>ioctl.NEGOTIATION_IOCTL_DO_IT,</text:p>
      <text:p text:style-name="P566"><text:s text:c="8"/>0,</text:p>
      <text:p text:style-name="P567"><text:s text:c="4"/>)</text:p>
      <text:p text:style-name="P568"><text:s text:c="4"/>// ...</text:p>
      <text:p text:style-name="P569">}()</text:p>
      <text:p text:style-name="First_20_paragraph">In addition to being able to configure the client itself, the client library can also be used to list the exports of a server; for this, another handshake is initiated, but this time the <text:span text:style-name="Source_Text">NEGOTIATION_ID_OPTION_LIST</text:span> option is provided, after which the client reads the export information from the server and disconnects:</text:p>
      <text:p text:style-name="P570">exportNames := []string{}</text:p>
      <text:p text:style-name="P571">for {</text:p>
      <text:p text:style-name="P572"><text:s text:c="4"/>// Reading the export name's length</text:p>
      <text:p text:style-name="P573"><text:s text:c="4"/>var exportNameLength uint32</text:p>
      <text:p text:style-name="P574"><text:s text:c="4"/>if err := binary.Read(info, binary.BigEndian, &amp;exportNameLength); err != nil {</text:p>
      <text:p text:style-name="P575"><text:s text:c="8"/>// All the exports have been received</text:p>
      <text:p text:style-name="P576"><text:s text:c="8"/>if errors.Is(err, io.EOF) {</text:p>
      <text:p text:style-name="P577"><text:s text:c="12"/>break</text:p>
      <text:p text:style-name="P578"><text:s text:c="8"/>}</text:p>
      <text:p text:style-name="P579"><text:s text:c="8"/>// ...</text:p>
      <text:p text:style-name="P580"><text:s text:c="4"/>}</text:p>
      <text:p text:style-name="P581"/>
      <text:p text:style-name="P582"><text:s text:c="4"/>// Reading the export name</text:p>
      <text:p text:style-name="P583"><text:s text:c="4"/>exportName := make([]byte, exportNameLength)</text:p>
      <text:p text:style-name="P584"><text:s text:c="4"/>io.ReadFull(info, exportName)</text:p>
      <text:p text:style-name="P585"/>
      <text:p text:style-name="P586"><text:s text:c="4"/>exportNames = append(exportNames, string(exportName))</text:p>
      <text:p text:style-name="P587">}</text:p>
      <text:h text:style-name="Heading_20_3" text:outline-level="3"><text:bookmark-start text:name="client-lifecycle"/>Client Lifecycle<text:bookmark-end text:name="client-lifecycle"/></text:h>
      <text:p text:style-name="First_20_paragraph">The final <text:span text:style-name="Source_Text">DO_IT</text:span> <text:span text:style-name="Source_Text">ioctl</text:span> never returns until it is disconnected, meaning that an external system must be used to detect whether the device is actually ready. There are two fundamental ways of doing this: By polling <text:span text:style-name="Source_Text">sysfs</text:span> for the size parameter as it was done for finding an unused NBD device, or by using <text:span text:style-name="Source_Text">udev</text:span>.</text:p>
      <text:p text:style-name="Text_20_body"><text:span text:style-name="Source_Text">udev</text:span> manages devices in Linux, and as a device becomes available, the kernel sends an event using this subsystem. By subscribing to this system with the expected NBD device name to catch when it becomes available, it is possible to have a reliable and idiomatic way of detecting the ready state:</text:p>
      <text:p text:style-name="P588">// Connecting to `udev`</text:p>
      <text:p text:style-name="P589">udevConn.Connect(netlink.UdevEvent)</text:p>
      <text:p text:style-name="P590"/>
      <text:p text:style-name="P591">// Subscribing to events for the device name</text:p>
      <text:p text:style-name="P592">udevConn.Monitor(udevReadyCh, udevErrCh, &amp;netlink.RuleDefinitions{</text:p>
      <text:p text:style-name="P593"><text:s text:c="4"/>Rules: []netlink.RuleDefinition{</text:p>
      <text:p text:style-name="P594"><text:s text:c="8"/>{</text:p>
      <text:p text:style-name="P595"><text:s text:c="12"/>Env: map[string]string{</text:p>
      <text:p text:style-name="P596"><text:s text:c="16"/>"DEVNAME": device.Name(),</text:p>
      <text:p text:style-name="P597"><text:s text:c="12"/>},</text:p>
      <text:p text:style-name="P598"><text:s text:c="8"/>},</text:p>
      <text:p text:style-name="P599"><text:s text:c="4"/>},</text:p>
      <text:p text:style-name="P600">})</text:p>
      <text:p text:style-name="P601"/>
      <text:p text:style-name="P602">// Waiting for the device to become available</text:p>
      <text:p text:style-name="P603">go func() {</text:p>
      <text:p text:style-name="P604"><text:s text:c="4"/>// ...</text:p>
      <text:p text:style-name="P605"><text:s text:c="4"/>&lt;-udevReadyCh</text:p>
      <text:p text:style-name="P606"/>
      <text:p text:style-name="P607"><text:s text:c="4"/>options.OnConnected()</text:p>
      <text:p text:style-name="P608">}()</text:p>
      <text:p text:style-name="First_20_paragraph">In reality however, due to overheads in <text:span text:style-name="Source_Text">udev</text:span>, it can be faster to use polling instead of the even system, which is why it is possible to set the <text:span text:style-name="Source_Text">ReadyCheckUdev</text:span> option in the NBD client to <text:span text:style-name="Source_Text">false</text:span>, which uses polling instead:</text:p>
      <text:p text:style-name="P609">// Opening up the NBD device's size file in `sysfs`</text:p>
      <text:p text:style-name="P610">sizeFile, err := os.Open(filepath.Join("/sys", "block", filepath.Base(device.Name()), "size"))</text:p>
      <text:p text:style-name="P611"/>
      <text:p text:style-name="P612">for {</text:p>
      <text:p text:style-name="P613"><text:s text:c="4"/>// Reading the size file and parsing it's contents as a number</text:p>
      <text:p text:style-name="P614"><text:s text:c="4"/>sizeFile.Seek(0, io.SeekStart)</text:p>
      <text:p text:style-name="P615"><text:s text:c="4"/>io.ReadAll(sizeFile)</text:p>
      <text:p text:style-name="P616"><text:s text:c="4"/>size, err := strconv.ParseInt(strings.TrimSpace(string(rsize)), 10, 64)</text:p>
      <text:p text:style-name="P617"/>
      <text:p text:style-name="P618"><text:s text:c="4"/>// If the size is no longer reported as zero, return</text:p>
      <text:p text:style-name="P619"><text:s text:c="4"/>if size &gt; 0 {</text:p>
      <text:p text:style-name="P620"><text:s text:c="8"/>options.OnConnected()</text:p>
      <text:p text:style-name="P621"/>
      <text:p text:style-name="P622"><text:s text:c="8"/>return</text:p>
      <text:p text:style-name="P623"><text:s text:c="4"/>}</text:p>
      <text:p text:style-name="P624"/>
      <text:p text:style-name="P625"><text:s text:c="4"/>// If the device is not yet ready, sleep until the next polling cycle</text:p>
      <text:p text:style-name="P626"><text:s text:c="4"/>time.Sleep(options.ReadyCheckPollInterval)</text:p>
      <text:p text:style-name="P627">}</text:p>
      <text:p text:style-name="First_20_paragraph">Similarly to the setup lifecycle, the teardown lifecycle is also as an asynchronous operation. It works by calling three <text:span text:style-name="Source_Text">ioctl</text:span>s on the NBD device’s file descriptor, causing it to disconnect from the server and causing the prior <text:span text:style-name="Source_Text">DO_IT</text:span> syscall to return, which in turn causes the prior call to <text:span text:style-name="Source_Text">Connect</text:span> to return:</text:p>
      <text:p text:style-name="P628">// Complete any remaining reads/writes</text:p>
      <text:p text:style-name="P629">syscall.Syscall(</text:p>
      <text:p text:style-name="P630"><text:s text:c="4"/>syscall.SYS_IOCTL,</text:p>
      <text:p text:style-name="P631"><text:s text:c="4"/>device.Fd(),</text:p>
      <text:p text:style-name="P632"><text:s text:c="4"/>ioctl.TRANSMISSION_IOCTL_CLEAR_QUE,</text:p>
      <text:p text:style-name="P633"><text:s text:c="4"/>0,</text:p>
      <text:p text:style-name="P634">)</text:p>
      <text:p text:style-name="P635"/>
      <text:p text:style-name="P636">// Disconnect from the NBD server</text:p>
      <text:p text:style-name="P637">syscall.Syscall(</text:p>
      <text:p text:style-name="P638"><text:s text:c="4"/>syscall.SYS_IOCTL,</text:p>
      <text:p text:style-name="P639"><text:s text:c="4"/>device.Fd(),</text:p>
      <text:p text:style-name="P640"><text:s text:c="4"/>ioctl.TRANSMISSION_IOCTL_DISCONNECT,</text:p>
      <text:p text:style-name="P641"><text:s text:c="4"/>0,</text:p>
      <text:p text:style-name="P642">)</text:p>
      <text:p text:style-name="P643"/>
      <text:p text:style-name="P644">// Disassociate the socket from the NBD device so that it can be used again</text:p>
      <text:p text:style-name="P645">syscall.Syscall(</text:p>
      <text:p text:style-name="P646"><text:s text:c="4"/>syscall.SYS_IOCTL,</text:p>
      <text:p text:style-name="P647"><text:s text:c="4"/>device.Fd(),</text:p>
      <text:p text:style-name="P648"><text:s text:c="4"/>ioctl.TRANSMISSION_IOCTL_CLEAR_SOCK,</text:p>
      <text:p text:style-name="P649"><text:s text:c="4"/>0,</text:p>
      <text:p text:style-name="P650">)</text:p>
      <text:h text:style-name="Heading_20_3" text:outline-level="3"><text:bookmark-start text:name="optimizing-access-to-the-block-device"/>Optimizing Access to the Block Device<text:bookmark-end text:name="optimizing-access-to-the-block-device"/></text:h>
      <text:p text:style-name="First_20_paragraph">When <text:span text:style-name="Source_Text">open</text:span>ing the block devie that the client is connected to, the kernel usually provides a caching/buffer mechanism, requiring an expensive <text:span text:style-name="Source_Text">sync</text:span> syscall to flush outstanding changes to the NBD client. As mentioend earlier, by using <text:span text:style-name="Source_Text">O_DIRECT</text:span> it is possible to skip this caching layer and write all changes directly to the NBD client and thus the server, which is particularly useful in a case where both the client and server are on the same host, and the amount of time for <text:span text:style-name="Source_Text">sync</text:span>ing should be minimal, as is the case for a migration scenario. Using <text:span text:style-name="Source_Text">O_DIRECT</text:span> however does come with the downside of requiring reads/writes that are aligned to the system’s page size, which is possible to implement in the specific application using the device to access a resource, but not in a generic way.</text:p>
      <text:h text:style-name="Heading_20_3" text:outline-level="3"><text:bookmark-start text:name="combining-the-nbd-client-and-server-to-a-mount"/>Combining the NBD Client and Server to a Mount<text:bookmark-end text:name="combining-the-nbd-client-and-server-to-a-mount"/></text:h>
      <text:p text:style-name="First_20_paragraph">When both the client and server are started on the same host, it is possible to connect them in an efficient way by creating a connected UNIX socket pair, returning a file descriptor for both the server and the client respectively, after which both components can be started in a new goroutine:</text:p>
      <text:p text:style-name="P651">// Creating the socket pair</text:p>
      <text:p text:style-name="P652">fds, err := syscall.Socketpair(syscall.AF_UNIX, syscall.SOCK_STREAM, 0)</text:p>
      <text:p text:style-name="P653">// ..</text:p>
      <text:p text:style-name="P654"/>
      <text:p text:style-name="P655">// Starting the server on file descriptor 1</text:p>
      <text:p text:style-name="P656">go func() {</text:p>
      <text:p text:style-name="P657"><text:s text:c="4"/>sf := os.NewFile(uintptr(fds[0]), "server")</text:p>
      <text:p text:style-name="P658"/>
      <text:p text:style-name="P659"><text:s text:c="4"/>c, err := net.FileConn(sf)</text:p>
      <text:p text:style-name="P660"/>
      <text:p text:style-name="P661"><text:s text:c="4"/>sc := c.(*net.UnixConn)</text:p>
      <text:p text:style-name="P662"/>
      <text:p text:style-name="P663"><text:s text:c="4"/>server.Handle(</text:p>
      <text:p text:style-name="P664"><text:s text:c="8"/>d.sc,</text:p>
      <text:p text:style-name="P665"><text:s text:c="8"/>// ...</text:p>
      <text:p text:style-name="P666"><text:s text:c="4"/>)</text:p>
      <text:p text:style-name="P667">}()</text:p>
      <text:p text:style-name="P668"/>
      <text:p text:style-name="P669">// Starting the client on file descriptor 1</text:p>
      <text:p text:style-name="P670">go func() {</text:p>
      <text:p text:style-name="P671"><text:s text:c="4"/>cf := os.NewFile(uintptr(fds[1]), "client")</text:p>
      <text:p text:style-name="P672"/>
      <text:p text:style-name="P673"><text:s text:c="4"/>c, err := net.FileConn(cf)</text:p>
      <text:p text:style-name="P674"/>
      <text:p text:style-name="P675"><text:s text:c="4"/>cc := c.(*net.UnixConn)</text:p>
      <text:p text:style-name="P676"><text:s text:c="4"/>// ...</text:p>
      <text:p text:style-name="P677"/>
      <text:p text:style-name="P678"><text:s text:c="4"/>client.Connect(d.cc, /* ... */)</text:p>
      <text:p text:style-name="P679">}()</text:p>
      <text:p text:style-name="First_20_paragraph">This once again shows the benefit of not requiring a specific transport layer or <text:span text:style-name="Source_Text">accept</text:span> semantics for the NBD library, as this makes it possible to skip the usually required TCP handshake for NBD.</text:p>
      <text:p text:style-name="Text_20_body">This form of a combined client and server on the local device, with the server’s backend providing the actual ressource, forms a direct path mount - where the path to the block device can be passed to the application consuming or providing the ressource, which can then choose to <text:span text:style-name="Source_Text">open</text:span>, <text:span text:style-name="Source_Text">mmap</text:span> etc. it. In addition to this simple path-based mount, a file mount is provided. This simply opens up the path as a file, so that it can be accessed with the common <text:span text:style-name="Source_Text">read</text:span>/<text:span text:style-name="Source_Text">write</text:span> syscalls; the benefit over simply using the path mount and handling the access in the application consuming the ressource is that common pitfalls around the lifecycle (<text:span text:style-name="Source_Text">Close</text:span> and <text:span text:style-name="Source_Text">Sync</text:span>) can be handled within the mount API directly.</text:p>
      <text:p text:style-name="Text_20_body">The direct slice mount works similarly to the file mount, with the difference being that it <text:span text:style-name="Source_Text">mmap</text:span>s the NBD device, bringing a variety of benefits such as not requiring syscalls to read/write from the memory region as mentioned before. The benefit of using the slice API over simply using the direct path mount API letting the application <text:span text:style-name="Source_Text">mmap</text:span> the block device itself is once again the lifecycle, where <text:span text:style-name="Source_Text">Close</text:span> and <text:span text:style-name="Source_Text">Sync</text:span> handle the complexities of managing <text:span text:style-name="Source_Text">mmap</text:span>ed regions, esp. around garbage collection and flushing, in the mount directly. As for the API design, another aspect however is critical; thanks to it providing a standard Go slice instead of a file, it is possible to use this interface to provide streaming ability to applications that expect to work with a <text:span text:style-name="Source_Text">[]byte</text:span>, without requiring changes to the application itself:</text:p>
      <text:p text:style-name="P680">func (d *DirectSliceMount) Open() ([]byte, error)</text:p>
      <text:p text:style-name="First_20_paragraph">It is also possible to format the backend for a NBD server/mount with a filesystem and mount the underlying filesystem on the host that accesses a resource, where a file on this filesystem can then be <text:span text:style-name="Source_Text">open</text:span>ed/<text:span text:style-name="Source_Text">mmap</text:span>ed similarly to the FUSE approach. This is particularly useful if there are multiple memory regions which all belong to the same application to synchronize, as it removes the need to start multiple block devices and reduces the latency overhead associated with it. This solution can be implemented by i.e. calling <text:span text:style-name="Source_Text">mkfs.ext4</text:span> on a block device directly or by formatting the NBD backend ahead of time, which does however come at the cost of storing and transferring the file system metadata as well as the potential latency overhead of mounting it.</text:p>
      <text:p text:style-name="Text_20_body">TODO: Reference voltools and how it works as a fast way of formatting the mount if it becomes OSS</text:p>
      <text:h text:style-name="Heading_20_2" text:outline-level="2"><text:bookmark-start text:name="managed-mounts-with-r3map"/>Managed Mounts with r3map<text:bookmark-end text:name="managed-mounts-with-r3map"/></text:h>
      <text:h text:style-name="Heading_20_3" text:outline-level="3"><text:bookmark-start text:name="stages"/>Stages<text:bookmark-end text:name="stages"/></text:h>
      <text:p text:style-name="First_20_paragraph">In order to implement a chunking system and related components, a pipeline of readers/writers is a useful abstraction layer; as a result, the mount API is based on a pipeline of multiple <text:span text:style-name="Source_Text">ReadWriterAt</text:span> stages:</text:p>
      <text:p text:style-name="P681">type ReadWriterAt interface {</text:p>
      <text:p text:style-name="P682"><text:s text:c="4"/>ReadAt(p []byte, off int64) (n int, err error)</text:p>
      <text:p text:style-name="P683"><text:s text:c="4"/>WriteAt(p []byte, off int64) (n int, err error)</text:p>
      <text:p text:style-name="P684">}</text:p>
      <text:p text:style-name="First_20_paragraph">This way, it is possible to forward calls to the NBD backends like <text:span text:style-name="Source_Text">Size</text:span> and <text:span text:style-name="Source_Text">Sync</text:span> directly to the underlying backend, but can chain the <text:span text:style-name="Source_Text">ReadAt</text:span> and <text:span text:style-name="Source_Text">WriteAt</text:span> methods, which carry actual data, into a pipeline of other <text:span text:style-name="Source_Text">ReadWriterAt</text:span>s.</text:p>
      <text:h text:style-name="Heading_20_3" text:outline-level="3"><text:bookmark-start text:name="chunking-1"/>Chunking<text:bookmark-end text:name="chunking-1"/></text:h>
      <text:p text:style-name="First_20_paragraph">One such <text:span text:style-name="Source_Text">ReadWriterAt</text:span> is the the <text:span text:style-name="Source_Text">ArbitraryReadWriterAt</text:span>. This chunking component allows breaking down a larger data stream into smaller chunks at aligned offsets, effectively making every read and write an aligned operation. In <text:span text:style-name="Source_Text">ReadAt</text:span>, it calculates the index of the chunk that the currently read offset falls into as well as the offset within the chunk, after which it reads the entire chunk from the backend into a buffer, copies the requested portion of the buffer into the input slice, and repeats the process until all requested data is read:</text:p>
      <text:p text:style-name="P685">totalRead := 0</text:p>
      <text:p text:style-name="P686">remaining := len(p)</text:p>
      <text:p text:style-name="P687"/>
      <text:p text:style-name="P688">buf := make([]byte, a.chunkSize)</text:p>
      <text:p text:style-name="P689">// Repeat until all chunks that need to be fetched have been fetched</text:p>
      <text:p text:style-name="P690">for remaining &gt; 0 {</text:p>
      <text:p text:style-name="P691"><text:s text:c="4"/>// Calculating the chunk and offset within the chunk</text:p>
      <text:p text:style-name="P692"><text:s text:c="4"/>chunkIndex := off / a.chunkSize</text:p>
      <text:p text:style-name="P693"><text:s text:c="4"/>indexedOffset := off % a.chunkSize</text:p>
      <text:p text:style-name="P694"><text:s text:c="4"/>readSize := int64(min(remaining, int(a.chunkSize-indexedOffset)))</text:p>
      <text:p text:style-name="P695"/>
      <text:p text:style-name="P696"><text:s text:c="4"/>// Reading from the next `ReadWriterAt` in the pipeline</text:p>
      <text:p text:style-name="P697"><text:s text:c="4"/>_, err := a.backend.ReadAt(buf, chunkIndex*a.chunkSize)</text:p>
      <text:p text:style-name="P698"><text:s text:c="4"/>// ...</text:p>
      <text:p text:style-name="P699"/>
      <text:p text:style-name="P700"><text:s text:c="4"/>copy(p[totalRead:], buf[indexedOffset:indexedOffset+readSize])</text:p>
      <text:p text:style-name="P701"><text:s text:c="4"/>// ...</text:p>
      <text:p text:style-name="P702"/>
      <text:p text:style-name="P703"><text:s text:c="4"/>remaining -= int(readSize)</text:p>
      <text:p text:style-name="P704">}</text:p>
      <text:p text:style-name="First_20_paragraph">The writer is implemented in a similar way; it starts by calculating the chunk and offset within the chunk. If an entire chunk is being written to at an aligned offset, it completely bypasses the chunking system, and writes the data directly to the backend so as to prevent unnecessary copies:</text:p>
      <text:p text:style-name="P705">// Calculating the chunk and offset within the chunk</text:p>
      <text:p text:style-name="P706">chunkIndex := off / a.chunkSize</text:p>
      <text:p text:style-name="P707">indexedOffset := off % a.chunkSize</text:p>
      <text:p text:style-name="P708">writeSize := int(min(remaining, int(a.chunkSize-indexedOffset)))</text:p>
      <text:p text:style-name="P709"/>
      <text:p text:style-name="P710">// Full chunk is covered by the write request, no need to read</text:p>
      <text:p text:style-name="P711">if indexedOffset == 0 &amp;&amp; writeSize == int(a.chunkSize) {</text:p>
      <text:p text:style-name="P712"><text:s text:c="4"/>_, err = a.backend.WriteAt(p[totalWritten:totalWritten+writeSize], chunkIndex*a.chunkSize)</text:p>
      <text:p text:style-name="P713">}</text:p>
      <text:p text:style-name="P714">// ...</text:p>
      <text:p text:style-name="First_20_paragraph">If this is not the case, and only parts of a chunk need to be written, it first reads the complete chunk into a buffer, modifies the buffer with the data that was changed, and then writes the entire buffer back until all data has been written:</text:p>
      <text:p text:style-name="P715">// Read the existing chunk</text:p>
      <text:p text:style-name="P716">_, err = a.backend.ReadAt(buf, chunkIndex*a.chunkSize)</text:p>
      <text:p text:style-name="P717"/>
      <text:p text:style-name="P718">// Modify the chunk with the provided data</text:p>
      <text:p text:style-name="P719">copy(buf[indexedOffset:], p[totalWritten:totalWritten+writeSize])</text:p>
      <text:p text:style-name="P720"/>
      <text:p text:style-name="P721">// Write back the updated chunk</text:p>
      <text:p text:style-name="P722">_, err = a.backend.WriteAt(buf, chunkIndex*a.chunkSize)</text:p>
      <text:p text:style-name="First_20_paragraph">This simple implementation can be used to efficiently allow reading and writing data of arbitrary length at arbitrary offsets, even if the backend only supports aligned reads and writes.</text:p>
      <text:p text:style-name="Text_20_body">In addition to this chunking system, there is also a <text:span text:style-name="Source_Text">ChunkedReadWriterAt</text:span>, which ensures that the limits concerning a backend’s maximum chunk size and aligned reads/writes are being respected. Some backends, i.e. a backend where each chunk is represented by a file, might only support writing to aligned offsets, but don’t support checking for this behavior; in this example, if a chunk with a larger chunk size is written to the backend, depending on the implementation, this could result in this chunk file’s size being extended, which could lead to a DoS attack vector. It can also be of relevance if a client instead of a server is expected to implement chunking, and the server should simply enforce that the aligned reads and writes are being provided.</text:p>
      <text:p text:style-name="Text_20_body">In order to check if a read or write is aligned, this <text:span text:style-name="Source_Text">ReadWriterAt</text:span> checks whether an operation is done to an offset that is multiples of the chunk size, and whether the length of the slice of data is a valid chunk size:</text:p>
      <text:p text:style-name="P723">// Check if provided data is valid</text:p>
      <text:p text:style-name="P724">if off%c.chunkSize != 0 || int64(len(p)) != c.chunkSize {</text:p>
      <text:p text:style-name="P725"><text:s text:c="4"/>return 0, ErrInvalidOffset</text:p>
      <text:p text:style-name="P726">}</text:p>
      <text:p text:style-name="P727"/>
      <text:p text:style-name="P728">// Check if offset is valid</text:p>
      <text:p text:style-name="P729">if off &lt; 0 || off &gt;= int64(c.chunkSize*c.chunks) {</text:p>
      <text:p text:style-name="P730"><text:s text:c="4"/>return 0, ErrInvalidReadSize</text:p>
      <text:p text:style-name="P731">}</text:p>
      <text:p text:style-name="P732"/>
      <text:p text:style-name="P733">// Continues with the operation</text:p>
      <text:h text:style-name="Heading_20_3" text:outline-level="3"><text:bookmark-start text:name="background-pull"/>Background Pull<text:bookmark-end text:name="background-pull"/></text:h>
      <text:p text:style-name="First_20_paragraph">The <text:span text:style-name="Source_Text">Puller</text:span> component asynchronously pulls chunks in the background. It starts by sorting the chunks with the pull heuristic mentioned earlier, after which it starts a fixed number of worker threads in the background, each which ask for a chunk to pull:</text:p>
      <text:p text:style-name="P734">// Sort the chunks according to the pull priority callback</text:p>
      <text:p text:style-name="P735">sort.Slice(chunkIndexes, func(a, b int) bool {</text:p>
      <text:p text:style-name="P736"><text:s text:c="4"/>return pullPriority(chunkIndexes[a]) &gt; pullPriority(chunkIndexes[b])</text:p>
      <text:p text:style-name="P737">})</text:p>
      <text:p text:style-name="P738"/>
      <text:p text:style-name="P739">// ...</text:p>
      <text:p text:style-name="P740"/>
      <text:p text:style-name="P741">for {</text:p>
      <text:p text:style-name="P742"><text:s text:c="4"/>// Get the next chunk</text:p>
      <text:p text:style-name="P743"><text:s text:c="4"/>chunk := p.getNextChunk()</text:p>
      <text:p text:style-name="P744"/>
      <text:p text:style-name="P745"><text:s text:c="4"/>// Exit after all chunks have been pulled</text:p>
      <text:p text:style-name="P746"><text:s text:c="4"/>if chunk &gt;= p.chunks {</text:p>
      <text:p text:style-name="P747"><text:s text:c="8"/>break</text:p>
      <text:p text:style-name="P748"><text:s text:c="4"/>}</text:p>
      <text:p text:style-name="P749"><text:s text:c="4"/>// ...</text:p>
      <text:p text:style-name="P750"/>
      <text:p text:style-name="P751"><text:s text:c="4"/>// Reading the chunk from the backend</text:p>
      <text:p text:style-name="P752"><text:s text:c="4"/>_, err := p.backend.ReadAt(make([]byte, p.chunkSize), chunkIndex*p.chunkSize)</text:p>
      <text:p text:style-name="P753"><text:s text:c="4"/>// ...</text:p>
      <text:p text:style-name="P754">}</text:p>
      <text:p text:style-name="First_20_paragraph">Note that the puller itself does not copy any data from the destination; this is handled by a separate component. It simply reads from the next provided pipeline stage, which is expected to handle the actual copying process.</text:p>
      <text:p text:style-name="Text_20_body">An implementation of this stage is the <text:span text:style-name="Source_Text">SyncedReadWriterAt</text:span>, which takes both a remote and local <text:span text:style-name="Source_Text">ReadWriterAt</text:span> pipeline stage as it’s argument. If a chunk is read, i.e. by the puller component calling <text:span text:style-name="Source_Text">ReadAt</text:span>, it is tracked and marked as remote by adding it to a local map. The chunk itself is then read from the remote reader and written to the local one, after which it is marked as locally available, meaning that on the second read it is fetched from the faster, local reader instead; a callback is used to make it possible to track the syncer’s pull progress:</text:p>
      <text:p text:style-name="P755">// Track chunk</text:p>
      <text:p text:style-name="P756">chk := c.getOrTrackChunk(off)</text:p>
      <text:p text:style-name="P757"/>
      <text:p text:style-name="P758">// If chunk is available locally, return it</text:p>
      <text:p text:style-name="P759">if chk.local {</text:p>
      <text:p text:style-name="P760"><text:s text:c="4"/>return c.local.ReadAt(p, off)</text:p>
      <text:p text:style-name="P761">}</text:p>
      <text:p text:style-name="P762"/>
      <text:p text:style-name="P763">// If chunk is not available locally, copy it from the remote, then mark the chunk as local</text:p>
      <text:p text:style-name="P764">c.remote.ReadAt(p, off)</text:p>
      <text:p text:style-name="P765">c.local.WriteAt(p, off)</text:p>
      <text:p text:style-name="P766">chk.local = true</text:p>
      <text:p text:style-name="P767"/>
      <text:p text:style-name="P768">// Enable progress tracking</text:p>
      <text:p text:style-name="P769">c.onChunkIsLocal(off)</text:p>
      <text:p text:style-name="First_20_paragraph">Note that since this is a pipeline stage, this behavior also applies to reads that happen aside from those initiated by the <text:span text:style-name="Source_Text">Puller</text:span>, meaning that any chunks that haven’t been fetched asynchronously before they are being accessed will be scheduled to be pulled immediately. The <text:span text:style-name="Source_Text">WriteAt</text:span> implementation of this stage immediately marks and reports the chunk as available locally no matter whether it has been pulled before or not.</text:p>
      <text:p text:style-name="Text_20_body">The combination of the <text:span text:style-name="Source_Text">SyncedReadWriterAt</text:span> stage and the <text:span text:style-name="Source_Text">Puller</text:span> component implements a pre-copy migration system in an independently unit testable way, where the remote ressource is being pre-emptively copied to the destination system first. In addition to this however, since it can also schedule chunks to be available immediately, it has some of the characteristics of a post-copy migration system, too, where it is possible to fetch chunks as they become available, making it behave similarly to the <text:span text:style-name="Source_Text">rr+</text:span> prefetching mechanism mentioned in “Remote Regions”[47]. Using this combination, it is possible to implement the full read-only managed mount API.</text:p>
      <text:h text:style-name="Heading_20_3" text:outline-level="3"><text:bookmark-start text:name="background-push"/>Background Push<text:bookmark-end text:name="background-push"/></text:h>
      <text:p text:style-name="First_20_paragraph">In order to also allow for writes back to the remote source host, the background push component exists. Once it has been opened, it schedules recurring writebacks to the remote by calling <text:span text:style-name="Source_Text">Sync</text:span>; once this is called by either the background worker system or another component, it launces writeback workers in the background. These wait to receive a chunk that needs to be written back; once they receive one, they read it from the local <text:span text:style-name="Source_Text">ReadWriterAt</text:span> and copy it to the remote, after which the chunk is marked as no longer requiring writebacks:</text:p>
      <text:p text:style-name="P770">// Wait until the worker gets a slot from a semaphore</text:p>
      <text:p text:style-name="P771">p.workerSem &lt;- struct{}{}</text:p>
      <text:p text:style-name="P772"/>
      <text:p text:style-name="P773">// First fetch from local ReaderAt, then copy to remote one</text:p>
      <text:p text:style-name="P774">b := make([]byte, p.chunkSize)</text:p>
      <text:p text:style-name="P775">p.local.ReadAt(b, off)</text:p>
      <text:p text:style-name="P776">p.remote.WriteAt(b, off)</text:p>
      <text:p text:style-name="P777"/>
      <text:p text:style-name="P778">// Remove the chunk from the writeback queue</text:p>
      <text:p text:style-name="P779">delete(p.changedOffsets, off)</text:p>
      <text:p text:style-name="First_20_paragraph">In order to prevent chunks from being pushed back to the remote before they have been been pulled first or written to locally, the background push system is integrated into the <text:span text:style-name="Source_Text">SyncedReadWriterAt</text:span> component. This is made possible by intercepting the offset passed to the progress callback, and only then marking it as ready:</text:p>
      <text:p text:style-name="P780">chunks.NewSyncedReadWriterAt(m.remote, local, func(off int64) error {</text:p>
      <text:p text:style-name="P781"><text:s text:c="4"/>return local.(*chunks.Pusher).MarkOffsetPushable(off)</text:p>
      <text:p text:style-name="P782">})</text:p>
      <text:p text:style-name="First_20_paragraph">Unlike the puller component, the pusher also functions as a pipeline step, and as such provides a <text:span text:style-name="Source_Text">ReadAt</text:span> and <text:span text:style-name="Source_Text">WriteAt</text:span> implementation. While <text:span text:style-name="Source_Text">ReadAt</text:span> is a simple proxy forwarding the call to the next stage, <text:span text:style-name="Source_Text">WriteAt</text:span> marks a chunk as pushable, causing it to be written back to the remote on the next writeback cycle, before writing the chunk to the next stage. If a managed mount is intended to be read-only, the pusher is simply not included in the pipeline.</text:p>
      <text:h text:style-name="Heading_20_3" text:outline-level="3"><text:bookmark-start text:name="pipeline"/>Pipeline<text:bookmark-end text:name="pipeline"/></text:h>
      <text:p text:style-name="First_20_paragraph">For the direct mount system, the NBD server was connected directly to the remote; managed mounts on the other hand have an internal pipeline of pullers, pushers, a syncer, local and remote backends as well as a chunking system:</text:p>
      <text:p text:style-name="Text_20_body">TODO: Add graphic of the internal pipeline and how systems are connected to each other</text:p>
      <text:p text:style-name="Text_20_body">Using such a pipeline system of independent stages and other components also makes the system very testable. To do so, instead of providing a remote and local <text:span text:style-name="Source_Text">ReadWriterAt</text:span> at the source and drain of the pipeline respectively, a simple in-memory or on-disk backend can be used in the unit tests. This makes the individual components unit-testable on their own, as well as making it possible to test and benchmark edge cases (such as reads that are smaller than a chunk size) and optimizations (like different pull heuristics) without complicated setup or teardown procedures, and without having to initialize the complete pipeline.</text:p>
      <text:h text:style-name="Heading_20_3" text:outline-level="3"><text:bookmark-start text:name="concurrent-device-initialization"/>Concurrent Device Initialization<text:bookmark-end text:name="concurrent-device-initialization"/></text:h>
      <text:p text:style-name="First_20_paragraph">The background push/pull components allow pulling from the remote pipeline stage before the NBD device itself is open. This is possible because the device doesn’t need to start accessing the data in a post-copy sense to start the pull, and means that the pull process can be started as the NBD client and server are still initializing. Both components typically start quickly, but the initialization might still take multiple milliseconds. Often, this amounts to roughly one RTT, meaning that making this initialization procedure concurrent can signficantly reduce the initial read latency by pre-emptively pulling data. This is because even if the first chunks are being accessed right after the device has been started, they are already available to be read from the local backend instead of the remote, since they have been pulled during the initialization and thus before the mount has even been made available to application.</text:p>
      <text:h text:style-name="Heading_20_3" text:outline-level="3"><text:bookmark-start text:name="device-lifecycles"/>Device Lifecycles<text:bookmark-end text:name="device-lifecycles"/></text:h>
      <text:p text:style-name="First_20_paragraph">Similarly to how the direct mount API used the basic path mount to build the file and slice mounts, the managed mount API provides the same interfaces. In the case of managed mounts however, this is even more important, since the synchronization lifecycle needs to be taken into account. For example, in order to allow the <text:span text:style-name="Source_Text">Sync()</text:span> API to work, the <text:span text:style-name="Source_Text">mmap</text:span>ed region must be <text:span text:style-name="Source_Text">msync</text:span>ed before the <text:span text:style-name="Source_Text">SyncedReadWriterAt</text:span>’s <text:span text:style-name="Source_Text">Sync()</text:span> method is called. In order to support these flows without tightly coupling the individual pipeline stages, a hooks system exists that allows for such actions to be registered from the managed mount, which is also used to implement the correct lifecycle for closing/tearing down a mount:</text:p>
      <text:p text:style-name="P783">type ManagedMountHooks struct {</text:p>
      <text:p text:style-name="P784"><text:s text:c="4"/>OnBeforeSync func() error</text:p>
      <text:p text:style-name="P785"><text:s text:c="4"/>OnBeforeClose func() error</text:p>
      <text:p text:style-name="P786"><text:s text:c="4"/>OnChunkIsLocal func(off int64) error</text:p>
      <text:p text:style-name="P787">}</text:p>
      <text:h text:style-name="Heading_20_3" text:outline-level="3"><text:bookmark-start text:name="wan-optimization"/>WAN Optimization<text:bookmark-end text:name="wan-optimization"/></text:h>
      <text:p text:style-name="First_20_paragraph">While the managed mount system functions as a hybrid pre- and post-copy system, optimizations are implemented that make it more viable in a WAN scenario compared to a typical pre-copy system by using a unidirectional API. Usually, a pre-copy system pushes changes to the destination host. In many WAN scenarios however, NATs prevent a direct connection. Moreover, since the source host needs to keep track of which chunks have already been pulled, the system becomes stateful on the source host and events such as network outages need to be recoverable from.</text:p>
      <text:p text:style-name="Text_20_body">By using the pull-only, unidirectional API to emulate the pre-copy setup, the destination can simply keep track of which chunks it still needs to pull itself, meaning that if there is a network outage, it can just resume pulling or decide to restart the pre-copy process. Unlike the pre-copy system used for the file synchronization/hashing approach, this also means that destination hosts don’t need to subscribe to a central multiplexing hub, and adding clients to the topology is easy since their pull progress state does not need to be stored anywhere except the destination node.</text:p>
      <text:h text:style-name="Heading_20_2" text:outline-level="2"><text:bookmark-start text:name="live-migration"/>Live Migration<text:bookmark-end text:name="live-migration"/></text:h>
      <text:h text:style-name="Heading_20_3" text:outline-level="3"><text:bookmark-start text:name="overview-3"/>Overview<text:bookmark-end text:name="overview-3"/></text:h>
      <text:p text:style-name="First_20_paragraph">As mentioned in Pull-Based Synchronization with Migrations earlier, the mount API is not optimal for a migration scenario. Splitting the migration into two discrete phases can help fix the biggest problem, the maximum guaranteed downtime; thanks to the flexible pipeline system of <text:span text:style-name="Source_Text">ReadWriterAt</text:span>s, a lot of the code from the mount API can be reused for the migration, even if the API and corresponding wire protocol are different.</text:p>
      <text:h text:style-name="Heading_20_3" text:outline-level="3"><text:bookmark-start text:name="seeder"/>Seeder<text:bookmark-end text:name="seeder"/></text:h>
      <text:p text:style-name="First_20_paragraph">The seeder defines a new read-only RPC API, which, in addition the known <text:span text:style-name="Source_Text">ReadAt</text:span>, also adds new RPCs such as <text:span text:style-name="Source_Text">Sync</text:span>, which is extended to return dirty chunks, as well as <text:span text:style-name="Source_Text">Track()</text:span>, which triggers a new tracking stage:</text:p>
      <text:p text:style-name="P788">type SeederRemote struct {</text:p>
      <text:p text:style-name="P789"><text:s text:c="4"/>ReadAt func(context context.Context, length int, off int64) (r ReadAtResponse, err error)</text:p>
      <text:p text:style-name="P790"><text:s text:c="4"/>Size <text:s text:c="2"/>func(context context.Context) (int64, error)</text:p>
      <text:p text:style-name="P791"><text:s text:c="4"/>Track <text:s text:c="1"/>func(context context.Context) error</text:p>
      <text:p text:style-name="P792"><text:s text:c="4"/>Sync <text:s text:c="2"/>func(context context.Context) ([]int64, error)</text:p>
      <text:p text:style-name="P793"><text:s text:c="4"/>Close <text:s text:c="1"/>func(context context.Context) error</text:p>
      <text:p text:style-name="P794">}</text:p>
      <text:p text:style-name="First_20_paragraph">Unlike the remote backend, the seeder also exposes a mount through the familiar path, file or slice APIs, meaning that even as the migration is in progress, the underlying ressource can still be accessed by the application on the source host. This fixes the architectural constraint of the mount API when used for the migration, where only the destination is able to expose a mount, while the source simply serves data without accessing it.</text:p>
      <text:p text:style-name="Text_20_body">The tracking support is imlement in the same modular and composable way as the syncer, by providing a new pipeline stage, the <text:span text:style-name="Source_Text">TrackingReadWriter</text:span>. Once activated by the <text:span text:style-name="Source_Text">Track</text:span> RPC, the tracker intecepts all <text:span text:style-name="Source_Text">WriteAt</text:span> calls and adds them to a local map before calling the next stage.:</text:p>
      <text:p text:style-name="P795">// If tracking is enabled, mark the chunk as dirty</text:p>
      <text:p text:style-name="P796">if c.tracking {</text:p>
      <text:p text:style-name="P797"><text:s text:c="4"/>c.dirtyOffsetsIndex[off] = struct{}{}</text:p>
      <text:p text:style-name="P798"><text:s text:c="4"/>// ...</text:p>
      <text:p text:style-name="P799">}</text:p>
      <text:p text:style-name="P800"/>
      <text:p text:style-name="P801">// Call the next stage</text:p>
      <text:p text:style-name="P802">return c.backend.WriteAt(p, off)</text:p>
      <text:p text:style-name="First_20_paragraph">Once the <text:span text:style-name="Source_Text">Sync</text:span> RPC is called by the destination host, these dirty offsets are returned and the map is cleared:</text:p>
      <text:p text:style-name="Text_20_body">TODO: Add graphic of the pipeline’s design</text:p>
      <text:p text:style-name="Text_20_body">A benefit of the protocol being defined in such a way that only the client ever calls an RPC, thus making the protocol uni-directional, is that both the transport layer and RPC system are completely interchangeable. This works by returning a simple abstract <text:span text:style-name="Source_Text">service</text:span> utility struct from <text:span text:style-name="Source_Text">Open</text:span>, which can then be used as the implementation for any RPC framework, i.e. with the actual gRPC service simply functioning as an adapter:</text:p>
      <text:p text:style-name="P803">type SeederGrpc struct {</text:p>
      <text:p text:style-name="P804"><text:s text:c="4"/>v1.UnimplementedSeederServer</text:p>
      <text:p text:style-name="P805"/>
      <text:p text:style-name="P806"><text:s text:c="4"/>svc *Seeder</text:p>
      <text:p text:style-name="P807">}</text:p>
      <text:p text:style-name="P808"/>
      <text:p text:style-name="P809">// ...</text:p>
      <text:p text:style-name="P810"/>
      <text:p text:style-name="P811">func (s *SeederGrpc) ReadAt(ctx context.Context, args *v1.ReadAtArgs) (*v1.ReadAtReply, error) {</text:p>
      <text:p text:style-name="P812"><text:s text:c="4"/>res, err := s.svc.ReadAt(ctx, int(args.GetLength()), args.GetOff())</text:p>
      <text:p text:style-name="P813"><text:s text:c="4"/>// ...</text:p>
      <text:p text:style-name="P814"/>
      <text:p text:style-name="P815"><text:s text:c="4"/>return &amp;v1.ReadAtReply{</text:p>
      <text:p text:style-name="P816"><text:s text:c="8"/>N: int32(res.N),</text:p>
      <text:p text:style-name="P817"><text:s text:c="8"/>P: res.P,</text:p>
      <text:p text:style-name="P818"><text:s text:c="4"/>}, nil</text:p>
      <text:p text:style-name="P819">}</text:p>
      <text:h text:style-name="Heading_20_3" text:outline-level="3"><text:bookmark-start text:name="leecher"/>Leecher<text:bookmark-end text:name="leecher"/></text:h>
      <text:p text:style-name="First_20_paragraph">The leecher then takes this abstract service struct provided by the seeder, which is implemented by a RPC framework. Using this, as soon as the leecher is opened, it calls <text:span text:style-name="Source_Text">Track()</text:span> in the background and starts the NBD device in parallel to achieve a similar reduction in initial read latency as the mount API. The leecher introduces a new pipeline stage, the <text:span text:style-name="Source_Text">LockableReadWriterAt</text:span>:</text:p>
      <text:p text:style-name="Text_20_body">TODO: Add graphic of pipeline design</text:p>
      <text:p text:style-name="Text_20_body">This component simply blocks all read and write operations to/from the NBD device until <text:span text:style-name="Source_Text">Finalize</text:span> has been called by using a <text:span text:style-name="Source_Text">sync.Cond</text:span>. This is required becaused otherwise, stale data (before <text:span text:style-name="Source_Text">Finalize</text:span> marked the chunks as dirty) could have poisoned the kernel’s file cache if the application read data before finalization:</text:p>
      <text:p text:style-name="P820">// For `ReadAt/WriteAt`: Waits for finalization, then calls the actual read/write operation</text:p>
      <text:p text:style-name="P821">a.lock.L.Lock()</text:p>
      <text:p text:style-name="P822">if a.locked {</text:p>
      <text:p text:style-name="P823"><text:s text:c="4"/>a.lock.Wait()</text:p>
      <text:p text:style-name="P824">}</text:p>
      <text:p text:style-name="P825">a.lock.L.Unlock()</text:p>
      <text:p text:style-name="P826"/>
      <text:p text:style-name="P827">// Unlocks the `sync.Cond` and broadcasts the new unlocked state to all previously blocked `ReadAt`/`WriteAt` operations</text:p>
      <text:p text:style-name="P828">func (a *LockableReadWriterAt) Unlock() {</text:p>
      <text:p text:style-name="P829"><text:s text:c="4"/>a.lock.L.Lock()</text:p>
      <text:p text:style-name="P830"><text:s text:c="4"/>a.locked = false</text:p>
      <text:p text:style-name="P831"><text:s text:c="4"/>a.lock.Broadcast()</text:p>
      <text:p text:style-name="P832"><text:s text:c="4"/>a.lock.L.Unlock()</text:p>
      <text:p text:style-name="P833">}</text:p>
      <text:p text:style-name="First_20_paragraph">Once the leecher has started the device, it sets up a syncer in the same way as the mount API. A callback can again be used to monitor the pull progress, and once the reported availability is satisfactory, <text:span text:style-name="Source_Text">Finalize</text:span> can be called. This then handles the critical migration phase, in which the remote application consuming the resource must be suspended; to do this, <text:span text:style-name="Source_Text">Finalize</text:span> calls <text:span text:style-name="Source_Text">Sync</text:span> on the seeder, causing it to return the dirty chunks and suspending the remote application, while the leecher marks the dirty chunks as remote and schedules them to be pulled immediately in the background to optimize for temporal locality:</text:p>
      <text:p text:style-name="P834">// Suspends the remote application, flushes the mount and returns offsets that have been written too since `Track()`</text:p>
      <text:p text:style-name="P835">dirtyOffsets, err := l.remote.Sync(l.ctx)</text:p>
      <text:p text:style-name="P836"/>
      <text:p text:style-name="P837">// Marks the chunks as remote, causing subsequent reads to pull them again</text:p>
      <text:p text:style-name="P838">l.syncedReadWriter.MarkAsRemote(dirtyOffsets)</text:p>
      <text:p text:style-name="P839"/>
      <text:p text:style-name="P840">// Schedules the chunks to be pulled in the background immediately</text:p>
      <text:p text:style-name="P841">l.puller.Finalize(dirtyOffsets)</text:p>
      <text:p text:style-name="P842"/>
      <text:p text:style-name="P843">// Unlocks the local ressource for reading</text:p>
      <text:p text:style-name="P844">l.lockableReadWriterAt.Unlock()</text:p>
      <text:p text:style-name="First_20_paragraph">As an additional measure aside from the lockable <text:span text:style-name="Source_Text">ReadWriterAt</text:span> is to make accessing the mount too earlier than after finalization harder, since only <text:span text:style-name="Source_Text">Finalize</text:span> returns the mount, meaning that the API can’t easily lead to deadlocks between <text:span text:style-name="Source_Text">Finalize</text:span> and accessing the mount.</text:p>
      <text:p text:style-name="Text_20_body">After the leecher has successfully reached 100% availability, it calls <text:span text:style-name="Source_Text">Close</text:span> on the seeder and disconnects the leecher, causing both to shut down, after which the leecher can re-use the mount to provide a new seeder which can allow further migrations to happen in the same way.</text:p>
      <text:h text:style-name="Heading_20_2" text:outline-level="2"><text:bookmark-start text:name="pluggable-encryption-authentication-and-transport"/>Pluggable Encryption, Authentication and Transport<text:bookmark-end text:name="pluggable-encryption-authentication-and-transport"/></text:h>
      <text:p text:style-name="First_20_paragraph">Compared to existing remote memory and migration solutions, r3map is designed for a new field of application: WAN. Most existing systems that provide these solutions are intended to work in high-throughput, low-latency LAN, where assumptions concerning authentication and authorization as well as scalability can be made that are not valid in a WAN deployment. For example encryption: While in trusted LAN networks, it can be a viable option to assume that there are no bad actors in the local subnet, the same can not be assumed for WAN. While depending on i.e. TLS for the APIs would have been a viable option for r3map if it were to only support WAN deployments, it should still be functional and be able to take advantage of the guarantees if it is deployed in a LAN, which is why it is transport agnostic.</text:p>
      <text:p text:style-name="Text_20_body">This makes adding guarantees such as encryption as simple as choosing the best solution depending on the network conditions. For low-latency, trusted networks, a protocol like the SCSI RDMA protocol (SRP) can be chosen, while for WAN, a standard internet protocol like TLS over TCP or QUIC can be used instead. Similarly to how the transport layer is interchangable, it is RPC-framework independent as well. This means that RPC frameworks such as dudirekta (which will be elaborated on later), which can work over P2P protocols like WebRTC data channels, are an option for environments with highly dynamic network topologies, where IP addresses rotate or there might be temporary loss of connectivity to recover from, as is the case with i.e. mobile networks, allowing live migration to work in completely new environments.</text:p>
      <text:p text:style-name="Text_20_body">Since r3map makes no assumptions about them, authentication and authorization can be implemented in a similar way. For LAN deployments, the typical approach of simply trusting the local subnet can be used, for public deployments mTLS certificates or dedicated authentication protocols like OIDC can be an option. In networks with high RTT, QUIC allows the use of a 0-RTT handshake, which combines the connectivity and security handshake into one; this paired with mTLS can be an interesting option to decrease the initial read latency while still providing proper authentication.</text:p>
      <text:h text:style-name="Heading_20_2" text:outline-level="2"><text:bookmark-start text:name="concurrent-backends"/>Concurrent Backends<text:bookmark-end text:name="concurrent-backends"/></text:h>
      <text:p text:style-name="First_20_paragraph">In high-RTT scenarios, the ability to fetch chunks concurrently is important. Without concurrent backgrounds pulls, latency can add up quickly, since every read to an offset of the memory region would have at least one RTT as it’s latency, while concurrent pulls allow for multiple offsets’ chunks to be pulled at the same time.</text:p>
      <text:p text:style-name="Text_20_body">The first requirement for supporting this is that the remote backend has to be able to read from multiple regions without globally locking it. For the file backend for example, this is not the case, as a lock needs to be acquired for the entire file before an offset can be accessed:</text:p>
      <text:p text:style-name="P845">func (b *FileBackend) ReadAt(p []byte, off int64) (n int, err error) {</text:p>
      <text:p text:style-name="P846"><text:s text:c="4"/>b.lock.RLock()</text:p>
      <text:p text:style-name="P847"><text:s text:c="4"/>defer b.lock.RUnlock()</text:p>
      <text:p text:style-name="P848"/>
      <text:p text:style-name="P849"><text:s text:c="4"/>n, err = b.file.ReadAt(p, off)</text:p>
      <text:p text:style-name="P850"><text:s text:c="4"/>// ...</text:p>
      <text:p text:style-name="P851">}</text:p>
      <text:p text:style-name="First_20_paragraph">This can quickly become a bottleneck in the pipeline. One option that tries to solve this is the directory backend; instead of using just one backing file, the directory backend is a chunked backend that uses a directory of files, with each file representing a chunk. By using multiple files, this backend can lock each file (and thus chunk) individually, speeding up concurrent access. The same also applies to writees, where even concurrent writes to different chunks can safely be done at the same time as they are all backend by a separate file. This backend keeps track of these chunks by using an internal map of locks, and a queue to keep track of the order in which chunks’ corresponding files were opened; when a chunk is first accessed, a new file is created for the chunk, and if the first operation is <text:span text:style-name="Source_Text">ReadAt</text:span>, it is also truncated to exactly one chunk length. In order not to exceed the maximum number of open files for the backend process, a simple LRU algorithm is used to to close an open file if the limit would be exceeded:</text:p>
      <text:p text:style-name="P852">// Open files limit exceedd</text:p>
      <text:p text:style-name="P853">if int64(len(b.filesQueue)) == b.maxOpenFiles {</text:p>
      <text:p text:style-name="P854"><text:s text:c="4"/>// Find the least recently used offset and corresponding file</text:p>
      <text:p text:style-name="P855"><text:s text:c="4"/>lruOff := b.filesQueue[0]</text:p>
      <text:p text:style-name="P856"><text:s text:c="4"/>lruFl := b.files[lruOff]</text:p>
      <text:p text:style-name="P857"/>
      <text:p text:style-name="P858"><text:s text:c="4"/>// Close and nil it</text:p>
      <text:p text:style-name="P859"><text:s text:c="4"/>if lruFl.file != nil {</text:p>
      <text:p text:style-name="P860"><text:s text:c="8"/>if err := lruFl.file.Close(); err != nil {</text:p>
      <text:p text:style-name="P861"><text:s text:c="12"/>return nil, err</text:p>
      <text:p text:style-name="P862"><text:s text:c="8"/>}</text:p>
      <text:p text:style-name="P863"/>
      <text:p text:style-name="P864"><text:s text:c="8"/>lruFl.file = nil</text:p>
      <text:p text:style-name="P865"><text:s text:c="4"/>}</text:p>
      <text:p text:style-name="P866"/>
      <text:p text:style-name="P867"><text:s text:c="4"/>// Remove it from the list and map of open files</text:p>
      <text:p text:style-name="P868"><text:s text:c="4"/>delete(b.files, lruOff)</text:p>
      <text:p text:style-name="P869"><text:s text:c="4"/>b.filesQueue = b.filesQueue[1:]</text:p>
      <text:p text:style-name="P870">}</text:p>
      <text:h text:style-name="Heading_20_2" text:outline-level="2"><text:bookmark-start text:name="remote-stores-as-backends"/>Remote Stores as Backends<text:bookmark-end text:name="remote-stores-as-backends"/></text:h>
      <text:h text:style-name="Heading_20_3" text:outline-level="3"><text:bookmark-start text:name="overview-4"/>Overview<text:bookmark-end text:name="overview-4"/></text:h>
      <text:p text:style-name="First_20_paragraph">RPC backends provide a dynamic way to access a remote backend. This is useful for lots of usecases, esp. if the backend exposes a custom ressource or requires custom authorization or caching. For the mount API specifically however, having access to a remote backend that doesn’t require a custom RPC system can be useful, since the backend for a remote mount maps fairly well to the concept of a remote random-access storage device, for which many protocols and systems exist already.</text:p>
      <text:h text:style-name="Heading_20_3" text:outline-level="3"><text:bookmark-start text:name="key-value-stores-with-redis"/>Key-Value Stores with Redis<text:bookmark-end text:name="key-value-stores-with-redis"/></text:h>
      <text:p text:style-name="First_20_paragraph">On such option is Redis, an in-memory key-value store with network access. To implement a mount backend, chunk offses can be mapped to keys, and since bytes are a valid key type, the chunk itself can be stored directly in the KV store; if keys don’t exist, they are simply treated as empty chunks:</text:p>
      <text:p text:style-name="P871">func (b *RedisBackend) ReadAt(p []byte, off int64) (n int, err error) {</text:p>
      <text:p text:style-name="P872"><text:s text:c="4"/>// Retrieve a key corresponding to the chunk from Redis</text:p>
      <text:p text:style-name="P873"><text:s text:c="4"/>val, err := b.client.Get(b.ctx, strconv.FormatInt(off, 10)).Bytes()</text:p>
      <text:p text:style-name="P874"><text:s text:c="4"/>// If <text:s text:c="1"/>a key does not exist, treat it as an empty chunk</text:p>
      <text:p text:style-name="P875"><text:s text:c="4"/>if err == redis.Nil {</text:p>
      <text:p text:style-name="P876"><text:s text:c="8"/>return len(p), nil</text:p>
      <text:p text:style-name="P877"><text:s text:c="4"/>}</text:p>
      <text:p text:style-name="P878"><text:s text:c="4"/>// ...</text:p>
      <text:p text:style-name="P879">}</text:p>
      <text:p text:style-name="P880"/>
      <text:p text:style-name="P881">func (b *RedisBackend) WriteAt(p []byte, off int64) (n int, err error) {</text:p>
      <text:p text:style-name="P882"><text:s text:c="4"/>// Store an offset as a key-value pair in Redis</text:p>
      <text:p text:style-name="P883"><text:s text:c="4"/>b.client.Set(b.ctx, strconv.FormatInt(off, 10), p, 0)</text:p>
      <text:p text:style-name="P884"><text:s text:c="4"/>// ...</text:p>
      <text:p text:style-name="P885">}</text:p>
      <text:p text:style-name="First_20_paragraph">Using Redis is particularly interesting because it is able to handle locking the indiviudal chunks server-side in an efficient way, and thanks to it’s custom protocol and fast serialization it is well-suited for high-throughput deployment scenarios. Authentication and authorization for this backend can be handled using the Redis protocol, and hosting multiple memory regions can be implemented by using multiple databases or key prefixes.</text:p>
      <text:h text:style-name="Heading_20_3" text:outline-level="3"><text:bookmark-start text:name="object-stores-with-s3"/>Object Stores with S3<text:bookmark-end text:name="object-stores-with-s3"/></text:h>
      <text:p text:style-name="First_20_paragraph">While Redis is interesting for high-throughput scenarios, when it comes to making a memory region available on the public internet, it might not be the best choice due to it’s low-level, custom protocol and (mostly) in-memory nature. This is where S3 can be used; a S3 backend can be a good choice for mounting public information, i.e. media assets, binaries, large filesystems and more into memory. While S3 has traditionally been mostly a AWS SaaS offering, projects such as Minio have helped it become the de facto standard for accessing files over HTTP. Similarly to the directory backend, the S3 backend is chunked, with one S3 object representing one chunk; if accessing a chunk returns a 404 error, it is treated as an empty chunk in the same way as the Redis backend, and multi-tenancy can once again be implemented either by using multiple S3 buckets or a prefix:</text:p>
      <text:p text:style-name="P886">func (b *S3Backend) ReadAt(p []byte, off int64) (n int, err error) {</text:p>
      <text:p text:style-name="P887"><text:s text:c="4"/>// Receiving a chunk using Minio's S3 client</text:p>
      <text:p text:style-name="P888"><text:s text:c="4"/>obj, err := b.client.GetObject(b.bucket, b.prefix+"-"+strconv.FormatInt(off, 10), minio.GetObjectOptions{})</text:p>
      <text:p text:style-name="P889"><text:s text:c="4"/>if err != nil {</text:p>
      <text:p text:style-name="P890"><text:s text:c="8"/>// If an object is not found, it is treated as an empty chunk</text:p>
      <text:p text:style-name="P891"><text:s text:c="8"/>if err.Error() == errNoSuchKey.Error() {</text:p>
      <text:p text:style-name="P892"><text:s text:c="12"/>return len(p), nil</text:p>
      <text:p text:style-name="P893"><text:s text:c="8"/>}</text:p>
      <text:p text:style-name="P894"/>
      <text:p text:style-name="P895"><text:s text:c="8"/>// <text:s text:c="1"/>...</text:p>
      <text:p text:style-name="P896"><text:s text:c="4"/>}</text:p>
      <text:p text:style-name="P897"><text:s text:c="4"/>// ...</text:p>
      <text:p text:style-name="P898">}</text:p>
      <text:h text:style-name="Heading_20_3" text:outline-level="3"><text:bookmark-start text:name="document-databases-with-cassandra"/>Document Databases with Cassandra<text:bookmark-end text:name="document-databases-with-cassandra"/></text:h>
      <text:p text:style-name="First_20_paragraph">Another option to access persistent remote ressource is a NoSQL database such as Cassandra, specifically ScyllaDB, which improves on Cassandra’s latency, a key metric for mounting remote resources. While this backend is more of a proof of concept rather than a real usecase, it does show that even a database can be mapped to a memory region, which does allow for the interesting usecase of making the databases’ contents available directly in memory without having to use a database-specific client. Here, <text:span text:style-name="Source_Text">ReadAt</text:span> and <text:span text:style-name="Source_Text">WriteAt</text:span> are implemented by issues queries through Cassandra’s DSL, where each row represents a chunk identified by it’s offset as the primary, and as with Redis and S3, non-existing rows are treated as empty chunks:</text:p>
      <text:p text:style-name="P899">func (b *CassandraBackend) ReadAt(p []byte, off int64) (n int, err error) {</text:p>
      <text:p text:style-name="P900"><text:s text:c="4"/>// Executing a select query for a specific chunk, then scanning it into a byte slice</text:p>
      <text:p text:style-name="P901"><text:s text:c="4"/>var val []byte</text:p>
      <text:p text:style-name="P902"><text:s text:c="4"/>if err := b.session.Query(`select data from `+b.table+` where key = ? limit 1`, b.prefix+"-"+strconv.FormatInt(off, 10)).Scan(&amp;val); err != nil {</text:p>
      <text:p text:style-name="P903"><text:s text:c="8"/>if err == gocql.ErrNotFound {</text:p>
      <text:p text:style-name="P904"><text:s text:c="12"/>return len(p), nil</text:p>
      <text:p text:style-name="P905"><text:s text:c="8"/>}</text:p>
      <text:p text:style-name="P906"/>
      <text:p text:style-name="P907"><text:s text:c="8"/>return 0, err</text:p>
      <text:p text:style-name="P908"><text:s text:c="4"/>}</text:p>
      <text:p text:style-name="P909"><text:s text:c="4"/>// ...</text:p>
      <text:p text:style-name="P910">}</text:p>
      <text:p text:style-name="P911"/>
      <text:p text:style-name="P912">func (b *CassandraBackend) WriteAt(p []byte, off int64) (n int, err error) {</text:p>
      <text:p text:style-name="P913"><text:s text:c="4"/>// Upserting a row with a chunk's new content</text:p>
      <text:p text:style-name="P914"><text:s text:c="4"/>b.session.Query(`insert into `+b.table+` (key, data) values (?, ?)`, b.prefix+"-"+strconv.FormatInt(off, 10), p).Exec()</text:p>
      <text:p text:style-name="P915"><text:s text:c="4"/>// ...</text:p>
      <text:p text:style-name="P916">}</text:p>
      <text:p text:style-name="First_20_paragraph">Support for multiple regions can be implement by using a different table or key prefix, and migrations are used to create the table itself similarly to how it would be done in SQL.</text:p>
      <text:h text:style-name="Heading_20_2" text:outline-level="2"><text:bookmark-start text:name="concurrent-bi-directional-rpcs-with-dudirekta"/>Concurrent Bi-Directional RPCs with Dudirekta<text:bookmark-end text:name="concurrent-bi-directional-rpcs-with-dudirekta"/></text:h>
      <text:h text:style-name="Heading_20_3" text:outline-level="3"><text:bookmark-start text:name="overview-5"/>Overview<text:bookmark-end text:name="overview-5"/></text:h>
      <text:p text:style-name="First_20_paragraph">Another aspect that plays an important role in performance for real-life deployments is the choice of RPC framework and transport protocol. As mentioned before, both the mount and migration APIs are transport-independent, and as a result almost any RPC framework can be used. A RPC framework developed as part of r3map is Dudireka[48]. As such, it was designed specifically with the hybrid pre-and post-copy scenario in mind. To optimize for this, it has support for concurrent RPCs, which allows for efficient background pulls as multiple chunks can be pulled at the same time.</text:p>
      <text:p text:style-name="Text_20_body">The framework also allows for defining functions on both the client and the server, which makes it possible to initiate pre-copy migratons and transfer chnks from the source host to the destination without having the latter be <text:span text:style-name="Source_Text">dial</text:span>able; while making the destination host available by dialing it is possible in trusted LAN deployments, NATs and security concerns make it harder in WAN deployment. As part of this bi-directional support it is possible to also pass callbacks and closures as arguments to RPCs, which makes it possible to model remote generators with yields to easily report i.e. a migration’s progress as it is running, while still modelling the migration with a single, transactional RPC and a return value. In addition to this, because dudirekta is also itself transport-agnostic, it is possible to use transport protocols like QUIC in WAN deployments, which can reduce the initial latency by using the 0-RTT handshake and thus makes calling an RPC less expensive. By not requiring TCP-style client-server semantics, Dudirekta can also be used to allow for P2P migrations over a protocol such as WebRTC[49].</text:p>
      <text:h text:style-name="Heading_20_3" text:outline-level="3"><text:bookmark-start text:name="usage"/>Usage<text:bookmark-end text:name="usage"/></text:h>
      <text:p text:style-name="First_20_paragraph">Dudirekta is reflection based; both RPC definition and calling an RPC are completely transparent, which makes it optimal for prototyping the mount and migration APIs. To define the RPCs to be exposed, a simple implementation struct can be created for both the client and server. In this example, the server provides a simple counter with an increment RPC, while the client provides a simple <text:span text:style-name="Source_Text">Println</text:span> RPC that can be called from the server. Due to protocol limitations, RPCs must have a context as their first argument, not have variadic arguments, and must return either a single value or an error:</text:p>
      <text:p text:style-name="P917">// Server</text:p>
      <text:p text:style-name="P918">type local struct { counter int64 }</text:p>
      <text:p text:style-name="P919"/>
      <text:p text:style-name="P920">func (s *local) Increment(ctx context.Context, delta int64) (int64, error) {</text:p>
      <text:p text:style-name="P921"><text:s text:c="4"/>return atomic.AddInt64(&amp;s.counter, delta), nil</text:p>
      <text:p text:style-name="P922">}</text:p>
      <text:p text:style-name="P923"/>
      <text:p text:style-name="P924">// Client</text:p>
      <text:p text:style-name="P925">type local struct{}</text:p>
      <text:p text:style-name="P926"/>
      <text:p text:style-name="P927">func (s *local) Println(ctx context.Context, msg string) error {</text:p>
      <text:p text:style-name="P928"><text:s text:c="4"/>fmt.Println(msg)</text:p>
      <text:p text:style-name="P929"><text:s text:c="4"/>// ...</text:p>
      <text:p text:style-name="P930">}</text:p>
      <text:p text:style-name="First_20_paragraph">In order to call these RPCs from the client/server respectively, the remote functions defined earlier are also created as placeholder structs that will be implemented by Dudirekta at runtime using reflection and are added to registry, which provides a handler that links a connection to the RPC implementation:</text:p>
      <text:p text:style-name="P931">// Server</text:p>
      <text:p text:style-name="P932">type remote struct {</text:p>
      <text:p text:style-name="P933"><text:s text:c="4"/>Println func(ctx context.Context, msg string) error</text:p>
      <text:p text:style-name="P934">}</text:p>
      <text:p text:style-name="P935"/>
      <text:p text:style-name="P936">registry := rpc.NewRegistry(</text:p>
      <text:p text:style-name="P937"><text:s text:c="4"/>&amp;local{},</text:p>
      <text:p text:style-name="P938"><text:s text:c="4"/>remote{},</text:p>
      <text:p text:style-name="P939"><text:s text:c="4"/>// ...</text:p>
      <text:p text:style-name="P940">)</text:p>
      <text:p text:style-name="P941"/>
      <text:p text:style-name="P942">// Client</text:p>
      <text:p text:style-name="P943">type remote struct {</text:p>
      <text:p text:style-name="P944"><text:s text:c="4"/>Increment func(ctx context.Context, delta int64) (int64, error)</text:p>
      <text:p text:style-name="P945">}</text:p>
      <text:p text:style-name="P946"/>
      <text:p text:style-name="P947">registry := rpc.NewRegistry(</text:p>
      <text:p text:style-name="P948"><text:s text:c="4"/>&amp;local{},</text:p>
      <text:p text:style-name="P949"><text:s text:c="4"/>remote{},</text:p>
      <text:p text:style-name="P950"><text:s text:c="4"/>// ...</text:p>
      <text:p text:style-name="P951">)</text:p>
      <text:p text:style-name="First_20_paragraph">This handler can then be linked to a connection provided by any transport layer, i.e. TCP:</text:p>
      <text:p text:style-name="P952">// Server: Create a TCP listener, wait for a connection, and link it to the registry</text:p>
      <text:p text:style-name="P953">lis, err := net.Listen("tcp", "localhost:1337")</text:p>
      <text:p text:style-name="P954">conn, err := lis.Accept()</text:p>
      <text:p text:style-name="P955">registry.Link(conn)</text:p>
      <text:p text:style-name="P956"/>
      <text:p text:style-name="P957">// Client: Connect to the TCP listener and link it to the registry</text:p>
      <text:p text:style-name="P958">conn, err := net.Dial("tcp", *addr)</text:p>
      <text:p text:style-name="P959">registry.Link(conn)</text:p>
      <text:p text:style-name="First_20_paragraph">After both registries have been linked to the transport, it is possible to call the RPCs exposed by the remote peers from both the server and the client, which makes bi-directional communication possible:</text:p>
      <text:p text:style-name="P960">// Server: Calls the `Println` RPC exposed by the client</text:p>
      <text:p text:style-name="P961">for _, peer := range registry.Peers() {</text:p>
      <text:p text:style-name="P962"><text:s text:c="4"/>peer.Println(ctx, "Hello, world!")</text:p>
      <text:p text:style-name="P963">}</text:p>
      <text:p text:style-name="P964"/>
      <text:p text:style-name="P965">// Client: Calls the `Increment` RPC exposed by the server</text:p>
      <text:p text:style-name="P966">for _, peer := range registry.Peers() {</text:p>
      <text:p text:style-name="P967"><text:s text:c="4"/>new, err := peer.Increment(ctx, 1)</text:p>
      <text:p text:style-name="P968"/>
      <text:p text:style-name="P969"><text:s text:c="4"/>log.Println(new) // Returns the value incremented by one</text:p>
      <text:p text:style-name="P970">}</text:p>
      <text:p text:style-name="First_20_paragraph">As mentioned earlier, Dudirekta also allows for passing in closures as arguments to RPCs; since this is also handled transparently, all that is necessary is to define the signature of the closure on the client and server, and it can be passed in as though the RPC were a local call, which also works on both the client and the server side:</text:p>
      <text:p text:style-name="P971">// Server</text:p>
      <text:p text:style-name="P972">func (s *local) Iterate(</text:p>
      <text:p text:style-name="P973"><text:s text:c="4"/>ctx context.Context,</text:p>
      <text:p text:style-name="P974"><text:s text:c="4"/>length int,</text:p>
      <text:p text:style-name="P975"><text:s text:c="4"/>onIteration func(i int, b string) (string, error), // Closure that is being passed in</text:p>
      <text:p text:style-name="P976">) (int, error) {</text:p>
      <text:p text:style-name="P977"><text:s text:c="4"/>for i := 0; i &lt; length; i++ {</text:p>
      <text:p text:style-name="P978"><text:s text:c="8"/>rv, err := onIteration(i, "This is from the callee") // Remote closure is being called</text:p>
      <text:p text:style-name="P979"><text:s text:c="4"/>}</text:p>
      <text:p text:style-name="P980"/>
      <text:p text:style-name="P981"><text:s text:c="4"/>return length, nil</text:p>
      <text:p text:style-name="P982">}</text:p>
      <text:p text:style-name="P983"/>
      <text:p text:style-name="P984">// Client</text:p>
      <text:p text:style-name="P985">type remote struct {</text:p>
      <text:p text:style-name="P986"><text:s text:c="4"/>Iterate func(</text:p>
      <text:p text:style-name="P987"><text:s text:c="8"/>ctx context.Context,</text:p>
      <text:p text:style-name="P988"><text:s text:c="8"/>length int,</text:p>
      <text:p text:style-name="P989"><text:s text:c="8"/>onIteration func(i int, b string) (string, error), // The closure is defined in the placeholder struct</text:p>
      <text:p text:style-name="P990"><text:s text:c="4"/>) (int, error)</text:p>
      <text:p text:style-name="P991">}</text:p>
      <text:p text:style-name="P992"/>
      <text:p text:style-name="P993">for _, peer := range registry.Peers() {</text:p>
      <text:p text:style-name="P994"><text:s text:c="4"/>// `Iterate` RPC provided by the server is called</text:p>
      <text:p text:style-name="P995"><text:s text:c="4"/>length, err := Iterate(peer, ctx, 5, func(i int, b string) (string, error) {</text:p>
      <text:p text:style-name="P996"><text:s text:c="8"/>// Closure is transparently provided as a regular argumnt</text:p>
      <text:p text:style-name="P997"><text:s text:c="8"/>return "This is from the caller", nil</text:p>
      <text:p text:style-name="P998"><text:s text:c="4"/>})</text:p>
      <text:p text:style-name="P999"/>
      <text:p text:style-name="P1000"><text:s text:c="4"/>log.Println(length) // Despite having a closure as an argument, the RPC can still return values</text:p>
      <text:p text:style-name="P1001">}</text:p>
      <text:h text:style-name="Heading_20_3" text:outline-level="3"><text:bookmark-start text:name="protocol"/>Protocol<text:bookmark-end text:name="protocol"/></text:h>
      <text:p text:style-name="First_20_paragraph">The protocol used for dudirekta is simple and based on JSONL; a function call, i.e. to <text:span text:style-name="Source_Text">Println</text:span> looks like this:</text:p>
      <text:p text:style-name="P1002">[true, "1", "Println", ["Hello, world!"]]</text:p>
      <text:p text:style-name="First_20_paragraph">The first element marks the message as a function call, while the second one is the call ID, the third represents the name of the RPC that is being called followed by an array of arguments. A function return messages looks similar:</text:p>
      <text:p text:style-name="P1003">[false, "1", "", ""]</text:p>
      <text:p text:style-name="First_20_paragraph">Here, the message is marked as a return value in the first element, the ID is passed with the second element and both the actual return value (third element) and error (fourth element) are nil and represented by an empty sring. Because it includes IDs, this protocol allows for concurrent RPCs through muxing and demuxing the JSONL messages.</text:p>
      <text:h text:style-name="Heading_20_3" text:outline-level="3"><text:bookmark-start text:name="rpc-providers"/>RPC Providers<text:bookmark-end text:name="rpc-providers"/></text:h>
      <text:p text:style-name="First_20_paragraph">If an RPC (such as <text:span text:style-name="Source_Text">ReadAt</text:span> in the case of the mount API) is called, a method with the provided RPC’s name is looked up on the provided implementation struct and if it is found, the provided argument’s types are validated against those of the implementation by unmarshalling them into their native natives:</text:p>
      <text:p text:style-name="P1004">// Unmarshalling the function name and args from the protocol</text:p>
      <text:p text:style-name="P1005">var functionName string</text:p>
      <text:p text:style-name="P1006">json.Unmarshal(res[2], &amp;functionName)</text:p>
      <text:p text:style-name="P1007"/>
      <text:p text:style-name="P1008">var functionArgs []json.RawMessage</text:p>
      <text:p text:style-name="P1009">json.Unmarshal(res[3], &amp;functionArgs)</text:p>
      <text:p text:style-name="P1010"/>
      <text:p text:style-name="P1011">// Looking up the field on the local struct</text:p>
      <text:p text:style-name="P1012">function := reflect.</text:p>
      <text:p text:style-name="P1013"><text:s text:c="4"/>ValueOf(r.local.wrappee).</text:p>
      <text:p text:style-name="P1014"><text:s text:c="4"/>MethodByName(functionName)</text:p>
      <text:p text:style-name="P1015"/>
      <text:p text:style-name="P1016">// Only continue if the field can be called</text:p>
      <text:p text:style-name="P1017">if function.Kind() != reflect.Func {</text:p>
      <text:p text:style-name="P1018"><text:s text:c="4"/>return ErrCannotCallNonFunction</text:p>
      <text:p text:style-name="P1019">}</text:p>
      <text:p text:style-name="P1020"/>
      <text:p text:style-name="P1021">// Validation of the argument count</text:p>
      <text:p text:style-name="P1022">if function.Type().NumIn() != len(functionArgs)+1 {</text:p>
      <text:p text:style-name="P1023"><text:s text:c="4"/>return ErrInvalidArgs</text:p>
      <text:p text:style-name="P1024">}</text:p>
      <text:p text:style-name="P1025"/>
      <text:p text:style-name="P1026">// Validation of the arguments' types; if an argument can not be unmarshalled, the call is cancelled</text:p>
      <text:p text:style-name="P1027">args := []reflect.Value{}</text:p>
      <text:p text:style-name="P1028">for i := 0; i &lt; function.Type().NumIn(); i++ {</text:p>
      <text:p text:style-name="P1029"><text:s text:c="4"/>functionType := function.Type().In(i)</text:p>
      <text:p text:style-name="P1030"/>
      <text:p text:style-name="P1031"><text:s text:c="4"/>arg := reflect.New(functionType)</text:p>
      <text:p text:style-name="P1032"><text:s text:c="4"/>if err := json.Unmarshal(functionArgs[i-1], arg.Interface()); err != nil {</text:p>
      <text:p text:style-name="P1033"><text:s text:c="8"/>return err</text:p>
      <text:p text:style-name="P1034"><text:s text:c="4"/>}</text:p>
      <text:p text:style-name="P1035"/>
      <text:p text:style-name="P1036"><text:s text:c="4"/>args = append(args, arg.Elem())</text:p>
      <text:p text:style-name="P1037">}</text:p>
      <text:p text:style-name="First_20_paragraph">After the call has been validated by the RPC provider, the actual RPC implementation is executed in a new goroutine to allow for concurrent RPCs, the return and error value of which is then marshalled into JSON and sent back the caller.</text:p>
      <text:p text:style-name="Text_20_body">In addition to the RPCs provided by the implementation struct, in order to support closures, a virtual <text:span text:style-name="Source_Text">CallClosure</text:span> RPC is also exposed. This RPC is provided by a separate closure management component, which handles storing references to remote closure implementations:</text:p>
      <text:p text:style-name="P1038">func (m *closureManager) CallClosure(ctx context.Context, closureID string, args []interface{}) (interface{}, error) {</text:p>
      <text:p text:style-name="P1039"><text:s text:c="4"/>// Looking up a reference to the closure's implementation by it's call ID</text:p>
      <text:p text:style-name="P1040"><text:s text:c="4"/>closure, ok := m.closures[closureID]</text:p>
      <text:p text:style-name="P1041"><text:s text:c="4"/>// ...</text:p>
      <text:p text:style-name="P1042"/>
      <text:p text:style-name="P1043"><text:s text:c="4"/>// Calling the closure</text:p>
      <text:p text:style-name="P1044"><text:s text:c="4"/>return closure(args...)</text:p>
      <text:p text:style-name="P1045">}</text:p>
      <text:p text:style-name="First_20_paragraph">It also garbage collects those references after a RPC that has provided a closure has returned:</text:p>
      <text:p text:style-name="P1046">// If a closure is provided as an argument, handle it differently</text:p>
      <text:p text:style-name="P1047">if arg.Kind() == reflect.Func {</text:p>
      <text:p text:style-name="P1048"><text:s text:c="4"/>closureID, freeClosure, err := registerClosure(r.local.wrapper, arg.Interface())</text:p>
      <text:p text:style-name="P1049"><text:s text:c="4"/>// Freeing the closure after the RPC that has provided it is out of scope</text:p>
      <text:p text:style-name="P1050"><text:s text:c="4"/>defer freeClosure()</text:p>
      <text:p text:style-name="P1051"/>
      <text:p text:style-name="P1052"><text:s text:c="4"/>cmdArgs = append(cmdArgs, closureID)</text:p>
      <text:p text:style-name="P1053">}</text:p>
      <text:h text:style-name="Heading_20_3" text:outline-level="3"><text:bookmark-start text:name="rpc-calls"/>RPC Calls<text:bookmark-end text:name="rpc-calls"/></text:h>
      <text:p text:style-name="First_20_paragraph">As mentioned earlier, on the caller’s side, a placeholder struct representing the callee’s available RPCs is provided to the registry. Once the registry is linked to a connection, the placeholder struct’s methods are iterated over and the signatures are validated for compatibility with Dudirekta’s limitations. They are then implemented using and set using reflection:</text:p>
      <text:p text:style-name="P1054">// Iterating over the fields of the struct</text:p>
      <text:p text:style-name="P1055">for i := 0; i &lt; remote.NumField(); i++ {</text:p>
      <text:p text:style-name="P1056"><text:s text:c="4"/>functionField := remote.Type().Field(i)</text:p>
      <text:p text:style-name="P1057"><text:s text:c="4"/>functionType := functionField.Type</text:p>
      <text:p text:style-name="P1058"><text:s text:c="4"/>// ...</text:p>
      <text:p text:style-name="P1059"/>
      <text:p text:style-name="P1060"><text:s text:c="4"/>// Validating that the requirements for the return values are met</text:p>
      <text:p text:style-name="P1061"><text:s text:c="4"/>if functionType.NumOut() &lt;= 0 || functionType.NumOut() &gt; 2 {</text:p>
      <text:p text:style-name="P1062"><text:s text:c="8"/>return ErrInvalidReturn</text:p>
      <text:p text:style-name="P1063"><text:s text:c="4"/>}</text:p>
      <text:p text:style-name="P1064"><text:s text:c="4"/>// ...</text:p>
      <text:p text:style-name="P1065"/>
      <text:p text:style-name="P1066"><text:s text:c="4"/>// Validating that the requirements for the arguments are met</text:p>
      <text:p text:style-name="P1067"><text:s text:c="4"/>if functionType.NumIn() &lt; 1 {</text:p>
      <text:p text:style-name="P1068"><text:s text:c="8"/>return ErrInvalidArgs</text:p>
      <text:p text:style-name="P1069"><text:s text:c="4"/>}</text:p>
      <text:p text:style-name="P1070"><text:s text:c="4"/>// ...</text:p>
      <text:p text:style-name="P1071"/>
      <text:p text:style-name="P1072"><text:s text:c="4"/>// Using reflection to set the method's implementations</text:p>
      <text:p text:style-name="P1073"><text:s text:c="4"/>remote.</text:p>
      <text:p text:style-name="P1074"><text:s text:c="8"/>FieldByName(functionField.Name).</text:p>
      <text:p text:style-name="P1075"><text:s text:c="8"/>Set(r.makeRPC( // Creating the actual RPC implementation</text:p>
      <text:p text:style-name="P1076"><text:s text:c="12"/>functionField.Name,</text:p>
      <text:p text:style-name="P1077"><text:s text:c="12"/>functionType,</text:p>
      <text:p text:style-name="P1078"><text:s text:c="12"/>errs,</text:p>
      <text:p text:style-name="P1079"><text:s text:c="12"/>conn,</text:p>
      <text:p text:style-name="P1080"><text:s text:c="12"/>responseResolver,</text:p>
      <text:p text:style-name="P1081"><text:s text:c="8"/>))</text:p>
      <text:p text:style-name="P1082">}</text:p>
      <text:p text:style-name="First_20_paragraph">These implementations simply marshal and unmarshal the function calls into Dudirekta’s JSONL protocol upon being called, effectively functioning as transparent proxies to the remote implementations; it is at this point that unique call IDs are generated in order to be able to support concurrent RPCs:</text:p>
      <text:p text:style-name="P1083">// Creating the implementation method</text:p>
      <text:p text:style-name="P1084">reflect.MakeFunc(functionType, func(args []reflect.Value) (results []reflect.Value) {</text:p>
      <text:p text:style-name="P1085"><text:s text:c="8"/>// Generating a unique call ID</text:p>
      <text:p text:style-name="P1086"><text:s text:c="8"/>callID := uuid.NewString()</text:p>
      <text:p text:style-name="P1087"/>
      <text:p text:style-name="P1088"><text:s text:c="8"/>cmdArgs := []any{}</text:p>
      <text:p text:style-name="P1089"><text:s text:c="8"/>for i, arg := range args {</text:p>
      <text:p text:style-name="P1090"><text:s text:c="12"/>// Collecting the function arguments</text:p>
      <text:p text:style-name="P1091"><text:s text:c="8"/>}</text:p>
      <text:p text:style-name="P1092"/>
      <text:p text:style-name="P1093"><text:s text:c="8"/>// Marshalling the JSONL for the call</text:p>
      <text:p text:style-name="P1094"><text:s text:c="8"/>b, err := json.Marshal(cmd)</text:p>
      <text:p text:style-name="P1095"/>
      <text:p text:style-name="P1096"><text:s text:c="8"/>// Writing the JSONL to the remote</text:p>
      <text:p text:style-name="P1097"><text:s text:c="8"/>conn.Write(b)</text:p>
      <text:p text:style-name="P1098"><text:s text:c="8"/>// ...</text:p>
      <text:p text:style-name="P1099">})</text:p>
      <text:p text:style-name="First_20_paragraph">Once the remote has responded with a message containing the unique call ID, it unmarshals the return values, and returns from the implemented method:</text:p>
      <text:p text:style-name="P1100">// Spawning a new goroutine to handle the RPC return values</text:p>
      <text:p text:style-name="P1101">res := make(chan response)</text:p>
      <text:p text:style-name="P1102">go func() {</text:p>
      <text:p text:style-name="P1103"><text:s text:c="4"/>for {</text:p>
      <text:p text:style-name="P1104"><text:s text:c="8"/>// Waiting for a message with the correct call ID to be received over a broadcaster channel</text:p>
      <text:p text:style-name="P1105"><text:s text:c="8"/>msg := &lt;-l.Ch()</text:p>
      <text:p text:style-name="P1106"><text:s text:c="8"/>if msg.id == callID {</text:p>
      <text:p text:style-name="P1107"><text:s text:c="12"/>res &lt;- msg</text:p>
      <text:p text:style-name="P1108"/>
      <text:p text:style-name="P1109"><text:s text:c="12"/>return</text:p>
      <text:p text:style-name="P1110"><text:s text:c="8"/>}</text:p>
      <text:p text:style-name="P1111"><text:s text:c="4"/>}</text:p>
      <text:p text:style-name="P1112">}()</text:p>
      <text:p text:style-name="P1113">// ...</text:p>
      <text:p text:style-name="P1114"/>
      <text:p text:style-name="P1115">// Receiving the raw return values</text:p>
      <text:p text:style-name="P1116">rawReturnValue := &lt;-res:</text:p>
      <text:p text:style-name="P1117"/>
      <text:p text:style-name="P1118">// Unmarshalling, validating and returning the return values</text:p>
      <text:p text:style-name="First_20_paragraph">Closures are implemented similarly to this. If a closure is provided as a function argument, instead of marshing the argument and sending it as JSONL, the function is implemented by creating a “proxy” closure that calls the remote <text:span text:style-name="Source_Text">CallClosure</text:span> RPC, while reusing the same marshalling/unmarshalling logic as regular RPCs. Calling this virtual <text:span text:style-name="Source_Text">CallClosure</text:span> RPC is possible from both the client and the server because the protocol is bi-directional:</text:p>
      <text:p text:style-name="P1119">// If an argument is a function instead of a JSON-serializable value, handle it differently</text:p>
      <text:p text:style-name="P1120">if functionType.Kind() == reflect.Func {</text:p>
      <text:p text:style-name="P1121"><text:s text:c="4"/>// Create a closure proxy</text:p>
      <text:p text:style-name="P1122"><text:s text:c="4"/>arg := reflect.MakeFunc(functionType, func(args []reflect.Value) (results []reflect.Value) {</text:p>
      <text:p text:style-name="P1123"><text:s text:c="8"/>// ...</text:p>
      <text:p text:style-name="P1124"/>
      <text:p text:style-name="P1125"><text:s text:c="8"/>// A reference to the virtual `CallClosure` RPC</text:p>
      <text:p text:style-name="P1126"><text:s text:c="8"/>rpc := r.makeRPC(</text:p>
      <text:p text:style-name="P1127"><text:s text:c="12"/>"CallClosure",</text:p>
      <text:p text:style-name="P1128"><text:s text:c="12"/>// ...</text:p>
      <text:p text:style-name="P1129"><text:s text:c="8"/>)</text:p>
      <text:p text:style-name="P1130"/>
      <text:p text:style-name="P1131"><text:s text:c="8"/>// Continues with the same marshalling logic as regular function calls, then calls the virtual `CallClosure` RPC on the remote</text:p>
      <text:p text:style-name="P1132"><text:s text:c="4"/>})</text:p>
      <text:p text:style-name="P1133">}</text:p>
      <text:h text:style-name="Heading_20_3" text:outline-level="3"><text:bookmark-start text:name="adapter-for-mounts-and-migrations"/>Adapter for Mounts and Migrations<text:bookmark-end text:name="adapter-for-mounts-and-migrations"/></text:h>
      <text:p text:style-name="First_20_paragraph">As mentioned earlier, Dudirekta has a few limitations when it comes to the RPC signatures that are supported. This means that mount or migration backends can’t be provided directly to the registry and need to be wrapped using an adapter. To not have to duplicate this translation for the different backends, a generic adapter between the Dudirekta API and the <text:span text:style-name="Source_Text">go-nbd</text:span> backend (as well as the) interfaces exists:</text:p>
      <text:p text:style-name="P1134">func NewRPCBackend(</text:p>
      <text:p text:style-name="P1135"><text:s text:c="4"/>ctx context.Context, // Global context to be used for Dudirekta calls</text:p>
      <text:p text:style-name="P1136"><text:s text:c="4"/>remote *services.BackendRemote, // Dudirekta placeholder struct that is implemented by the registry</text:p>
      <text:p text:style-name="P1137">) *RPCBackend {</text:p>
      <text:p text:style-name="P1138"><text:s text:c="4"/>return &amp;RPCBackend{ctx, remote}</text:p>
      <text:p text:style-name="P1139">}</text:p>
      <text:p text:style-name="P1140"/>
      <text:p text:style-name="P1141">func (b *RPCBackend) ReadAt(p []byte, off int64) (n int, err error) {</text:p>
      <text:p text:style-name="P1142"><text:s text:c="4"/>// Calling the RPC</text:p>
      <text:p text:style-name="P1143"><text:s text:c="4"/>r, err := b.remote.ReadAt(b.ctx, len(p), off)</text:p>
      <text:p text:style-name="P1144"><text:s text:c="4"/>if err != nil {</text:p>
      <text:p text:style-name="P1145"><text:s text:c="8"/>return -1, err</text:p>
      <text:p text:style-name="P1146"><text:s text:c="4"/>}</text:p>
      <text:p text:style-name="P1147"/>
      <text:p text:style-name="P1148"><text:s text:c="4"/>// Making the result compatible with the `go-nbd` backend interface</text:p>
      <text:p text:style-name="P1149"><text:s text:c="4"/>n = r.N</text:p>
      <text:p text:style-name="P1150"><text:s text:c="4"/>copy(p, r.P)</text:p>
      <text:p text:style-name="P1151"/>
      <text:p text:style-name="P1152"><text:s text:c="4"/>return</text:p>
      <text:p text:style-name="P1153">}</text:p>
      <text:p text:style-name="P1154"/>
      <text:p text:style-name="P1155">// Same for all other mount/migration API methods</text:p>
      <text:section text:name="refs">
        <text:section text:name="ref-linux2023docs">
          <text:p text:style-name="First_20_paragraph">[1] T. kernel development community, “Quick start.” <text:a xlink:type="simple" xlink:href="https://www.kernel.org/doc/html/next/rust/quick-start.html" office:name=""><text:span text:style-name="Definition">https://www.kernel.org/doc/html/next/rust/quick-start.html</text:span></text:a>, 2023.</text:p>
        </text:section>
        <text:section text:name="ref-love2010linux">
          <text:p text:style-name="Text_20_body">[2] R. Love, <text:span text:style-name="T1">Linux kernel development</text:span>, 3rd ed. Pearson Education, Inc., 2010.</text:p>
        </text:section>
        <text:section text:name="ref-maurer2008professional">
          <text:p text:style-name="Text_20_body">[3] W. Mauerer, <text:span text:style-name="T1">Professional linux kernel architecture</text:span>. Indianapolis, IN: Wiley Publishing, Inc., 2008.</text:p>
        </text:section>
        <text:section text:name="ref-stevens2000advanced">
          <text:p text:style-name="Text_20_body">[4] W. R. Stevens, <text:span text:style-name="T1">Advanced programming in the UNIX environment</text:span>. Delhi: Addison Wesley Logman (Singapore) Pte Ltd., Indian Branch, 2000.</text:p>
        </text:section>
        <text:section text:name="ref-robbins2003unix">
          <text:p text:style-name="Text_20_body">[5] K. A. Robbins and S. Robbins, <text:span text:style-name="T1">Unix™ systems programming: Communication, concurrency, and threads</text:span>. Prentice Hall PTR, 2003.</text:p>
        </text:section>
        <text:section text:name="ref-stallings2010architecture">
          <text:p text:style-name="Text_20_body">[6] W. Stallings, <text:span text:style-name="T1">Computer organization and architecture: Designing for performance</text:span>. Upper Saddle River, New Jersey, 07458: Pearson Education, Inc., 2010.</text:p>
        </text:section>
        <text:section text:name="ref-smith1982cache">
          <text:p text:style-name="Text_20_body">[7] A. J. Smith, “Cache memories,” <text:span text:style-name="T1">ACM Comput. Surv.</text:span>, vol. 14, no. 3, pp. 473–530, Sep. 1982, doi: <text:a xlink:type="simple" xlink:href="https://doi.org/10.1145/356887.356892" office:name=""><text:span text:style-name="Definition">10.1145/356887.356892</text:span></text:a>.</text:p>
        </text:section>
        <text:section text:name="ref-barr2021offline">
          <text:p text:style-name="Text_20_body">[8] J. Barr, “New - offline tape migration using AWS snowball edge.” <text:a xlink:type="simple" xlink:href="https://aws.amazon.com/blogs/aws/new-offline-tape-migration-using-aws-snowball-edge/" office:name=""><text:span text:style-name="Definition">https://aws.amazon.com/blogs/aws/new-offline-tape-migration-using-aws-snowball-edge/</text:span></text:a>, 2021.</text:p>
        </text:section>
        <text:section text:name="ref-maruf2023memory">
          <text:p text:style-name="Text_20_body">[9]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0]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1] M. Gorman, <text:span text:style-name="T1">Understanding the linux virtual memory manager</text:span>. Upper Saddle River, New Jersey 07458: Pearson Education, Inc. Publishing as Prentice Hall Professional Technical Reference, 2004.</text:p>
        </text:section>
        <text:section text:name="ref-kernel2023suspend">
          <text:p text:style-name="Text_20_body">[12] T. K. D. Community, “Swap suspend,” 2023. <text:a xlink:type="simple" xlink:href="https://www.kernel.org/doc/html/latest/power/swsusp.html" office:name=""><text:span text:style-name="Definition">https://www.kernel.org/doc/html/latest/power/swsusp.html</text:span></text:a> (accessed Jul. 19, 2023).</text:p>
        </text:section>
        <text:section text:name="ref-silberschatz2018operating">
          <text:p text:style-name="Text_20_body">[13] A. Silberschatz, P. B. Galvin, and G. Gagne, <text:span text:style-name="T1">Operating system concepts</text:span>, 10th ed. Hoboken, NJ: Wiley, 2018.Available: <text:a xlink:type="simple" xlink:href="https://lccn.loc.gov/2017043464" office:name=""><text:span text:style-name="Definition">https://lccn.loc.gov/2017043464</text:span></text:a></text:p>
        </text:section>
        <text:section text:name="ref-choi2017mmap">
          <text:p text:style-name="Text_20_body">[14]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5]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text:p>
        </text:section>
        <text:section text:name="ref-postel1981tcp">
          <text:p text:style-name="Text_20_body">[16] “Transmission Control Protocol.” RFC 793; J. Postel, Sep. 1981. doi: <text:a xlink:type="simple" xlink:href="https://doi.org/10.17487/RFC0793" office:name=""><text:span text:style-name="Definition">10.17487/RFC0793</text:span></text:a>.</text:p>
        </text:section>
        <text:section text:name="ref-postel1980udp">
          <text:p text:style-name="Text_20_body">[17] “User Datagram Protocol.” RFC 768; J. Postel, Aug. 1980. doi: <text:a xlink:type="simple" xlink:href="https://doi.org/10.17487/RFC0768" office:name=""><text:span text:style-name="Definition">10.17487/RFC0768</text:span></text:a>.</text:p>
        </text:section>
        <text:section text:name="ref-rfc2021quic">
          <text:p text:style-name="Text_20_body">[18] J. Iyengar and M. Thomson, “QUIC: A UDP-Based Multiplexed and Secure Transport.” RFC 9000; RFC Editor, May 2021. doi: <text:a xlink:type="simple" xlink:href="https://doi.org/10.17487/RFC9000" office:name=""><text:span text:style-name="Definition">10.17487/RFC9000</text:span></text:a>.</text:p>
        </text:section>
        <text:section text:name="ref-langley2017quic">
          <text:p text:style-name="Text_20_body">[19] A. Langley <text:span text:style-name="T1">et al.</text:span>, “The QUIC transport protocol: Design and internet-scale deployment,” in <text:span text:style-name="T1">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0] H. Xiao <text:span text:style-name="T1">et al.</text:span>, “Towards web-based delta synchronization for cloud storage services,” in <text:span text:style-name="T1">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libfuse2020example">
          <text:p text:style-name="Text_20_body">[21] T. libfuse authors, “FUSE minimal example filesystem using high-level API.” <text:a xlink:type="simple" xlink:href="https://github.com/libfuse/libfuse/blob/master/example/hello.c" office:name=""><text:span text:style-name="Definition">https://github.com/libfuse/libfuse/blob/master/example/hello.c</text:span></text:a>, 2020.</text:p>
        </text:section>
        <text:section text:name="ref-vangoor2017fuse">
          <text:p text:style-name="Text_20_body">[22] B. K. R. Vangoor, V. Tarasov, and E. Zadok, “To FUSE or not to FUSE: Performance of User-Space file systems,” in <text:span text:style-name="T1">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gaul2023s3fs">
          <text:p text:style-name="Text_20_body">[23] A. Gaul, T. Nakatani, and @rrizun, “s3fs: FUSE-based file system backed by amazon S3.” <text:a xlink:type="simple" xlink:href="https://github.com/s3fs-fuse/s3fs-fuse" office:name=""><text:span text:style-name="Definition">https://github.com/s3fs-fuse/s3fs-fuse</text:span></text:a>, 2023.</text:p>
        </text:section>
        <text:section text:name="ref-libfuse2022sshfs">
          <text:p text:style-name="Text_20_body">[24] T. libfuse authors, “SSHFS: A network filesystem client to connect to SSH servers.” <text:a xlink:type="simple" xlink:href="https://github.com/libfuse/sshfs" office:name=""><text:span text:style-name="Definition">https://github.com/libfuse/sshfs</text:span></text:a>, 2022.</text:p>
        </text:section>
        <text:section text:name="ref-blake2023nbd">
          <text:p text:style-name="Text_20_body">[25] E. Blake, W. Verhelst, and other NBD maintainers, “The NBD protocol.” <text:a xlink:type="simple" xlink:href="https://github.com/NetworkBlockDevice/nbd/blob/master/doc/proto.md" office:name=""><text:span text:style-name="Definition">https://github.com/NetworkBlockDevice/nbd/blob/master/doc/proto.md</text:span></text:a>, Apr. 2023.</text:p>
        </text:section>
        <text:section text:name="ref-clements2013nbd">
          <text:p text:style-name="Text_20_body">[26] P. Clements, “[PATCH] nbd: Increase default and max request sizes.” <text:a xlink:type="simple" xlink:href="https://lore.kernel.org/lkml/20130402194120.54043222C0@clements/" office:name=""><text:span text:style-name="Definition">https://lore.kernel.org/lkml/20130402194120.54043222C0@clements/</text:span></text:a>, Apr. 02, 2013.</text:p>
        </text:section>
        <text:section text:name="ref-verhelst2023nbdclient">
          <text:p text:style-name="Text_20_body">[27] W. Verhelst, <text:span text:style-name="T1">Nbd-client man page</text:span>. 2023.Available: <text:a xlink:type="simple" xlink:href="https://manpages.ubuntu.com/manpages/lunar/en/man8/nbd-client.8.html" office:name=""><text:span text:style-name="Definition">https://manpages.ubuntu.com/manpages/lunar/en/man8/nbd-client.8.html</text:span></text:a></text:p>
        </text:section>
        <text:section text:name="ref-he2016migration">
          <text:p text:style-name="Text_20_body">[28] S. He, C. Hu, B. Shi, T. Wo, and B. Li, “Optimizing virtual machine live migration without shared storage in hybrid clouds,” in <text:span text:style-name="T1">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9] A. Baruchi, E. Toshimi Midorikawa, and L. Matsumoto Sato, “Reducing virtual machine live migration overhead via workload analysis,” <text:span text:style-name="T1">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30] T. Akidau, S. Chernyak, and R. Lax, <text:span text:style-name="T1">Streaming systems</text:span>. Sebastopol, CA: O’Reilly Media, Inc., 2018.</text:p>
        </text:section>
        <text:section text:name="ref-peek1994unix">
          <text:p text:style-name="Text_20_body">[31] J. D. Peek, <text:span text:style-name="T1">UNIX power tools</text:span>. Sebastopol, CA; New York: O’Reilly Associates; Bantam Books, 1994.</text:p>
        </text:section>
        <text:section text:name="ref-google2023grpc">
          <text:p text:style-name="Text_20_body">[32] gRPC Authors, “Introduction to gRPC.” 2023.Available: <text:a xlink:type="simple" xlink:href="https://grpc.io/docs/what-is-grpc/introduction/" office:name=""><text:span text:style-name="Definition">https://grpc.io/docs/what-is-grpc/introduction/</text:span></text:a></text:p>
        </text:section>
        <text:section text:name="ref-redis2023introduction">
          <text:p text:style-name="Text_20_body">[33] Redis Ltd, “Introduction to redis.” <text:a xlink:type="simple" xlink:href="https://redis.io/docs/about/" office:name=""><text:span text:style-name="Definition">https://redis.io/docs/about/</text:span></text:a>, 2023.</text:p>
        </text:section>
        <text:section text:name="ref-redis2023pubsub">
          <text:p text:style-name="Text_20_body">[34] Redis Ltd, “Redis pub/sub.” <text:a xlink:type="simple" xlink:href="https://redis.io/docs/interact/pubsub/" office:name=""><text:span text:style-name="Definition">https://redis.io/docs/interact/pubsub/</text:span></text:a>, 2023.</text:p>
        </text:section>
        <text:section text:name="ref-aws2023s3">
          <text:p text:style-name="Text_20_body">[35] Amazon Web Services, Inc, “What is amazon S3?” <text:a xlink:type="simple" xlink:href="https://docs.aws.amazon.com/AmazonS3/latest/userguide/Welcome.html" office:name=""><text:span text:style-name="Definition">https://docs.aws.amazon.com/AmazonS3/latest/userguide/Welcome.html</text:span></text:a>, 2023.</text:p>
        </text:section>
        <text:section text:name="ref-minio2023coreadmin">
          <text:p text:style-name="Text_20_body">[36] MinIO, Inc, “Core administration concepts.” <text:a xlink:type="simple" xlink:href="https://min.io/docs/minio/kubernetes/upstream/administration/concepts.html" office:name=""><text:span text:style-name="Definition">https://min.io/docs/minio/kubernetes/upstream/administration/concepts.html</text:span></text:a>, 2023.</text:p>
        </text:section>
        <text:section text:name="ref-lakshman2010cassandra">
          <text:p text:style-name="Text_20_body">[37] A. Lakshman and P. Malik, “Cassandra: A decentralized structured storage system,” <text:span text:style-name="T1">SIGOPS Oper. Syst. Rev.</text:span>, vol. 44, no. 2, pp. 35–40, Apr. 2010, doi: <text:a xlink:type="simple" xlink:href="https://doi.org/10.1145/1773912.1773922" office:name=""><text:span text:style-name="Definition">10.1145/1773912.1773922</text:span></text:a>.</text:p>
        </text:section>
        <text:section text:name="ref-grabowski2021scylladb">
          <text:p text:style-name="Text_20_body">[38]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corbet2015linux43">
          <text:p text:style-name="Text_20_body">[39] J. Corbet, “4.3 merge window, part 2.” <text:a xlink:type="simple" xlink:href="https://lwn.net/Articles/656731/" office:name=""><text:span text:style-name="Definition">https://lwn.net/Articles/656731/</text:span></text:a>, 2015.Available: <text:a xlink:type="simple" xlink:href="https://lwn.net/Articles/656731/" office:name=""><text:span text:style-name="Definition">https://lwn.net/Articles/656731/</text:span></text:a></text:p>
        </text:section>
        <text:section text:name="ref-pojtinger2022stfstests">
          <text:p text:style-name="Text_20_body">[40] F. Pojtinger, “STFS file system unit tests.” <text:a xlink:type="simple" xlink:href="https://github.com/pojntfx/stfs/blob/main/pkg/fs/filesystem_test.go" office:name=""><text:span text:style-name="Definition">https://github.com/pojntfx/stfs/blob/main/pkg/fs/filesystem_test.go</text:span></text:a>, 2022.</text:p>
        </text:section>
        <text:section text:name="ref-francia2023afero">
          <text:p text:style-name="Text_20_body">[41] S. Francia, “Fs interface - afero: A FileSystem abstraction system for go.” <text:a xlink:type="simple" xlink:href="https://pkg.go.dev/github.com/spf13/afero#Fs" office:name=""><text:span text:style-name="Definition">https://pkg.go.dev/github.com/spf13/afero#Fs</text:span></text:a>, 2023.</text:p>
        </text:section>
        <text:section text:name="ref-pojtinger2022stfs">
          <text:p text:style-name="Text_20_body">[42] F. Pojtinger, “STFS: Simple Tape File System, a file system for tapes and tar files.” <text:a xlink:type="simple" xlink:href="https://github.com/pojntfx/stfs" office:name=""><text:span text:style-name="Definition">https://github.com/pojntfx/stfs</text:span></text:a>, 2022.</text:p>
        </text:section>
        <text:section text:name="ref-waibel2022silefystem">
          <text:p text:style-name="Text_20_body">[43] J. Waibel and F. Pojtinger, “sile-fystem: A generic FUSE implementation.” <text:a xlink:type="simple" xlink:href="https://github.com/jakWai01/sile-fystem" office:name=""><text:span text:style-name="Definition">https://github.com/jakWai01/sile-fystem</text:span></text:a>, 2022.</text:p>
        </text:section>
        <text:section text:name="ref-grieger2015cgo">
          <text:p text:style-name="Text_20_body">[44] T. Grieger, “The cost and complexity of cgo.” Dec. 2015.Available: <text:a xlink:type="simple" xlink:href="https://www.cockroachlabs.com/blog/the-cost-and-complexity-of-cgo/" office:name=""><text:span text:style-name="Definition">https://www.cockroachlabs.com/blog/the-cost-and-complexity-of-cgo/</text:span></text:a></text:p>
        </text:section>
        <text:section text:name="ref-pojtinger2023weron">
          <text:p text:style-name="Text_20_body">[45] F. Pojtinger, “Weron: Overlay networks based on WebRTC.” <text:a xlink:type="simple" xlink:href="https://github.com/pojntfx/weron" office:name=""><text:span text:style-name="Definition">https://github.com/pojntfx/weron</text:span></text:a>, 2023.</text:p>
        </text:section>
        <text:section text:name="ref-linux2023nbd">
          <text:p text:style-name="Text_20_body">[46] T. L. K. Contributors, “NBD kernel module in the linux kernel source tree.” <text:a xlink:type="simple" xlink:href="https://git.kernel.org/pub/scm/linux/kernel/git/torvalds/linux.git/tree/drivers/block/nbd.c#n2592" office:name=""><text:span text:style-name="Definition">https://git.kernel.org/pub/scm/linux/kernel/git/torvalds/linux.git/tree/drivers/block/nbd.c#n2592</text:span></text:a>, 2023.</text:p>
        </text:section>
        <text:section text:name="ref-aguilera2018remoteregions">
          <text:p text:style-name="Text_20_body">[47] M. K. Aguilera <text:span text:style-name="T1">et al.</text:span>, “Remote regions: A simple abstraction for remote memory,” in <text:span text:style-name="T1">Proceedings of the 2018 USENIX conference on usenix annual technical conference</text:span>, 2018, pp. 775–787.</text:p>
        </text:section>
        <text:section text:name="ref-pojtinger2023dudirekta">
          <text:p text:style-name="Text_20_body">[48] F. Pojtinger, “Dudirekta: Transport-agnostic framework that allows exposing and calling functions on both clients and servers.” <text:a xlink:type="simple" xlink:href="https://github.com/pojntfx/dudirekta" office:name=""><text:span text:style-name="Definition">https://github.com/pojntfx/dudirekta</text:span></text:a>, 2023.</text:p>
        </text:section>
        <text:section text:name="ref-pojtinger2023dudirektawebrtc">
          <text:p text:style-name="Text_20_body">[49] F. Pojtinger, “Dudirekta: WebRTC transport layer example.” <text:a xlink:type="simple" xlink:href="https://github.com/pojntfx/dudirekta/blob/main/cmd/dudirekta-example-webrtc-peer/main.go" office:name=""><text:span text:style-name="Definition">https://github.com/pojntfx/dudirekta/blob/main/cmd/dudirekta-example-webrtc-peer/main.go</text:span></text:a>, 2023.</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dc:title>
    <dc:description/>
    <dc:subject>Efficient Synchronization of Linux Memory Regions over a Network: A Comparative Study and Implementation</dc:subject>
    <meta:keyword>Add keywords</meta:keyword>
    <dc:language>en-US</dc:language>
    <meta:initial-creator>Felicitas Pojtinger (Stuttgart Media University)</meta:initial-creator>
    <dc:creator>Felicitas Pojtinger (Stuttgart Media University)</dc:creator>
    <meta:creation-date>2023-07-22T21:58:09Z</meta:creation-date>
    <dc:date>2023-07-22T21:58:09Z</dc:date>
    <meta:user-defined meta:name="abstract" meta:value-type="string">TODO: Add abstract</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TODO: Add subtitle</meta:user-defined>
    <meta:user-defined meta:name="titlepage" meta:value-type="string">True</meta:user-defined>
    <meta:user-defined meta:name="toc" meta:value-type="string">True</meta:user-defined>
    <meta:user-defined meta:name="toc-own-page" meta:value-type="string">True</meta:user-defined>
  </office:meta>
</office:document-meta>
</file>